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7019806B54.jpg"/>
  <manifest:file-entry manifest:media-type="image/jpeg" manifest:full-path="Pictures/100000000000054C0000019DA8493AE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no-wrap" draw:shadow="hidden"/>
    </style:style>
    <style:style style:name="gr2" style:family="graphic" style:parent-style-name="standard">
      <style:graphic-properties draw:stroke="solid" svg:stroke-width="0.035cm" svg:stroke-color="#000000" draw:stroke-linejoin="miter" draw:fill="solid" draw:fill-color="#feffda" draw:textarea-horizontal-align="justify" draw:textarea-vertical-align="top" draw:auto-grow-height="true" fo:padding-top="0.13cm" fo:padding-bottom="0.13cm" fo:padding-left="0.25cm" fo:padding-right="0.25cm" fo:wrap-option="no-wrap" draw:shadow="hidden"/>
    </style:style>
    <style:style style:name="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4" style:family="graphic" style:parent-style-name="standard">
      <style:graphic-properties draw:stroke="solid" svg:stroke-width="0.079cm" svg:stroke-color="#427531"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6" style:family="graphic" style:parent-style-name="standard">
      <style:graphic-properties draw:stroke="solid" svg:stroke-width="0.035cm" svg:stroke-color="#000000" draw:stroke-linejoin="miter" draw:fill="solid" draw:fill-color="#00ff00" draw:textarea-horizontal-align="left" draw:textarea-vertical-align="top" draw:auto-grow-height="false" fo:padding-top="0.13cm" fo:padding-bottom="0.13cm" fo:padding-left="0.25cm" fo:padding-right="0.25cm" fo:wrap-option="no-wrap" draw:shadow="hidden" draw:shadow-offset-x="0.305cm" draw:shadow-offset-y="0.305cm" draw:shadow-color="#808080" draw:shadow-opacity="99%"/>
    </style:style>
    <style:style style:name="gr7"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draw:shadow-offset-x="0.305cm" draw:shadow-offset-y="0.305cm"/>
    </style:style>
    <style:style style:name="gr8" style:family="graphic" style:parent-style-name="standard">
      <style:graphic-properties draw:stroke="solid" svg:stroke-width="0.035cm" svg:stroke-color="#000000" draw:stroke-linejoin="miter" draw:fill="solid" draw:fill-color="#660066" draw:textarea-horizontal-align="left" draw:textarea-vertical-align="top" draw:auto-grow-height="false" fo:padding-top="0.13cm" fo:padding-bottom="0.13cm" fo:padding-left="0.25cm" fo:padding-right="0.25cm" fo:wrap-option="no-wrap" draw:shadow="hidden" draw:shadow-offset-x="0.305cm" draw:shadow-offset-y="0.305cm" draw:shadow-color="#808080" draw:shadow-opacity="99%"/>
    </style:style>
    <style:style style:name="gr9"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draw:shadow-offset-x="0.305cm" draw:shadow-offset-y="0.305cm"/>
    </style:style>
    <style:style style:name="gr10"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draw:shadow-offset-x="0.305cm" draw:shadow-offset-y="0.305cm"/>
    </style:style>
    <style:style style:name="gr11"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draw:shadow-offset-x="0.305cm" draw:shadow-offset-y="0.305cm"/>
    </style:style>
    <style:style style:name="gr12" style:family="graphic" style:parent-style-name="standard">
      <style:graphic-properties draw:stroke="solid" svg:stroke-width="0.035cm" svg:stroke-color="#000000" draw:stroke-linejoin="miter" draw:fill="solid" draw:fill-color="#800000" draw:textarea-horizontal-align="left" draw:textarea-vertical-align="top" draw:auto-grow-height="false" fo:padding-top="0.13cm" fo:padding-bottom="0.13cm" fo:padding-left="0.25cm" fo:padding-right="0.25cm" fo:wrap-option="no-wrap" draw:shadow="hidden" draw:shadow-offset-x="0.305cm" draw:shadow-offset-y="0.305cm" draw:shadow-color="#808080" draw:shadow-opacity="99%"/>
    </style:style>
    <style:style style:name="gr13"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draw:shadow-offset-x="0.305cm" draw:shadow-offset-y="0.305cm"/>
    </style:style>
    <style:style style:name="gr14" style:family="graphic" style:parent-style-name="standard">
      <style:graphic-properties draw:stroke="solid" svg:stroke-width="0.035cm" svg:stroke-color="#00ff00" draw:stroke-linejoin="miter" draw:fill="none" draw:fill-color="#ffffff" draw:textarea-horizontal-align="left" draw:textarea-vertical-align="middle" draw:auto-grow-height="false" fo:padding-top="0.13cm" fo:padding-bottom="0.13cm" fo:padding-left="0.25cm" fo:padding-right="0.25cm" fo:wrap-option="no-wrap" draw:shadow="visible" draw:shadow-offset-x="0.035cm" draw:shadow-offset-y="0.035cm" draw:shadow-color="#808080"/>
    </style:style>
    <style:style style:name="gr15"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draw:shadow-offset-x="0.305cm" draw:shadow-offset-y="0.305cm"/>
    </style:style>
    <style:style style:name="gr16"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17" style:family="graphic" style:parent-style-name="standard">
      <style:graphic-properties draw:stroke="dash" draw:stroke-dash="Dash_20_2" svg:stroke-width="0.035cm" svg:stroke-color="#000000" draw:marker-end="msArrowOvalEnd_20_5" draw:marker-end-width="0.21cm" draw:marker-end-center="tru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18" style:family="graphic" style:parent-style-name="standard">
      <style:graphic-properties draw:stroke="solid" svg:stroke-width="0.035cm" svg:stroke-color="#000000" draw:stroke-linejoin="miter" draw:fill="solid" draw:fill-color="#00ff00" draw:textarea-horizontal-align="left" draw:textarea-vertical-align="top" draw:auto-grow-height="false" fo:padding-top="0.13cm" fo:padding-bottom="0.13cm" fo:padding-left="0.25cm" fo:padding-right="0.25cm" fo:wrap-option="no-wrap" draw:shadow="hidden" draw:shadow-offset-x="0cm" draw:shadow-offset-y="0cm" draw:shadow-color="#808080" draw:shadow-opacity="99%"/>
    </style:style>
    <style:style style:name="gr19"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draw:shadow-offset-x="0cm" draw:shadow-offset-y="0cm"/>
    </style:style>
    <style:style style:name="gr20" style:family="graphic" style:parent-style-name="standard">
      <style:graphic-properties draw:stroke="dash" draw:stroke-dash="Dash_20_3" svg:stroke-width="0.035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offset-x="0cm" draw:shadow-offset-y="0cm"/>
    </style:style>
    <style:style style:name="gr21"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2" style:family="graphic" style:parent-style-name="standard">
      <style:graphic-properties draw:stroke="solid" svg:stroke-width="0.035cm" svg:stroke-color="#000000" draw:stroke-linejoin="miter" draw:fill="solid" draw:fill-color="#800000" draw:textarea-horizontal-align="left" draw:textarea-vertical-align="top" draw:auto-grow-height="false" fo:padding-top="0.13cm" fo:padding-bottom="0.13cm" fo:padding-left="0.25cm" fo:padding-right="0.25cm" fo:wrap-option="no-wrap" draw:shadow="hidden" draw:shadow-color="#808080" draw:shadow-opacity="99%"/>
    </style:style>
    <style:style style:name="gr23" style:family="graphic" style:parent-style-name="standard" style:list-style-name="L14">
      <style:graphic-properties draw:stroke="none" draw:fill="none" draw:fill-color="#ffffff" draw:fill-image-width="0cm" draw:fill-image-height="0cm" draw:textarea-horizontal-align="justify" draw:textarea-vertical-align="top" draw:auto-grow-height="true" fo:padding-top="0.13cm" fo:padding-bottom="0.13cm" fo:padding-left="0.25cm" fo:padding-right="0.25cm" fo:wrap-option="no-wrap" draw:shadow="hidden" draw:shadow-offset-x="0cm" draw:shadow-offset-y="0cm"/>
    </style:style>
    <style:style style:name="gr24" style:family="graphic" style:parent-style-name="standard">
      <style:graphic-properties draw:stroke="dash" draw:stroke-dash="Dash_20_3" svg:stroke-width="0.035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25"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6" style:family="graphic" style:parent-style-name="standard">
      <style:graphic-properties draw:stroke="dash" draw:stroke-dash="Dash_20_2"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27"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8"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9"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30"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31"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32"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33"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4"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5"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36"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37" style:family="graphic" style:parent-style-name="standard">
      <style:graphic-properties draw:stroke="solid" svg:stroke-width="0.035cm" svg:stroke-color="#000000" draw:stroke-linejoin="miter" draw:fill="solid" draw:fill-color="#ffffff" draw:textarea-horizontal-align="left" draw:textarea-vertical-align="top" draw:auto-grow-height="false" fo:padding-top="0.13cm" fo:padding-bottom="0.13cm" fo:padding-left="0.25cm" fo:padding-right="0.25cm" fo:wrap-option="no-wrap" draw:shadow="hidden" draw:shadow-offset-x="0.035cm" draw:shadow-offset-y="0.035cm" draw:shadow-color="#808080"/>
    </style:style>
    <style:style style:name="gr38"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9" style:family="graphic" style:parent-style-name="standard">
      <style:graphic-properties draw:stroke="solid" svg:stroke-width="0.035cm" svg:stroke-color="#000000" draw:stroke-linejoin="miter" draw:fill="solid" draw:fill-color="#ffffff" draw:textarea-horizontal-align="justify" draw:textarea-vertical-align="top" draw:auto-grow-height="true" fo:padding-top="0.13cm" fo:padding-bottom="0.13cm" fo:padding-left="0.25cm" fo:padding-right="0.25cm" fo:wrap-option="wrap" draw:shadow="hidden"/>
    </style:style>
    <style:style style:name="gr40" style:family="graphic" style:parent-style-name="standard">
      <style:graphic-properties draw:stroke="solid" svg:stroke-width="0.035cm" svg:stroke-color="#000000" draw:stroke-linejoin="miter" draw:fill="solid" draw:fill-color="#ffffff" draw:textarea-horizontal-align="justify" draw:textarea-vertical-align="top" draw:auto-grow-height="true" fo:padding-top="0.13cm" fo:padding-bottom="0.13cm" fo:padding-left="0.25cm" fo:padding-right="0.25cm" fo:wrap-option="no-wrap" draw:shadow="hidden"/>
    </style:style>
    <style:style style:name="gr41" style:family="graphic" style:parent-style-name="standard">
      <style:graphic-properties draw:stroke="solid" svg:stroke-width="0.044cm" svg:stroke-color="#ff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2" style:family="graphic" style:parent-style-name="standard">
      <style:graphic-properties draw:stroke="solid" svg:stroke-width="0.044cm" svg:stroke-color="#ff0000" draw:stroke-linejoin="miter" draw:fill="none" draw:fill-color="#ffffff" draw:textarea-horizontal-align="justify" draw:textarea-vertical-align="top" draw:auto-grow-height="true" fo:padding-top="0.13cm" fo:padding-bottom="0.13cm" fo:padding-left="0.25cm" fo:padding-right="0.25cm" fo:wrap-option="no-wrap" draw:shadow="hidden"/>
    </style:style>
    <style:style style:name="gr43" style:family="graphic" style:parent-style-name="standard">
      <style:graphic-properties draw:stroke="solid" svg:stroke-width="0.035cm" svg:stroke-color="#ff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4" style:family="graphic" style:parent-style-name="standard">
      <style:graphic-properties draw:stroke="solid" svg:stroke-width="0.035cm" svg:stroke-color="#ff0000" draw:stroke-linejoin="miter" draw:fill="solid" draw:fill-color="#ffffff" draw:textarea-horizontal-align="justify" draw:textarea-vertical-align="top" draw:auto-grow-height="true" fo:padding-top="0.13cm" fo:padding-bottom="0.13cm" fo:padding-left="0.25cm" fo:padding-right="0.25cm" fo:wrap-option="no-wrap" draw:shadow="hidden"/>
    </style:style>
    <style:style style:name="gr45" style:family="graphic" style:parent-style-name="standard">
      <style:graphic-properties draw:stroke="solid" svg:stroke-width="0.035cm" svg:stroke-color="#000000" draw:stroke-linejoin="miter" draw:fill="solid" draw:fill-color="#ccffcc" draw:textarea-horizontal-align="justify" draw:textarea-vertical-align="top" draw:auto-grow-height="false" fo:padding-top="0.13cm" fo:padding-bottom="0.13cm" fo:padding-left="0.25cm" fo:padding-right="0.25cm" fo:wrap-option="no-wrap" draw:shadow="hidden"/>
    </style:style>
    <style:style style:name="gr46"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47" style:family="graphic" style:parent-style-name="standard">
      <style:graphic-properties draw:stroke="solid" svg:stroke-width="0.026cm" svg:stroke-color="#000000" draw:stroke-linejoin="miter" draw:fill="solid" draw:fill-color="#ffffcc" draw:textarea-horizontal-align="left" draw:textarea-vertical-align="top" draw:auto-grow-height="false" fo:padding-top="0.13cm" fo:padding-bottom="0.13cm" fo:padding-left="0.25cm" fo:padding-right="0.25cm" fo:wrap-option="no-wrap" draw:shadow="hidden"/>
    </style:style>
    <style:style style:name="gr48" style:family="graphic" style:parent-style-name="standard">
      <style:graphic-properties draw:stroke="solid" svg:stroke-width="0.026cm" svg:stroke-color="#000000" draw:stroke-linejoin="miter" draw:fill="solid" draw:fill-color="#ccffcc" draw:textarea-horizontal-align="left" draw:textarea-vertical-align="top" draw:auto-grow-height="false" fo:padding-top="0.13cm" fo:padding-bottom="0.13cm" fo:padding-left="0.25cm" fo:padding-right="0.25cm" fo:wrap-option="no-wrap" draw:shadow="hidden"/>
    </style:style>
    <style:style style:name="gr49" style:family="graphic" style:parent-style-name="standard">
      <style:graphic-properties draw:stroke="solid" svg:stroke-width="0.035cm" svg:stroke-color="#000000" draw:stroke-linejoin="miter" draw:fill="solid" draw:fill-color="#feffda" draw:textarea-horizontal-align="justify" draw:textarea-vertical-align="top" draw:auto-grow-height="true" fo:padding-top="0.13cm" fo:padding-bottom="0.13cm" fo:padding-left="0.25cm" fo:padding-right="0.25cm" fo:wrap-option="no-wrap" draw:shadow="visible" draw:shadow-offset-x="0.035cm" draw:shadow-offset-y="0.035cm" draw:shadow-color="#808080"/>
    </style:style>
    <style:style style:name="gr50" style:family="graphic" style:parent-style-name="standard">
      <style:graphic-properties draw:stroke="solid" svg:stroke-width="0.026cm" svg:stroke-color="#000000" draw:stroke-linejoin="miter" draw:fill="solid" draw:fill-color="#ffffff" draw:textarea-horizontal-align="justify" draw:textarea-vertical-align="top" draw:auto-grow-height="true" fo:padding-top="0.13cm" fo:padding-bottom="0.13cm" fo:padding-left="0.25cm" fo:padding-right="0.25cm" fo:wrap-option="wrap" draw:shadow="hidden"/>
    </style:style>
    <style:style style:name="gr51" style:family="graphic" style:parent-style-name="standard">
      <style:graphic-properties draw:stroke="solid" svg:stroke-width="0.035cm" svg:stroke-color="#000000" draw:stroke-linejoin="miter" draw:fill="solid" draw:fill-color="#00ff00" draw:textarea-horizontal-align="left" draw:textarea-vertical-align="top" draw:auto-grow-height="false" fo:padding-top="0.13cm" fo:padding-bottom="0.13cm" fo:padding-left="0.25cm" fo:padding-right="0.25cm" fo:wrap-option="no-wrap" draw:shadow="hidden" draw:shadow-color="#808080" draw:shadow-opacity="99%"/>
    </style:style>
    <style:style style:name="gr52"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53" style:family="graphic" style:parent-style-name="standard">
      <style:graphic-properties draw:stroke="solid" svg:stroke-width="0.035cm" svg:stroke-color="#000000" draw:stroke-linejoin="miter" draw:fill="solid" draw:fill-color="#800080" draw:textarea-horizontal-align="left" draw:textarea-vertical-align="top" draw:auto-grow-height="false" fo:padding-top="0.13cm" fo:padding-bottom="0.13cm" fo:padding-left="0.25cm" fo:padding-right="0.25cm" fo:wrap-option="no-wrap" draw:shadow="hidden" draw:shadow-color="#808080" draw:shadow-opacity="99%"/>
    </style:style>
    <style:style style:name="gr54"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55"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56" style:family="graphic" style:parent-style-name="standard">
      <style:graphic-properties draw:stroke="solid" svg:stroke-width="0.035cm" svg:stroke-color="#00ff00"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808080"/>
    </style:style>
    <style:style style:name="gr57" style:family="graphic" style:parent-style-name="standard">
      <style:graphic-properties draw:stroke="dash" draw:stroke-dash="Dash_20_2" svg:stroke-width="0.035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58" style:family="graphic" style:parent-style-name="standard">
      <style:graphic-properties draw:stroke="dash" draw:stroke-dash="Dash_20_2" svg:stroke-width="0.035cm" svg:stroke-color="#000000" draw:marker-start="msArrowEnd_20_5" draw:marker-start-width="0.21cm" draw:marker-start-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59"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60" style:family="graphic" style:parent-style-name="standard">
      <style:graphic-properties draw:stroke="solid" svg:stroke-width="0.035cm" svg:stroke-color="#000000" draw:stroke-linejoin="miter" draw:fill="solid" draw:fill-color="#660066" draw:textarea-horizontal-align="left" draw:textarea-vertical-align="top" draw:auto-grow-height="false" fo:padding-top="0.13cm" fo:padding-bottom="0.13cm" fo:padding-left="0.25cm" fo:padding-right="0.25cm" fo:wrap-option="no-wrap" draw:shadow="hidden" draw:shadow-color="#808080" draw:shadow-opacity="99%"/>
    </style:style>
    <style:style style:name="gr61"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62"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63"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64"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65"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66"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67"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68"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69"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70"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71"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72"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73" style:family="graphic" style:parent-style-name="standard">
      <style:graphic-properties draw:stroke="solid" svg:stroke-width="0.035cm" svg:stroke-color="#8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hadow-opacity="99%"/>
    </style:style>
    <style:style style:name="gr74" style:family="graphic" style:parent-style-name="standard" style:list-style-name="L14">
      <style:graphic-properties draw:stroke="solid" svg:stroke-width="0.026cm" svg:stroke-color="#000000" draw:stroke-linejoin="miter" draw:fill="solid" draw:fill-color="#800000" draw:textarea-horizontal-align="justify" draw:textarea-vertical-align="top" draw:auto-grow-height="true" fo:padding-top="0.13cm" fo:padding-bottom="0.13cm" fo:padding-left="0.25cm" fo:padding-right="0.25cm" fo:wrap-option="no-wrap" draw:shadow="hidden"/>
    </style:style>
    <style:style style:name="gr75" style:family="graphic" style:parent-style-name="standard">
      <style:graphic-properties draw:stroke="solid" svg:stroke-width="0.035cm" svg:stroke-color="#000000" draw:stroke-linejoin="miter" draw:fill="solid" draw:fill-color="#800080" draw:textarea-horizontal-align="left" draw:textarea-vertical-align="middle" draw:auto-grow-height="false" fo:padding-top="0.13cm" fo:padding-bottom="0.13cm" fo:padding-left="0.25cm" fo:padding-right="0.25cm" fo:wrap-option="no-wrap" draw:shadow="hidden" draw:shadow-color="#808080" draw:shadow-opacity="99%"/>
    </style:style>
    <style:style style:name="gr76" style:family="graphic" style:parent-style-name="standard" style:list-style-name="L14">
      <style:graphic-properties draw:stroke="none" draw:fill="none" draw:fill-color="#ffffff" draw:textarea-horizontal-align="justify" draw:textarea-vertical-align="middle" draw:auto-grow-height="true" fo:padding-top="0.13cm" fo:padding-bottom="0.13cm" fo:padding-left="0.25cm" fo:padding-right="0.25cm" fo:wrap-option="no-wrap" draw:shadow="hidden"/>
    </style:style>
    <style:style style:name="gr77"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78" style:family="graphic" style:parent-style-name="standard" style:list-style-name="L14">
      <style:graphic-properties draw:stroke="none" draw:fill="solid" draw:fill-color="#800000" draw:textarea-horizontal-align="justify" draw:textarea-vertical-align="top" draw:auto-grow-height="true" fo:padding-top="0.13cm" fo:padding-bottom="0.13cm" fo:padding-left="0.25cm" fo:padding-right="0.25cm" fo:wrap-option="no-wrap" draw:shadow="hidden"/>
    </style:style>
    <style:style style:name="gr79" style:family="graphic" style:parent-style-name="standard" style:list-style-name="L14">
      <style:graphic-properties draw:stroke="none" draw:fill="solid" draw:fill-color="#800000" draw:textarea-horizontal-align="justify" draw:textarea-vertical-align="top" draw:auto-grow-height="true" fo:padding-top="0.13cm" fo:padding-bottom="0.13cm" fo:padding-left="0.25cm" fo:padding-right="0.25cm" fo:wrap-option="no-wrap" draw:shadow="hidden"/>
    </style:style>
    <style:style style:name="gr80"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81"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82"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83"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84"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85"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86"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87"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88"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89"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90"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91"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92"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93"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94"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95" style:family="graphic" style:parent-style-name="standard" style:list-style-name="L14">
      <style:graphic-properties draw:stroke="none" draw:fill="solid" draw:fill-color="#800000" draw:textarea-horizontal-align="justify" draw:textarea-vertical-align="top" draw:auto-grow-height="true" fo:padding-top="0.13cm" fo:padding-bottom="0.13cm" fo:padding-left="0.25cm" fo:padding-right="0.25cm" fo:wrap-option="no-wrap" draw:shadow="hidden"/>
    </style:style>
    <style:style style:name="gr96" style:family="graphic" style:parent-style-name="standard">
      <style:graphic-properties draw:stroke="solid" svg:stroke-width="0.035cm" svg:stroke-color="#800000" draw:stroke-linejoin="miter" draw:fill="solid" draw:fill-color="#800000" draw:textarea-horizontal-align="left" draw:textarea-vertical-align="top" draw:auto-grow-height="false" fo:padding-top="0.13cm" fo:padding-bottom="0.13cm" fo:padding-left="0.25cm" fo:padding-right="0.25cm" fo:wrap-option="no-wrap" draw:shadow="hidden" draw:shadow-color="#808080" draw:shadow-opacity="99%"/>
    </style:style>
    <style:style style:name="gr97"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98"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99"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00" style:family="graphic" style:parent-style-name="standard">
      <style:graphic-properties draw:stroke="solid" svg:stroke-width="0.035cm" svg:stroke-color="#000000" draw:stroke-linejoin="miter" draw:fill="solid" draw:fill-color="#feffda" draw:textarea-horizontal-align="justify" draw:textarea-vertical-align="top" draw:auto-grow-height="false" fo:padding-top="0.13cm" fo:padding-bottom="0.13cm" fo:padding-left="0.25cm" fo:padding-right="0.25cm" fo:wrap-option="no-wrap" draw:shadow="hidden"/>
    </style:style>
    <style:style style:name="gr101" style:family="graphic" style:parent-style-name="standard">
      <style:graphic-properties draw:stroke="solid" svg:stroke-width="0.026cm" svg:stroke-color="#000000" draw:stroke-linejoin="miter" draw:fill="solid" draw:fill-color="#ffffff" draw:textarea-horizontal-align="justify" draw:textarea-vertical-align="top" draw:auto-grow-height="true" fo:padding-top="0.13cm" fo:padding-bottom="0.13cm" fo:padding-left="0.25cm" fo:padding-right="0.25cm" fo:wrap-option="no-wrap" draw:shadow="hidden"/>
    </style:style>
    <style:style style:name="gr102"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03"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104" style:family="graphic" style:parent-style-name="standard" style:list-style-name="L14">
      <style:graphic-properties draw:stroke="none" draw:fill="solid" draw:fill-color="#800000" draw:textarea-horizontal-align="justify" draw:textarea-vertical-align="top" draw:auto-grow-height="true" fo:padding-top="0.13cm" fo:padding-bottom="0.13cm" fo:padding-left="0.25cm" fo:padding-right="0.25cm" fo:wrap-option="no-wrap" draw:shadow="hidden"/>
    </style:style>
    <style:style style:name="gr105" style:family="graphic" style:parent-style-name="standard" style:list-style-name="L14">
      <style:graphic-properties draw:stroke="none" draw:fill="solid" draw:fill-color="#800000" draw:textarea-horizontal-align="justify" draw:textarea-vertical-align="top" draw:auto-grow-height="true" fo:padding-top="0.13cm" fo:padding-bottom="0.13cm" fo:padding-left="0.25cm" fo:padding-right="0.25cm" fo:wrap-option="no-wrap" draw:shadow="hidden"/>
    </style:style>
    <style:style style:name="gr106"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107"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108"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09" style:family="graphic" style:parent-style-name="standard">
      <style:graphic-properties draw:stroke="solid" svg:stroke-width="0.035cm" svg:stroke-color="#000000" draw:marker-end="msArrowOvalEnd_20_5" draw:marker-end-width="0.21cm" draw:marker-end-center="tru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110"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11"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12"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13"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14"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15"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16"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17"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18"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19"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20"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21"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22"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23"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24"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25"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26"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27"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28"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29"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30"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31"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32"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33" style:family="graphic" style:parent-style-name="standard" style:list-style-name="L14">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34" style:family="graphic" style:parent-style-name="standard" style:list-style-name="L1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35"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36"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37"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pr1" style:family="presentation" style:parent-style-name="Title1-title">
      <style:graphic-properties draw:stroke="none" draw:fill="none" draw:fill-color="#bbe0e3" draw:textarea-horizontal-align="justify" draw:textarea-vertical-align="middle" draw:auto-grow-height="true" draw:auto-grow-width="false" fo:min-height="2.922cm" fo:min-width="0cm" fo:padding-top="0.127cm" fo:padding-bottom="0.127cm" fo:padding-left="0.254cm" fo:padding-right="0.254cm" fo:wrap-option="no-wrap" draw:shadow="hidden" draw:shadow-color="#808080"/>
    </style:style>
    <style:style style:name="pr2" style:family="presentation" style:parent-style-name="Title1-subtitle">
      <style:graphic-properties draw:stroke="none" draw:fill="none" draw:fill-color="#bbe0e3" draw:textarea-horizontal-align="justify" draw:textarea-vertical-align="top" draw:auto-grow-height="true" draw:auto-grow-width="false" fo:min-height="4.616cm" fo:min-width="0cm" fo:padding-top="0.127cm" fo:padding-bottom="0.127cm" fo:padding-left="0.254cm" fo:padding-right="0.254cm" fo:wrap-option="no-wrap" draw:shadow="hidden" draw:shadow-color="#808080"/>
    </style:style>
    <style:style style:name="pr3" style:family="presentation" style:parent-style-name="Title1-notes">
      <style:graphic-properties draw:stroke="none" draw:fill="none" draw:fill-color="#ffffff" draw:auto-grow-height="true" fo:min-height="12.001cm" draw:shadow="hidden"/>
    </style:style>
    <style:style style:name="pr4" style:family="presentation" style:parent-style-name="Default-title">
      <style:graphic-properties draw:stroke="none" draw:fill="none" draw:fill-color="#bbe0e3" draw:textarea-horizontal-align="justify" draw:textarea-vertical-align="top" draw:auto-grow-height="true" draw:auto-grow-width="false" fo:min-height="2.499cm" fo:min-width="0cm" fo:padding-top="0.127cm" fo:padding-bottom="0.127cm" fo:padding-left="0.254cm" fo:padding-right="0.254cm" fo:wrap-option="no-wrap" draw:shadow="hidden"/>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no-wrap" draw:shadow="hidden"/>
    </style:style>
    <style:style style:name="pr6" style:family="presentation" style:parent-style-name="Default-notes">
      <style:graphic-properties draw:stroke="none" draw:fill="none" draw:fill-color="#ffffff" draw:textarea-horizontal-align="justify" draw:textarea-vertical-align="top" draw:auto-grow-height="true" draw:auto-grow-width="false" fo:min-height="11.732cm" fo:min-width="0cm" fo:padding-top="0.134cm" fo:padding-bottom="0.134cm" fo:padding-left="0.269cm" fo:padding-right="0.269cm" fo:wrap-option="no-wrap" draw:shadow="hidden"/>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no-wrap" draw:shadow="hidden"/>
    </style:style>
    <style:style style:name="pr8" style:family="presentation" style:parent-style-name="Default-notes">
      <style:graphic-properties draw:stroke="solid" svg:stroke-width="0.026cm" svg:stroke-color="#000000" svg:stroke-opacity="100%" draw:stroke-linejoin="miter" draw:fill="solid" draw:fill-color="#ffffff" draw:opacity="100%" draw:textarea-horizontal-align="justify" draw:textarea-vertical-align="top" draw:auto-grow-height="true" draw:auto-grow-width="false" fo:min-height="11.732cm" fo:min-width="0cm" fo:padding-top="0.134cm" fo:padding-bottom="0.134cm" fo:padding-left="0.269cm" fo:padding-right="0.269cm" fo:wrap-option="no-wrap" draw:shadow="hidden"/>
    </style:style>
    <style:style style:name="pr9" style:family="presentation" style:parent-style-name="Default-notes">
      <style:graphic-properties draw:stroke="none" draw:fill="none" draw:fill-color="#ffffff" draw:auto-grow-height="true" fo:min-height="12.001cm" draw:shadow="hidden"/>
    </style:style>
    <style:style style:name="pr10" style:family="presentation" style:parent-style-name="Default-notes">
      <style:graphic-properties draw:stroke="solid" svg:stroke-width="0.026cm" svg:stroke-color="#000000" svg:stroke-opacity="100%" draw:stroke-linejoin="miter" draw:fill="solid" draw:fill-color="#ffffff" draw:opacity="100%" draw:auto-grow-height="true" fo:min-height="12.001cm" fo:padding-top="0.013cm" fo:padding-bottom="0.013cm" fo:padding-left="0.013cm" fo:padding-right="0.013cm" draw:shadow="hidden"/>
    </style:style>
    <style:style style:name="pr11" style:family="presentation" style:parent-style-name="Default-outline1">
      <style:graphic-properties draw:stroke="solid" svg:stroke-width="0.035cm" svg:stroke-color="#000000" svg:stroke-opacity="100%" draw:stroke-linejoin="miter" draw:fill="solid" draw:fill-color="#ffffcc" draw:opacity="100%" draw:textarea-horizontal-align="justify" draw:textarea-vertical-align="top" draw:auto-grow-height="true" draw:auto-grow-width="false" fo:min-height="13.506cm" fo:min-width="0cm" fo:padding-top="0.127cm" fo:padding-bottom="0.127cm" fo:padding-left="0.254cm" fo:padding-right="0.254cm" fo:wrap-option="no-wrap" draw:shadow="hidden"/>
    </style:style>
    <style:style style:name="pr12" style:family="presentation" style:parent-style-name="Default-outline1">
      <style:graphic-properties draw:stroke="solid" svg:stroke-width="0.035cm" svg:stroke-color="#000000" svg:stroke-opacity="100%" draw:stroke-linejoin="miter" draw:fill="solid" draw:fill-color="#ffffcc" draw:opacity="100%" draw:textarea-horizontal-align="justify" draw:textarea-vertical-align="top" draw:auto-grow-height="true" draw:auto-grow-width="false" fo:min-height="11.812cm" fo:min-width="0cm" fo:padding-top="0.127cm" fo:padding-bottom="0.127cm" fo:padding-left="0.254cm" fo:padding-right="0.254cm" fo:wrap-option="no-wrap" draw:shadow="hidden"/>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76cm" fo:margin-bottom="0cm" text:enable-numbering="false" fo:text-indent="0cm"/>
    </style:style>
    <style:style style:name="P4" style:family="paragraph">
      <style:paragraph-properties fo:margin-left="0cm" fo:margin-right="0cm" fo:line-height="100%" fo:text-align="end" text:enable-numbering="false" fo:text-indent="0cm" style:punctuation-wrap="hanging" style:line-break="strict"/>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cm" fo:margin-right="0cm" text:enable-numbering="false" fo:text-indent="0cm"/>
    </style:style>
    <style:style style:name="P8" style:family="paragraph">
      <style:paragraph-properties fo:margin-left="0.952cm" fo:margin-right="0cm" fo:margin-top="0.211cm" fo:margin-bottom="0cm" fo:line-height="90%" text:enable-numbering="true" fo:text-indent="-0.952cm"/>
    </style:style>
    <style:style style:name="P9" style:family="paragraph">
      <style:paragraph-properties fo:margin-left="0.952cm" fo:margin-right="0cm" fo:margin-top="0.211cm" fo:margin-bottom="0cm" fo:line-height="90%" text:enable-numbering="false" fo:text-indent="-0.952cm"/>
    </style:style>
    <style:style style:name="P10" style:family="paragraph">
      <style:paragraph-properties fo:margin-left="0.952cm" fo:margin-right="0cm" fo:text-indent="-0.952cm" style:writing-mode="lr-tb"/>
    </style:style>
    <style:style style:name="P11" style:family="paragraph">
      <style:paragraph-properties fo:margin-left="0cm" fo:margin-right="0cm" fo:margin-top="0.158cm" fo:margin-bottom="0cm" text:enable-numbering="false" fo:text-indent="0cm" style:punctuation-wrap="hanging" style:line-break="strict"/>
    </style:style>
    <style:style style:name="P12" style:family="paragraph">
      <style:paragraph-properties fo:margin-left="0cm" fo:margin-right="0cm" fo:margin-top="0.158cm" fo:margin-bottom="0cm" text:enable-numbering="true" fo:text-indent="0cm" style:punctuation-wrap="hanging" style:line-break="strict"/>
    </style:style>
    <style:style style:name="P13" style:family="paragraph">
      <style:paragraph-properties fo:margin-left="0.952cm" fo:margin-right="0cm" fo:margin-top="0.211cm" fo:margin-bottom="0cm" text:enable-numbering="true" fo:text-indent="-0.952cm"/>
    </style:style>
    <style:style style:name="P14" style:family="paragraph">
      <style:paragraph-properties fo:margin-left="2.063cm" fo:margin-right="0cm" fo:margin-top="0.176cm" fo:margin-bottom="0cm" text:enable-numbering="true" fo:text-indent="-0.793cm"/>
    </style:style>
    <style:style style:name="P15" style:family="paragraph">
      <style:paragraph-properties fo:margin-left="0cm" fo:margin-right="0cm" fo:line-height="100%" text:enable-numbering="false" fo:text-indent="0cm"/>
    </style:style>
    <style:style style:name="P16" style:family="paragraph">
      <style:paragraph-properties fo:margin-left="0cm" fo:margin-right="0cm" fo:line-height="100%" text:enable-numbering="false"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style:paragraph-properties fo:text-align="center" style:writing-mode="lr-tb"/>
      <style:text-properties fo:font-size="24pt"/>
    </style:style>
    <style:style style:name="P18" style:family="paragraph">
      <style:paragraph-properties fo:margin-left="0cm" fo:margin-right="0cm" fo:line-height="100%" fo:text-align="center" text:enable-numbering="false" fo:text-indent="0cm"/>
    </style:style>
    <style:style style:name="P19" style:family="paragraph">
      <style:paragraph-properties fo:margin-left="0cm" fo:margin-right="0cm" fo:line-height="100%" fo:text-align="center" text:enable-numbering="false" fo:text-indent="0cm" style:writing-mode="lr-tb"/>
    </style:style>
    <style:style style:name="P20" style:family="paragraph">
      <style:paragraph-properties fo:margin-left="0cm" fo:margin-right="0cm" text:enable-numbering="false" fo:text-indent="0cm" style:writing-mode="lr-tb"/>
    </style:style>
    <style:style style:name="P21" style:family="paragraph">
      <style:paragraph-properties fo:margin-left="0cm" fo:margin-right="0cm" fo:line-height="100%" text:enable-numbering="false" fo:text-indent="0cm" style:writing-mode="lr-tb"/>
    </style:style>
    <style:style style:name="P22" style:family="paragraph">
      <style:paragraph-properties fo:margin-left="0.952cm" fo:margin-right="0cm" fo:margin-top="0.158cm" fo:margin-bottom="0cm" fo:line-height="80%" text:enable-numbering="false" fo:text-indent="-0.952cm"/>
    </style:style>
    <style:style style:name="P23" style:family="paragraph">
      <style:paragraph-properties fo:margin-left="0.952cm" fo:margin-right="0cm" fo:margin-top="0.176cm" fo:margin-bottom="0cm" fo:line-height="80%" text:enable-numbering="false" fo:text-indent="-0.952cm"/>
    </style:style>
    <style:style style:name="P24" style:family="paragraph">
      <style:paragraph-properties fo:margin-left="0.952cm" fo:margin-right="0cm" fo:margin-top="0.185cm" fo:margin-bottom="0cm" fo:line-height="80%" text:enable-numbering="false" fo:text-indent="-0.952cm" style:punctuation-wrap="hanging" style:line-break="strict"/>
    </style:style>
    <style:style style:name="P25" style:family="paragraph">
      <style:paragraph-properties fo:margin-left="0.952cm" fo:margin-right="0cm" fo:margin-top="0.176cm" fo:margin-bottom="0cm" fo:line-height="80%" text:enable-numbering="false" fo:text-indent="-0.952cm" style:punctuation-wrap="hanging" style:line-break="strict"/>
    </style:style>
    <style:style style:name="P26" style:family="paragraph">
      <style:paragraph-properties fo:margin-left="2.063cm" fo:margin-right="0cm" fo:margin-top="0.176cm" fo:margin-bottom="0cm" fo:line-height="100%" text:enable-numbering="true" fo:text-indent="-0.793cm"/>
    </style:style>
    <style:style style:name="P27" style:family="paragraph">
      <style:paragraph-properties fo:margin-left="1.27cm" fo:margin-right="0cm" fo:margin-top="0.211cm" fo:margin-bottom="0cm" text:enable-numbering="true" fo:text-indent="-1.27cm"/>
    </style:style>
    <style:style style:name="P28" style:family="paragraph">
      <style:paragraph-properties fo:margin-left="2.328cm" fo:margin-right="0cm" fo:margin-top="0.176cm" fo:margin-bottom="0cm" text:enable-numbering="true" fo:text-indent="-1.058cm"/>
    </style:style>
    <style:style style:name="P29" style:family="paragraph">
      <style:paragraph-properties fo:margin-left="1.27cm" fo:margin-right="0cm" fo:margin-top="0.158cm" fo:margin-bottom="0cm" text:enable-numbering="false" fo:text-indent="0cm" style:punctuation-wrap="hanging" style:line-break="strict"/>
    </style:style>
    <style:style style:name="P30" style:family="paragraph">
      <style:paragraph-properties fo:margin-left="3.175cm" fo:margin-right="0cm" fo:margin-top="0.123cm" fo:margin-bottom="0cm" text:enable-numbering="true" fo:text-indent="-0.635cm"/>
    </style:style>
    <style:style style:name="P31" style:family="paragraph">
      <style:paragraph-properties fo:margin-left="0cm" fo:margin-right="0cm" fo:margin-top="0.396cm" fo:margin-bottom="0cm" fo:line-height="100%" text:enable-numbering="false" fo:text-indent="0cm"/>
    </style:style>
    <style:style style:name="P32" style:family="paragraph">
      <style:paragraph-properties fo:margin-left="0cm" fo:margin-right="0cm" fo:margin-top="0.396cm" fo:margin-bottom="0cm" fo:line-height="100%" text:enable-numbering="false" fo:text-indent="0cm" style:writing-mode="lr-tb"/>
    </style:style>
    <style:style style:name="P33" style:family="paragraph">
      <style:paragraph-properties fo:margin-left="0cm" fo:margin-right="0cm" fo:margin-top="0.211cm" fo:margin-bottom="0cm" fo:line-height="100%" text:enable-numbering="false" fo:text-indent="0cm" style:punctuation-wrap="hanging" style:line-break="strict"/>
    </style:style>
    <style:style style:name="P34" style:family="paragraph">
      <style:paragraph-properties fo:margin-left="0cm" fo:margin-right="0cm" fo:margin-top="0.123cm" fo:margin-bottom="0cm" fo:line-height="100%" text:enable-numbering="false" fo:text-indent="0cm" style:punctuation-wrap="hanging" style:line-break="strict"/>
    </style:style>
    <style:style style:name="T1" style:family="text">
      <style:text-properties fo:color="#1e481f" fo:font-size="36pt" fo:language="en" fo:country="GB" style:font-size-asian="36pt" style:font-size-complex="36pt"/>
    </style:style>
    <style:style style:name="T2" style:family="text">
      <style:text-properties fo:font-family="Arial" style:font-family-generic="swiss" style:font-pitch="variable" fo:font-size="13pt" fo:language="en" fo:country="US" style:font-size-asian="13pt" style:font-size-complex="13pt"/>
    </style:style>
    <style:style style:name="T3" style:family="text">
      <style:text-properties fo:language="en" fo:country="GB"/>
    </style:style>
    <style:style style:name="T4" style:family="text">
      <style:text-properties fo:language="en" fo:country="US" fo:font-weight="bold" style:font-weight-asian="bold" style:font-weight-complex="bold"/>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nl" fo:country="NL"/>
    </style:style>
    <style:style style:name="T8" style:family="text">
      <style:text-properties fo:font-weight="bold" style:font-weight-asian="bold" style:font-weight-complex="bold"/>
    </style:style>
    <style:style style:name="T9" style:family="text">
      <style:text-properties fo:color="#800080" fo:font-family="Arial" style:font-pitch="variable" fo:language="en" fo:country="US"/>
    </style:style>
    <style:style style:name="T10" style:family="text">
      <style:text-properties fo:font-family="Arial" style:font-pitch="variable" fo:language="en" fo:country="US"/>
    </style:style>
    <style:style style:name="T11" style:family="text">
      <style:text-properties fo:color="#0000c0" fo:font-family="Arial" style:font-pitch="variable" fo:language="en" fo:country="US"/>
    </style:style>
    <style:style style:name="T12" style:family="text">
      <style:text-properties fo:color="#427531" fo:font-family="Arial" style:font-pitch="variable" fo:font-weight="bold" style:font-weight-asian="bold" style:font-weight-complex="bold"/>
    </style:style>
    <style:style style:name="T13" style:family="text">
      <style:text-properties fo:font-family="Arial" style:font-pitch="variable" fo:font-size="18pt" style:font-size-asian="18pt" style:font-size-complex="18pt"/>
    </style:style>
    <style:style style:name="T14" style:family="text">
      <style:text-properties fo:color="#ffffff" fo:font-family="Arial" style:font-pitch="variable" fo:font-size="18pt" style:font-size-asian="18pt" style:font-size-complex="18pt"/>
    </style:style>
    <style:style style:name="T15" style:family="text">
      <style:text-properties fo:color="#ffffff" fo:font-family="Arial" style:font-pitch="variable" fo:font-size="18pt" fo:language="en" fo:country="US" style:font-size-asian="18pt" style:font-size-complex="18pt"/>
    </style:style>
    <style:style style:name="T16" style:family="text">
      <style:text-properties fo:font-family="Arial" style:font-pitch="variable" fo:font-size="18pt" fo:font-weight="bold" style:font-size-asian="18pt" style:font-weight-asian="bold" style:font-size-complex="18pt" style:font-weight-complex="bold"/>
    </style:style>
    <style:style style:name="T17" style:family="text">
      <style:text-properties fo:font-family="Arial" style:font-pitch="variable" fo:font-size="18pt" fo:language="en" fo:country="US" style:font-size-asian="18pt" style:font-size-complex="18pt"/>
    </style:style>
    <style:style style:name="T18" style:family="text">
      <style:text-properties fo:color="#7f0055" fo:font-family="Arial" style:font-pitch="variable" fo:font-size="18pt" fo:language="en" fo:country="US" style:font-size-asian="18pt" style:font-size-complex="18pt"/>
    </style:style>
    <style:style style:name="T19" style:family="text">
      <style:text-properties fo:color="#000000" fo:font-family="Arial" style:font-pitch="variable" fo:font-size="18pt" fo:language="en" fo:country="US" style:font-size-asian="18pt" style:font-size-complex="18pt"/>
    </style:style>
    <style:style style:name="T20" style:family="text">
      <style:text-properties fo:color="#000000" fo:font-family="Arial" style:font-pitch="variable" fo:font-size="20pt" style:font-size-asian="20pt" style:font-size-complex="20pt"/>
    </style:style>
    <style:style style:name="T21" style:family="text">
      <style:text-properties fo:font-family="Arial" style:font-pitch="variable" fo:font-size="20pt" style:font-size-asian="20pt" style:font-size-complex="20pt"/>
    </style:style>
    <style:style style:name="T22" style:family="text">
      <style:text-properties fo:font-family="Arial" style:font-pitch="variable" fo:font-size="20pt" fo:language="en" fo:country="US" style:font-size-asian="20pt" style:font-size-complex="20pt"/>
    </style:style>
    <style:style style:name="T23" style:family="text">
      <style:text-properties fo:color="#7f0055" fo:font-family="Arial" style:font-pitch="variable" fo:font-size="20pt" fo:language="en" fo:country="US" style:font-size-asian="20pt" style:font-size-complex="20pt"/>
    </style:style>
    <style:style style:name="T24" style:family="text">
      <style:text-properties fo:color="#ff0000" fo:font-family="Arial" style:font-pitch="variable" fo:font-size="20pt" style:font-size-asian="20pt" style:font-size-complex="20pt"/>
    </style:style>
    <style:style style:name="T25" style:family="text">
      <style:text-properties fo:color="#646464" fo:font-family="Arial" style:font-pitch="variable" fo:font-size="21pt" fo:language="en" fo:country="GB" style:font-size-asian="21pt" style:font-size-complex="21pt"/>
    </style:style>
    <style:style style:name="T26" style:family="text">
      <style:text-properties fo:color="#000000" fo:font-family="Arial" style:font-pitch="variable" fo:font-size="20pt" fo:language="en" fo:country="US" style:font-size-asian="20pt" style:font-size-complex="20pt"/>
    </style:style>
    <style:style style:name="T27" style:family="text">
      <style:text-properties fo:font-family="Arial" style:font-pitch="variable" fo:font-weight="bold" style:font-weight-asian="bold" style:font-weight-complex="bold"/>
    </style:style>
    <style:style style:name="T28" style:family="text">
      <style:text-properties fo:font-size="28pt" style:font-size-asian="28pt" style:font-size-complex="28pt"/>
    </style:style>
    <style:style style:name="T29" style:family="text">
      <style:text-properties fo:color="#000000" fo:language="en" fo:country="US"/>
    </style:style>
    <style:style style:name="T30" style:family="text">
      <style:text-properties fo:color="#0000c0" fo:font-family="Arial" style:font-pitch="variable" fo:font-size="20pt" fo:language="en" fo:country="US" style:font-size-asian="20pt" style:font-size-complex="20pt"/>
    </style:style>
    <style:style style:name="T31" style:family="text">
      <style:text-properties fo:font-size="14pt" style:font-size-asian="14pt" style:font-size-complex="14pt"/>
    </style:style>
    <style:style style:name="T32" style:family="text">
      <style:text-properties fo:font-size="14pt" fo:language="en" fo:country="US" style:font-size-asian="14pt" style:font-size-complex="14pt"/>
    </style:style>
    <style:style style:name="T33" style:family="text">
      <style:text-properties fo:font-style="italic" style:font-style-asian="italic" style:font-style-complex="italic"/>
    </style:style>
    <style:style style:name="T34" style:family="text">
      <style:text-properties fo:color="#3f7f5f" fo:font-family="Arial" style:font-pitch="variable" fo:font-size="20pt" fo:language="en" fo:country="US" style:font-size-asian="20pt" style:font-size-complex="20pt"/>
    </style:style>
    <style:style style:name="T35" style:family="text">
      <style:text-properties fo:color="#000000" fo:font-family="Verdana" style:font-family-generic="swiss" style:font-pitch="variable" fo:font-size="24pt" fo:language="en" fo:country="GB" fo:font-weight="bold" style:font-family-asian="'ＭＳ Ｐゴシック'" style:font-family-generic-asian="modern" style:font-pitch-asian="variable" style:font-size-asian="24pt" style:font-weight-asian="bold" style:font-family-complex="'ＭＳ Ｐゴシック'" style:font-family-generic-complex="modern" style:font-pitch-complex="variable" style:font-size-complex="24pt" style:font-weight-complex="bold"/>
    </style:style>
    <style:style style:name="T36" style:family="text">
      <style:text-properties fo:color="#000000" fo:font-family="Verdana" style:font-family-generic="swiss" style:font-pitch="variable" fo:font-size="14pt" fo:language="en" fo:country="GB" fo:font-weight="bold" style:font-family-asian="'ＭＳ Ｐゴシック'" style:font-family-generic-asian="modern" style:font-pitch-asian="variable" style:font-size-asian="14pt" style:font-weight-asian="bold" style:font-family-complex="'ＭＳ Ｐゴシック'" style:font-family-generic-complex="modern" style:font-pitch-complex="variable" style:font-size-complex="14pt" style:font-weight-complex="bold"/>
    </style:style>
    <style:style style:name="T37" style:family="text">
      <style:text-properties fo:color="#000000" fo:font-family="Verdana" style:font-family-generic="swiss" style:font-pitch="variable" fo:font-size="14pt" fo:language="en" fo:country="GB" style:font-family-asian="'ＭＳ Ｐゴシック'" style:font-family-generic-asian="modern" style:font-pitch-asian="variable" style:font-size-asian="14pt" style:font-family-complex="'ＭＳ Ｐゴシック'" style:font-family-generic-complex="modern" style:font-pitch-complex="variable" style:font-size-complex="14pt"/>
    </style:style>
    <text:list-style style:name="L1">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text:list-style style:name="L3">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4">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Arial" style:font-family-generic="swiss" style:font-pitch="variable" fo:color="#7f0055"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10">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1.058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3">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14">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Introduction to Data Access  with Spring" draw:style-name="dp1" draw:master-page-name="Title1" presentation:presentation-page-layout-name="AL1T0" presentation:use-date-time-name="dtd1">
        <office:forms form:automatic-focus="false" form:apply-design-mode="false"/>
        <draw:frame presentation:style-name="pr1" draw:text-style-name="P2" draw:layer="layout" svg:width="21.59cm" svg:height="3.345cm" svg:x="1.826cm" svg:y="5.683cm" presentation:class="title" presentation:user-transformed="true">
          <draw:text-box>
            <text:p text:style-name="P1"><text:span text:style-name="T1">Introduction to Data Access </text:span><text:span text:style-name="T1"><text:line-break/></text:span><text:span text:style-name="T1">with Spring</text:span></text:p>
          </draw:text-box>
        </draw:frame>
        <draw:frame presentation:style-name="pr2" draw:text-style-name="P2" draw:layer="layout" svg:width="17.78cm" svg:height="4.87cm" svg:x="3.625cm" svg:y="8.461cm" presentation:class="subtitle" presentation:user-transformed="true">
          <draw:text-box>
            <text:p text:style-name="P3"/>
            <text:p text:style-name="P3"/>
            <text:p text:style-name="P3">Spring’s role in supporting transactional data access within an enterprise application</text:p>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
          <draw:frame presentation:style-name="pr3" draw:text-style-name="P6" draw:layer="layout" svg:width="16.254cm" svg:height="12.001cm" svg:x="2.033cm" svg:y="12.668cm" presentation:class="notes" presentation:placeholder="true">
            <draw:text-box/>
          </draw:frame>
        </presentation:notes>
      </draw:page>
      <draw:page draw:name="Topics in this Session" draw:style-name="dp3"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ext:span text:style-name="T3">Topics in this Session</text:span></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8">The role of Spring in enterprise data access</text:p>
              </text:list-item>
            </text:list>
            <text:list text:style-name="L4">
              <text:list-item>
                <text:p text:style-name="P8">Spring resource management</text:p>
              </text:list-item>
            </text:list>
            <text:list text:style-name="L4">
              <text:list-item>
                <text:p text:style-name="P8">Spring data access support</text:p>
              </text:list-item>
            </text:list>
            <text:list text:style-name="L4">
              <text:list-item>
                <text:p text:style-name="P8">Data access in a layered architecture</text:p>
              </text:list-item>
            </text:list>
            <text:list text:style-name="L4">
              <text:list-item>
                <text:p text:style-name="P8">Common data access configurations</text:p>
              </text:list-item>
            </text:list>
            <text:list text:style-name="L4">
              <text:list-item>
                <text:p text:style-name="P9"/>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
          <draw:frame presentation:style-name="pr6" draw:text-style-name="P2" draw:layer="layout" svg:width="16.254cm" svg:height="23.653cm" svg:x="2.033cm" svg:y="12.668cm" presentation:class="notes" presentation:user-transformed="true">
            <draw:text-box>
              <text:list text:style-name="L5">
                <text:list-item>
                  <text:p text:style-name="P11"><text:span text:style-name="T4">Description of theory presented in “Data Access with Spring”</text:span></text:p>
                </text:list-item>
              </text:list>
              <text:list text:style-name="L5">
                <text:list-item>
                  <text:p text:style-name="P11"><text:span text:style-name="T5">This module provides the foundation for all other data access modules. In other words, the common themes of Spring’s support for data access are discussed here without getting into any implementation-specific details. There should be very little mention of JDBC, JPA, Hibernate, etc. except to point out that these themes will be the </text:span><text:span text:style-name="T6">as similar as possible</text:span><text:span text:style-name="T5"> for each.</text:span></text:p>
                </text:list-item>
              </text:list>
              <text:list text:style-name="L5">
                <text:list-item>
                  <text:p text:style-name="P11"><text:span text:style-name="T4"/></text:p>
                </text:list-item>
              </text:list>
              <text:list text:style-name="L5">
                <text:list-item>
                  <text:p text:style-name="P11"><text:span text:style-name="T5">Next, there is some discussion about the importance of providing an interface layer above data access implementation code. This should put the rest of the discussion into context in terms of the application architecture. The template approach (already introduced in IoC modules) is then discussed in very general terms with pseudocode to demonstrate acquisition/release of resources, handling exceptions, etc.</text:span></text:p>
                </text:list-item>
              </text:list>
              <text:list text:style-name="L5">
                <text:list-item>
                  <text:p text:style-name="P11"><text:span text:style-name="T5"/></text:p>
                </text:list-item>
              </text:list>
              <text:list text:style-name="L5">
                <text:list-item>
                  <text:p text:style-name="P11"><text:span text:style-name="T5">The concept of transaction management is then introduced. The emphasis should be on the role of a “unit of work” (ACID principles and more detail will be presented in tx-1). While this is clearly relevant for data access where changes to the data will ultimately either commit or rollback, the actual units-of-work are typically demarcated at the service-layer methods (corresponding to each use-case). Therefore, without going into detail about the specifics of Spring’s transaction management, we should provide the rationale for NOT managing transactions in the data access layer. Finally, Spring’s transaction abstraction is then presented at a very high-level. For now, the main point should be that the abstraction allows for declarative configuration of transaction attributes like with CMT, but that it works with global AND local transaction managers. The details of actually configuring transactions will be discussed in other modules.</text:span></text:p>
                </text:list-item>
              </text:list>
              <text:list text:style-name="L5">
                <text:list-item>
                  <text:p text:style-name="P11"><text:span text:style-name="T5"/></text:p>
                </text:list-item>
              </text:list>
              <text:list text:style-name="L5">
                <text:list-item>
                  <text:p text:style-name="P11"><text:span text:style-name="T5">Recommended presentation time:</text:span></text:p>
                </text:list-item>
              </text:list>
              <text:list text:style-name="L6">
                <text:list-item>
                  <text:p text:style-name="P12"><text:span text:style-name="T5">30 minutes or less</text:span></text:p>
                </text:list-item>
              </text:list>
              <text:list text:style-name="L6">
                <text:list-item>
                  <text:p text:style-name="P11"><text:span text:style-name="T5"/></text:p>
                </text:list-item>
              </text:list>
              <text:list text:style-name="L5">
                <text:list-item>
                  <text:p text:style-name="P11"><text:span text:style-name="T5">What will students have learnt after this module?</text:span></text:p>
                </text:list-item>
              </text:list>
              <text:list text:style-name="L6">
                <text:list-item>
                  <text:p text:style-name="P12"><text:span text:style-name="T5">The role of Transactions and the rationale for demarcating them at the service layer</text:span></text:p>
                </text:list-item>
              </text:list>
              <text:list text:style-name="L6">
                <text:list-item>
                  <text:p text:style-name="P12"><text:span text:style-name="T5">A high-level understanding of Spring’s transaction abstraction</text:span></text:p>
                </text:list-item>
              </text:list>
              <text:list text:style-name="L6">
                <text:list-item>
                  <text:p text:style-name="P12"><text:span text:style-name="T5">The rationale for a data access</text:span><text:span text:style-name="T6"> interface</text:span><text:span text:style-name="T5"> layer</text:span></text:p>
                </text:list-item>
              </text:list>
              <text:list text:style-name="L6">
                <text:list-item>
                  <text:p text:style-name="P12"><text:span text:style-name="T5">The template approach and how it applies to data access at a general level</text:span></text:p>
                </text:list-item>
              </text:list>
              <text:list text:style-name="L5">
                <text:list-item>
                  <text:p text:style-name="P11"><text:span text:style-name="T5"/></text:p>
                </text:list-item>
              </text:list>
              <text:list text:style-name="L5">
                <text:list-item>
                  <text:p text:style-name="P11"><text:span text:style-name="T5">What are prerequisites?</text:span></text:p>
                </text:list-item>
              </text:list>
              <text:list text:style-name="L6">
                <text:list-item>
                  <text:p text:style-name="P12"><text:span text:style-name="T5">Day-1 container modules</text:span></text:p>
                </text:list-item>
              </text:list>
              <text:list text:style-name="L6">
                <text:list-item>
                  <text:p text:style-name="P12"><text:span text:style-name="T5">Aop-1</text:span></text:p>
                </text:list-item>
              </text:list>
              <text:list text:style-name="L6">
                <text:list-item>
                  <text:p text:style-name="P11"><text:span text:style-name="T7"/></text:p>
                </text:list-item>
              </text:list>
              <text:list text:style-name="L5">
                <text:list-item>
                  <text:p text:style-name="P11"><text:span text:style-name="T5">Suggested discussions, required reading, et cetera:</text:span></text:p>
                </text:list-item>
              </text:list>
              <text:list text:style-name="L5">
                <text:list-item>
                  <text:p text:style-name="P11"><text:span text:style-name="T7"/></text:p>
                </text:list-item>
              </text:list>
              <text:list text:style-name="L5">
                <text:list-item>
                  <text:p text:style-name="P11"><text:span text:style-name="T7"/></text:p>
                </text:list-item>
              </text:list>
            </draw:text-box>
          </draw:frame>
        </presentation:notes>
      </draw:page>
      <draw:page draw:name="page3" draw:style-name="dp3"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ext:span text:style-name="T3">Topics in this Session</text:span></text:p>
          </draw:text-box>
        </draw:frame>
        <draw:frame presentation:style-name="pr7" draw:text-style-name="P10" draw:layer="layout" svg:width="22.437cm" svg:height="11.431cm" svg:x="1.904cm" svg:y="5.503cm" presentation:class="outline" presentation:user-transformed="true">
          <draw:text-box>
            <text:list text:style-name="L4">
              <text:list-item>
                <text:p text:style-name="P8"><text:span text:style-name="T8">The role of Spring in enterprise data access</text:span></text:p>
              </text:list-item>
            </text:list>
            <text:list text:style-name="L4">
              <text:list-item>
                <text:p text:style-name="P8">Spring resource management</text:p>
              </text:list-item>
            </text:list>
            <text:list text:style-name="L4">
              <text:list-item>
                <text:p text:style-name="P8">Spring data access support</text:p>
              </text:list-item>
            </text:list>
            <text:list text:style-name="L4">
              <text:list-item>
                <text:p text:style-name="P8">Data access in a layered architecture</text:p>
              </text:list-item>
            </text:list>
            <text:list text:style-name="L4">
              <text:list-item>
                <text:p text:style-name="P8">Common data access configurations</text:p>
              </text:list-item>
            </text:list>
            <text:list text:style-name="L4">
              <text:list-item>
                <text:p text:style-name="P9"/>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
          <draw:frame presentation:style-name="pr8" draw:text-style-name="P2" draw:layer="layout" svg:width="16.254cm" svg:height="23.653cm" svg:x="2.033cm" svg:y="12.668cm" presentation:class="notes" presentation:user-transformed="true">
            <draw:text-box>
              <text:list text:style-name="L5">
                <text:list-item>
                  <text:p text:style-name="P11"><text:span text:style-name="T4">Description of theory presented in “Data Access with Spring”</text:span></text:p>
                </text:list-item>
              </text:list>
              <text:list text:style-name="L5">
                <text:list-item>
                  <text:p text:style-name="P11"><text:span text:style-name="T5">This module provides the foundation for all other data access modules. In other words, the common themes of Spring’s support for data access are discussed here without getting into any implementation-specific details. There should be very little mention of JDBC, JPA, Hibernate, etc. except to point out that these themes will be the </text:span><text:span text:style-name="T6">as similar as possible</text:span><text:span text:style-name="T5"> for each.</text:span></text:p>
                </text:list-item>
              </text:list>
              <text:list text:style-name="L5">
                <text:list-item>
                  <text:p text:style-name="P11"><text:span text:style-name="T4"/></text:p>
                </text:list-item>
              </text:list>
              <text:list text:style-name="L5">
                <text:list-item>
                  <text:p text:style-name="P11"><text:span text:style-name="T5">Next, there is some discussion about the importance of providing an interface layer above data access implementation code. This should put the rest of the discussion into context in terms of the application architecture. The template approach (already introduced in IoC modules) is then discussed in very general terms with pseudocode to demonstrate acquisition/release of resources, handling exceptions, etc.</text:span></text:p>
                </text:list-item>
              </text:list>
              <text:list text:style-name="L5">
                <text:list-item>
                  <text:p text:style-name="P11"><text:span text:style-name="T5"/></text:p>
                </text:list-item>
              </text:list>
              <text:list text:style-name="L5">
                <text:list-item>
                  <text:p text:style-name="P11"><text:span text:style-name="T5">The concept of transaction management is then introduced. The emphasis should be on the role of a “unit of work” (ACID principles and more detail will be presented in tx-1). While this is clearly relevant for data access where changes to the data will ultimately either commit or rollback, the actual units-of-work are typically demarcated at the service-layer methods (corresponding to each use-case). Therefore, without going into detail about the specifics of Spring’s transaction management, we should provide the rationale for NOT managing transactions in the data access layer. Finally, Spring’s transaction abstraction is then presented at a very high-level. For now, the main point should be that the abstraction allows for declarative configuration of transaction attributes like with CMT, but that it works with global AND local transaction managers. The details of actually configuring transactions will be discussed in other modules.</text:span></text:p>
                </text:list-item>
              </text:list>
              <text:list text:style-name="L5">
                <text:list-item>
                  <text:p text:style-name="P11"><text:span text:style-name="T5"/></text:p>
                </text:list-item>
              </text:list>
              <text:list text:style-name="L5">
                <text:list-item>
                  <text:p text:style-name="P11"><text:span text:style-name="T5">Recommended presentation time:</text:span></text:p>
                </text:list-item>
              </text:list>
              <text:list text:style-name="L6">
                <text:list-item>
                  <text:p text:style-name="P12"><text:span text:style-name="T5">30 minutes or less</text:span></text:p>
                </text:list-item>
              </text:list>
              <text:list text:style-name="L6">
                <text:list-item>
                  <text:p text:style-name="P11"><text:span text:style-name="T5"/></text:p>
                </text:list-item>
              </text:list>
              <text:list text:style-name="L5">
                <text:list-item>
                  <text:p text:style-name="P11"><text:span text:style-name="T5">What will students have learnt after this module?</text:span></text:p>
                </text:list-item>
              </text:list>
              <text:list text:style-name="L6">
                <text:list-item>
                  <text:p text:style-name="P12"><text:span text:style-name="T5">The role of Transactions and the rationale for demarcating them at the service layer</text:span></text:p>
                </text:list-item>
              </text:list>
              <text:list text:style-name="L6">
                <text:list-item>
                  <text:p text:style-name="P12"><text:span text:style-name="T5">A high-level understanding of Spring’s transaction abstraction</text:span></text:p>
                </text:list-item>
              </text:list>
              <text:list text:style-name="L6">
                <text:list-item>
                  <text:p text:style-name="P12"><text:span text:style-name="T5">The rationale for a data access</text:span><text:span text:style-name="T6"> interface</text:span><text:span text:style-name="T5"> layer</text:span></text:p>
                </text:list-item>
              </text:list>
              <text:list text:style-name="L6">
                <text:list-item>
                  <text:p text:style-name="P12"><text:span text:style-name="T5">The template approach and how it applies to data access at a general level</text:span></text:p>
                </text:list-item>
              </text:list>
              <text:list text:style-name="L5">
                <text:list-item>
                  <text:p text:style-name="P11"><text:span text:style-name="T5"/></text:p>
                </text:list-item>
              </text:list>
              <text:list text:style-name="L5">
                <text:list-item>
                  <text:p text:style-name="P11"><text:span text:style-name="T5">What are prerequisites?</text:span></text:p>
                </text:list-item>
              </text:list>
              <text:list text:style-name="L6">
                <text:list-item>
                  <text:p text:style-name="P12"><text:span text:style-name="T5">Day-1 container modules</text:span></text:p>
                </text:list-item>
              </text:list>
              <text:list text:style-name="L6">
                <text:list-item>
                  <text:p text:style-name="P12"><text:span text:style-name="T5">Aop-1</text:span></text:p>
                </text:list-item>
              </text:list>
              <text:list text:style-name="L6">
                <text:list-item>
                  <text:p text:style-name="P11"><text:span text:style-name="T7"/></text:p>
                </text:list-item>
              </text:list>
              <text:list text:style-name="L5">
                <text:list-item>
                  <text:p text:style-name="P11"><text:span text:style-name="T5">Suggested discussions, required reading, et cetera:</text:span></text:p>
                </text:list-item>
              </text:list>
              <text:list text:style-name="L5">
                <text:list-item>
                  <text:p text:style-name="P11"><text:span text:style-name="T7"/></text:p>
                </text:list-item>
              </text:list>
              <text:list text:style-name="L5">
                <text:list-item>
                  <text:p text:style-name="P11"><text:span text:style-name="T7"/></text:p>
                </text:list-item>
              </text:list>
            </draw:text-box>
          </draw:frame>
        </presentation:notes>
      </draw:page>
      <draw:page draw:name="The Role of Spring in Enterprise Data Access" draw:style-name="dp3"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The Role of Spring in Enterprise Data Access</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13">Provide comprehensive data access support</text:p>
              </text:list-item>
            </text:list>
            <text:list text:style-name="L4">
              <text:list-item>
                <text:list>
                  <text:list-item>
                    <text:p text:style-name="P14">To make data access easier to do effectively</text:p>
                  </text:list-item>
                </text:list>
              </text:list-item>
            </text:list>
            <text:list text:style-name="L4">
              <text:list-item>
                <text:p text:style-name="P13">Enable a layered application architecture</text:p>
              </text:list-item>
            </text:list>
            <text:list text:style-name="L4">
              <text:list-item>
                <text:list>
                  <text:list-item>
                    <text:p text:style-name="P14">To isolate an application’s business logic from the complexity of data access</text:p>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4"/>
          <draw:frame presentation:style-name="pr9" draw:text-style-name="P6" draw:layer="layout" svg:width="16.254cm" svg:height="12.001cm" svg:x="2.033cm" svg:y="12.668cm" presentation:class="notes" presentation:placeholder="true">
            <draw:text-box/>
          </draw:frame>
        </presentation:notes>
      </draw:page>
      <draw:page draw:name="Making Data Access Easier" draw:style-name="dp3"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Making Data Access Easier</text:p>
          </draw:text-box>
        </draw:frame>
        <draw:frame presentation:style-name="pr5" draw:text-style-name="P10" draw:id="id1" draw:layer="layout" svg:width="21.855cm" svg:height="11.517cm" svg:x="1.745cm" svg:y="4.657cm" presentation:class="outline" presentation:user-transformed="true">
          <draw:text-box>
            <text:list text:style-name="L4">
              <text:list-item>
                <text:p text:style-name="P9"/>
              </text:list-item>
            </text:list>
            <text:list text:style-name="L4">
              <text:list-item>
                <text:p text:style-name="P9"/>
              </text:list-item>
            </text:list>
            <text:list text:style-name="L4">
              <text:list-item>
                <text:p text:style-name="P9"/>
              </text:list-item>
            </text:list>
            <text:list text:style-name="L4">
              <text:list-item>
                <text:p text:style-name="P8">Acquisition of the connection</text:p>
              </text:list-item>
            </text:list>
            <text:list text:style-name="L4">
              <text:list-item>
                <text:p text:style-name="P8">Participation in the transaction</text:p>
              </text:list-item>
            </text:list>
            <text:list text:style-name="L4">
              <text:list-item>
                <text:p text:style-name="P8">Execution of the statement</text:p>
              </text:list-item>
            </text:list>
            <text:list text:style-name="L4">
              <text:list-item>
                <text:p text:style-name="P8">Processing of the result set</text:p>
              </text:list-item>
            </text:list>
            <text:list text:style-name="L4">
              <text:list-item>
                <text:p text:style-name="P8">Handling any exceptions</text:p>
              </text:list-item>
            </text:list>
            <text:list text:style-name="L4">
              <text:list-item>
                <text:p text:style-name="P8">Release of the connection</text:p>
              </text:list-item>
            </text:list>
            <text:list text:style-name="L4">
              <text:list-item>
                <text:p text:style-name="P9"/>
              </text:list-item>
            </text:list>
          </draw:text-box>
        </draw:frame>
        <draw:custom-shape draw:name="Text Box 4" draw:style-name="gr2" draw:text-style-name="P5" draw:layer="layout" svg:width="20.108cm" svg:height="2.149cm" svg:x="2.54cm" svg:y="5.08cm">
          <text:p text:style-name="P15"><text:span text:style-name="T9">int</text:span><text:span text:style-name="T10"> count = </text:span><text:span text:style-name="T11">jdbcHelper</text:span><text:span text:style-name="T10">.queryForInt(</text:span></text:p>
          <text:p text:style-name="P16"><text:span text:style-name="T10"><text:s text:c="4"/></text:span><text:span text:style-name="T10"><text:tab/></text:span><text:span text:style-name="T11">"SELECT COUNT(*) FROM CUSTOMER"</text:span><text:span text:style-name="T10">);</text:span></text:p>
          <draw:enhanced-geometry svg:viewBox="0 0 21600 21600" draw:type="mso-spt202" draw:enhanced-path="M 0 0 L 21600 0 21600 21600 0 21600 0 0 Z N"/>
        </draw:custom-shape>
        <draw:g draw:name="Group 7" draw:id="id2">
          <draw:custom-shape draw:name="Text Box 5" draw:style-name="gr3" draw:text-style-name="P5" draw:layer="layout" svg:width="5.927cm" svg:height="2.149cm" svg:x="18.203cm" svg:y="10.482cm">
            <text:p text:style-name="P15"><text:span text:style-name="T12">All handled by Spring</text:span></text:p>
            <draw:enhanced-geometry svg:viewBox="0 0 21600 21600" draw:type="mso-spt202" draw:enhanced-path="M 0 0 L 21600 0 21600 21600 0 21600 0 0 Z N"/>
          </draw:custom-shape>
          <draw:custom-shape draw:name="AutoShape 6" draw:style-name="gr4" draw:text-style-name="P5" draw:layer="layout" svg:width="1.27cm" svg:height="6.773cm" svg:x="16.933cm" svg:y="8.225cm">
            <text:p text:style-name="P6"/>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7cm" svg:y="2.002cm" draw:page-number="5"/>
          <draw:frame presentation:style-name="pr10" draw:text-style-name="P6" draw:layer="layout" svg:width="16.254cm" svg:height="12.027cm" svg:x="2.033cm" svg:y="12.668cm" presentation:class="notes" presentation:placeholder="true">
            <draw:text-box/>
          </draw:frame>
        </presentation:notes>
      </draw:page>
      <draw:page draw:name="Enabling a Layered Architecture" draw:style-name="dp3"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Enabling a Layered Architecture</text:p>
          </draw:text-box>
        </draw:frame>
        <draw:line draw:name="Line 8" draw:style-name="gr5" draw:text-style-name="P17" draw:layer="layout" svg:x1="25.4cm" svg:y1="8.255cm" svg:x2="25.4cm" svg:y2="14.605cm">
          <text:p text:style-name="P6"/>
        </draw:line>
        <draw:g draw:name="Group 33" draw:id="id14">
          <draw:custom-shape draw:name="Rectangle 10" draw:style-name="gr6" draw:text-style-name="P5" draw:layer="layout" svg:width="6.985cm" svg:height="2.328cm" svg:x="8.678cm" svg:y="5.927cm">
            <text:p text:style-name="P6"/>
            <draw:enhanced-geometry svg:viewBox="0 0 21600 21600" draw:type="rectangle" draw:enhanced-path="M 0 0 L 21600 0 21600 21600 0 21600 0 0 Z N"/>
          </draw:custom-shape>
          <draw:custom-shape draw:name="Rectangle 11" draw:style-name="gr7" draw:text-style-name="P19" draw:layer="layout" svg:width="6.985cm" svg:height="0.972cm" svg:x="8.678cm" svg:y="6.562cm">
            <text:p text:style-name="P18"><text:span text:style-name="T13">Application Service</text:span></text:p>
            <draw:enhanced-geometry svg:viewBox="0 0 21600 21600" draw:type="rectangle" draw:enhanced-path="M 0 0 L 21600 0 21600 21600 0 21600 0 0 Z N"/>
          </draw:custom-shape>
        </draw:g>
        <draw:g draw:name="Group 37" draw:id="id7">
          <draw:custom-shape draw:name="Rectangle 12" draw:style-name="gr8" draw:text-style-name="P5" draw:layer="layout" svg:width="7.196cm" svg:height="2.328cm" svg:x="0.847cm" svg:y="9.525cm">
            <text:p text:style-name="P6"/>
            <draw:enhanced-geometry svg:viewBox="0 0 21600 21600" draw:type="rectangle" draw:enhanced-path="M 0 0 L 21600 0 21600 21600 0 21600 0 0 Z N"/>
          </draw:custom-shape>
          <draw:custom-shape draw:name="Rectangle 13" draw:style-name="gr9" draw:text-style-name="P19" draw:layer="layout" svg:width="7.196cm" svg:height="0.972cm" svg:x="0.847cm" svg:y="10.16cm">
            <text:p text:style-name="P18"><text:span text:style-name="T14">Repository 1</text:span></text:p>
            <draw:enhanced-geometry svg:viewBox="0 0 21600 21600" draw:type="rectangle" draw:enhanced-path="M 0 0 L 21600 0 21600 21600 0 21600 0 0 Z N"/>
          </draw:custom-shape>
        </draw:g>
        <draw:g draw:name="Group 36" draw:id="id9">
          <draw:custom-shape draw:name="Rectangle 14" draw:style-name="gr8" draw:text-style-name="P5" draw:layer="layout" svg:width="8.255cm" svg:height="2.328cm" svg:x="8.255cm" svg:y="9.525cm">
            <text:p text:style-name="P6"/>
            <draw:enhanced-geometry svg:viewBox="0 0 21600 21600" draw:type="rectangle" draw:enhanced-path="M 0 0 L 21600 0 21600 21600 0 21600 0 0 Z N"/>
          </draw:custom-shape>
          <draw:custom-shape draw:name="Rectangle 15" draw:style-name="gr10" draw:text-style-name="P19" draw:layer="layout" svg:width="8.255cm" svg:height="0.972cm" svg:x="8.255cm" svg:y="10.16cm">
            <text:p text:style-name="P18"><text:span text:style-name="T14">Repository 2</text:span></text:p>
            <draw:enhanced-geometry svg:viewBox="0 0 21600 21600" draw:type="rectangle" draw:enhanced-path="M 0 0 L 21600 0 21600 21600 0 21600 0 0 Z N"/>
          </draw:custom-shape>
        </draw:g>
        <draw:g draw:name="Group 35" draw:id="id11">
          <draw:custom-shape draw:name="Rectangle 16" draw:style-name="gr8" draw:text-style-name="P5" draw:layer="layout" svg:width="7.62cm" svg:height="2.328cm" svg:x="16.722cm" svg:y="9.525cm">
            <text:p text:style-name="P6"/>
            <draw:enhanced-geometry svg:viewBox="0 0 21600 21600" draw:type="rectangle" draw:enhanced-path="M 0 0 L 21600 0 21600 21600 0 21600 0 0 Z N"/>
          </draw:custom-shape>
          <draw:custom-shape draw:name="Rectangle 17" draw:style-name="gr11" draw:text-style-name="P19" draw:layer="layout" svg:width="7.62cm" svg:height="0.972cm" svg:x="16.722cm" svg:y="10.16cm">
            <text:p text:style-name="P18"><text:span text:style-name="T14">Repository 3</text:span></text:p>
            <draw:enhanced-geometry svg:viewBox="0 0 21600 21600" draw:type="rectangle" draw:enhanced-path="M 0 0 L 21600 0 21600 21600 0 21600 0 0 Z N"/>
          </draw:custom-shape>
        </draw:g>
        <draw:g draw:name="Group 38" draw:id="id3">
          <draw:custom-shape draw:name="Rectangle 18" draw:style-name="gr12" draw:text-style-name="P5" draw:layer="layout" svg:width="8.255cm" svg:height="2.328cm" svg:x="8.255cm" svg:y="13.547cm">
            <text:p text:style-name="P6"/>
            <draw:enhanced-geometry svg:viewBox="0 0 21600 21600" draw:type="rectangle" draw:enhanced-path="M 0 0 L 21600 0 21600 21600 0 21600 0 0 Z N"/>
          </draw:custom-shape>
          <draw:custom-shape draw:name="Rectangle 19" draw:style-name="gr13" draw:text-style-name="P19" draw:layer="layout" svg:width="8.255cm" svg:height="0.972cm" svg:x="8.255cm" svg:y="14.182cm">
            <text:p text:style-name="P18"><text:span text:style-name="T14">DataSource</text:span></text:p>
            <draw:enhanced-geometry svg:viewBox="0 0 21600 21600" draw:type="rectangle" draw:enhanced-path="M 0 0 L 21600 0 21600 21600 0 21600 0 0 Z N"/>
          </draw:custom-shape>
        </draw:g>
        <draw:custom-shape draw:name="AutoShape 20" draw:style-name="gr14" draw:text-style-name="P5" draw:layer="layout" svg:width="24.765cm" svg:height="11.642cm" svg:x="0.423cm" svg:y="5.08cm">
          <text:p text:style-name="P6"/>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53" draw:id="id4">
          <draw:custom-shape draw:name="Rectangle 21" draw:style-name="gr12" draw:text-style-name="P5" draw:layer="layout" svg:width="6.773cm" svg:height="2.328cm" svg:x="17.78cm" svg:y="5.927cm">
            <text:p text:style-name="P6"/>
            <draw:enhanced-geometry svg:viewBox="0 0 21600 21600" draw:type="rectangle" draw:enhanced-path="M 0 0 L 21600 0 21600 21600 0 21600 0 0 Z N"/>
          </draw:custom-shape>
          <draw:custom-shape draw:name="Rectangle 22" draw:style-name="gr15" draw:text-style-name="P19" draw:layer="layout" svg:width="6.773cm" svg:height="0.972cm" svg:x="17.78cm" svg:y="6.562cm">
            <text:p text:style-name="P18"><text:span text:style-name="T15">TransactionManager</text:span></text:p>
            <draw:enhanced-geometry svg:viewBox="0 0 21600 21600" draw:type="rectangle" draw:enhanced-path="M 0 0 L 21600 0 21600 21600 0 21600 0 0 Z N"/>
          </draw:custom-shape>
        </draw:g>
        <draw:polyline draw:name="Line 23" draw:style-name="gr16" draw:text-style-name="P17" draw:id="id16" draw:layer="layout" svg:width="0cm" svg:height="1.269cm" svg:x="12.277cm" svg:y="8.255cm" svg:viewBox="0 0 0 1270" draw:points="0,0 0,1270">
          <text:p text:style-name="P6"/>
        </draw:polyline>
        <draw:polyline draw:name="Line 24" draw:style-name="gr16" draw:text-style-name="P17" draw:id="id10" draw:layer="layout" svg:width="0cm" svg:height="1.693cm" svg:x="12.277cm" svg:y="11.853cm" svg:viewBox="0 0 0 1694" draw:points="0,0 0,1694">
          <text:p text:style-name="P6"/>
        </draw:polyline>
        <draw:polyline draw:name="Line 25" draw:style-name="gr16" draw:text-style-name="P17" draw:id="id12" draw:layer="layout" svg:width="8.466cm" svg:height="1.693cm" svg:x="12.487cm" svg:y="11.853cm" svg:viewBox="0 0 8467 1694" draw:points="8467,0 0,1694">
          <text:p text:style-name="P6"/>
        </draw:polyline>
        <draw:polyline draw:name="Line 26" draw:style-name="gr16" draw:text-style-name="P17" draw:id="id8" draw:layer="layout" svg:width="8.042cm" svg:height="1.693cm" svg:x="4.022cm" svg:y="11.853cm" svg:viewBox="0 0 8043 1694" draw:points="0,0 8043,1694">
          <text:p text:style-name="P6"/>
        </draw:polyline>
        <draw:polyline draw:name="Line 27" draw:style-name="gr16" draw:text-style-name="P17" draw:id="id18" draw:layer="layout" svg:width="2.116cm" svg:height="0cm" svg:x="15.663cm" svg:y="6.985cm" svg:viewBox="0 0 2117 0" draw:points="0,0 2117,0">
          <text:p text:style-name="P6"/>
        </draw:polyline>
        <draw:polyline draw:name="Line 28" draw:style-name="gr16" draw:text-style-name="P17" draw:id="id15" draw:layer="layout" svg:width="8.043cm" svg:height="1.269cm" svg:x="4.233cm" svg:y="8.255cm" svg:viewBox="0 0 8044 1270" draw:points="8044,0 0,1270">
          <text:p text:style-name="P6"/>
        </draw:polyline>
        <draw:polyline draw:name="Line 29" draw:style-name="gr16" draw:text-style-name="P17" draw:id="id17" draw:layer="layout" svg:width="8.677cm" svg:height="1.269cm" svg:x="12.277cm" svg:y="8.255cm" svg:viewBox="0 0 8678 1270" draw:points="0,0 8678,1270">
          <text:p text:style-name="P6"/>
        </draw:polyline>
        <draw:g draw:name="Group 39" draw:id="id5">
          <draw:line draw:name="Line 9" draw:style-name="gr16" draw:text-style-name="P17" draw:layer="layout" svg:x1="24.976cm" svg:y1="14.605cm" svg:x2="16.509cm" svg:y2="14.605cm">
            <text:p text:style-name="P6"/>
          </draw:line>
          <draw:line draw:name="Line 30" draw:style-name="gr5" draw:text-style-name="P17" draw:layer="layout" svg:x1="24.553cm" svg:y1="6.985cm" svg:x2="24.977cm" svg:y2="6.985cm">
            <text:p text:style-name="P6"/>
          </draw:line>
          <draw:line draw:name="Line 31" draw:style-name="gr5" draw:text-style-name="P17" draw:layer="layout" svg:x1="24.977cm" svg:y1="6.985cm" svg:x2="24.977cm" svg:y2="14.605cm">
            <text:p text:style-name="P6"/>
          </draw:line>
        </draw:g>
        <draw:custom-shape draw:name="Rectangle 32" draw:style-name="gr3" draw:text-style-name="P5" draw:layer="layout" svg:width="8.255cm" svg:height="0.972cm" svg:x="16.298cm" svg:y="15.663cm">
          <text:p text:style-name="P18"><text:span text:style-name="T13">Spring Application Context</text:span></text:p>
          <draw:enhanced-geometry svg:viewBox="0 0 21600 21600" draw:type="rectangle" draw:enhanced-path="M 0 0 L 21600 0 21600 21600 0 21600 0 0 Z N"/>
        </draw:custom-shape>
        <draw:g draw:name="Group 50" draw:id="id19">
          <draw:custom-shape draw:name="Rectangle 42" draw:style-name="gr3" draw:text-style-name="P5" draw:layer="layout" svg:width="8.043cm" svg:height="0.972cm" svg:x="1.058cm" svg:y="6.35cm">
            <text:p text:style-name="P18"><text:span text:style-name="T16">Business logic</text:span></text:p>
            <draw:enhanced-geometry svg:viewBox="0 0 21600 21600" draw:type="rectangle" draw:enhanced-path="M 0 0 L 21600 0 21600 21600 0 21600 0 0 Z N"/>
          </draw:custom-shape>
          <draw:line draw:name="Line 43" draw:style-name="gr17" draw:text-style-name="P17" draw:layer="layout" svg:x1="7.538cm" svg:y1="6.861cm" svg:x2="8.878cm" svg:y2="6.861cm">
            <text:p text:style-name="P6"/>
          </draw:line>
        </draw:g>
        <draw:g draw:name="Group 54" draw:id="id13">
          <draw:custom-shape draw:name="Rectangle 41" draw:style-name="gr3" draw:text-style-name="P5" draw:layer="layout" svg:width="6.985cm" svg:height="0.972cm" svg:x="0.847cm" svg:y="13.123cm">
            <text:p text:style-name="P18"><text:span text:style-name="T16">Data access logic</text:span></text:p>
            <draw:enhanced-geometry svg:viewBox="0 0 21600 21600" draw:type="rectangle" draw:enhanced-path="M 0 0 L 21600 0 21600 21600 0 21600 0 0 Z N"/>
          </draw:custom-shape>
          <draw:g draw:name="Group 52">
            <draw:line draw:name="Line 44" draw:style-name="gr17" draw:text-style-name="P17" draw:layer="layout" svg:x1="3.598cm" svg:y1="13.334cm" svg:x2="4.233cm" svg:y2="11.429cm">
              <text:p text:style-name="P6"/>
            </draw:line>
            <draw:line draw:name="Line 45" draw:style-name="gr17" draw:text-style-name="P17" draw:layer="layout" svg:x1="3.598cm" svg:y1="13.334cm" svg:x2="12.488cm" svg:y2="11.429cm">
              <text:p text:style-name="P6"/>
            </draw:line>
            <draw:line draw:name="Line 47" draw:style-name="gr17" draw:text-style-name="P17" draw:layer="layout" svg:x1="3.598cm" svg:y1="13.334cm" svg:x2="21.167cm" svg:y2="11.429cm">
              <text:p text:style-name="P6"/>
            </draw:line>
          </draw:g>
        </draw:g>
        <draw:g draw:name="Group 51" draw:id="id6">
          <draw:custom-shape draw:name="Rectangle 40" draw:style-name="gr3" draw:text-style-name="P5" draw:layer="layout" svg:width="7.857cm" svg:height="1.683cm" svg:x="17.542cm" svg:y="12.351cm">
            <text:p text:style-name="P18"><text:span text:style-name="T16">Data access infrastructure</text:span></text:p>
            <draw:enhanced-geometry svg:viewBox="0 0 21600 21600" draw:type="rectangle" draw:enhanced-path="M 0 0 L 21600 0 21600 21600 0 21600 0 0 Z N"/>
          </draw:custom-shape>
          <draw:line draw:name="Line 48" draw:style-name="gr17" draw:text-style-name="P17" draw:layer="layout" svg:x1="21.352cm" svg:y1="12.577cm" svg:x2="21.352cm" svg:y2="8.042cm">
            <text:p text:style-name="P6"/>
          </draw:line>
          <draw:line draw:name="Line 49" draw:style-name="gr17" draw:text-style-name="P17" draw:layer="layout" svg:x1="18.969cm" svg:y1="13.712cm" svg:x2="15.874cm" svg:y2="14.392cm">
            <text:p text:style-name="P6"/>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6"/>
          <draw:frame presentation:style-name="pr6" draw:text-style-name="P2" draw:layer="layout" svg:width="16.254cm" svg:height="12cm" svg:x="2.033cm" svg:y="12.668cm" presentation:class="notes" presentation:user-transformed="true">
            <draw:text-box>
              <text:p text:style-name="P11"><text:span text:style-name="T5">Spring enables low level data access infrastructure to be separated from application data access logic, and application data access logic to be separated from application business logic</text:span></text:p>
              <text:p text:style-name="P11"><text:span text:style-name="T5"/></text:p>
              <text:p text:style-name="P11"><text:span text:style-name="T5">Instructor should not get into the specifics of these objects yet; e.g. transaction manager. <text:s/>Just focus on the high-level, illustrating Spring as enabler for layered architecture, and how layering is generally a good thing.</text:span></text:p>
              <text:p text:style-name="P11"><text:span text:style-name="T5"/></text:p>
            </draw:text-box>
          </draw:frame>
        </presentation:notes>
      </draw:page>
      <draw:page draw:name="page7" draw:style-name="dp3"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opics in this Session</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8">The role of Spring in enterprise data access</text:p>
              </text:list-item>
            </text:list>
            <text:list text:style-name="L4">
              <text:list-item>
                <text:p text:style-name="P8"><text:span text:style-name="T8">Spring resource management</text:span></text:p>
              </text:list-item>
            </text:list>
            <text:list text:style-name="L4">
              <text:list-item>
                <text:p text:style-name="P8">Spring data access support</text:p>
              </text:list-item>
            </text:list>
            <text:list text:style-name="L4">
              <text:list-item>
                <text:p text:style-name="P8">Data access in a layered architecture</text:p>
              </text:list-item>
            </text:list>
            <text:list text:style-name="L4">
              <text:list-item>
                <text:p text:style-name="P8">Common data access configurations</text:p>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7"/>
          <draw:frame presentation:style-name="pr9" draw:text-style-name="P6" draw:layer="layout" svg:width="16.254cm" svg:height="12.001cm" svg:x="2.033cm" svg:y="12.668cm" presentation:class="notes" presentation:placeholder="true">
            <draw:text-box/>
          </draw:frame>
        </presentation:notes>
      </draw:page>
      <draw:page draw:name="Spring Resource Management " draw:style-name="dp3"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Spring Resource Management </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13">Accessing external systems like a database requires resources</text:p>
              </text:list-item>
            </text:list>
            <text:list text:style-name="L4">
              <text:list-item>
                <text:list>
                  <text:list-item>
                    <text:p text:style-name="P14">Limited resources must be managed properly</text:p>
                  </text:list-item>
                </text:list>
              </text:list-item>
            </text:list>
            <text:list text:style-name="L4">
              <text:list-item>
                <text:p text:style-name="P13">Putting the resource management burden on the application developer is unnecessary</text:p>
              </text:list-item>
            </text:list>
            <text:list text:style-name="L4">
              <text:list-item>
                <text:p text:style-name="P13">Spring provides a comprehensive resource management solution</text:p>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8"/>
          <draw:frame presentation:style-name="pr9" draw:text-style-name="P6" draw:layer="layout" svg:width="16.254cm" svg:height="12.001cm" svg:x="2.033cm" svg:y="12.668cm" presentation:class="notes" presentation:placeholder="true">
            <draw:text-box/>
          </draw:frame>
        </presentation:notes>
      </draw:page>
      <draw:page draw:name="The Resource Management Problem" draw:style-name="dp3"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The Resource Management Problem</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13">To access a data source an application must</text:p>
              </text:list-item>
            </text:list>
            <text:list text:style-name="L4">
              <text:list-item>
                <text:list>
                  <text:list-item>
                    <text:p text:style-name="P14">Establish a connection</text:p>
                  </text:list-item>
                </text:list>
              </text:list-item>
            </text:list>
            <text:list text:style-name="L4">
              <text:list-item>
                <text:p text:style-name="P13">To start its work the application must</text:p>
              </text:list-item>
            </text:list>
            <text:list text:style-name="L4">
              <text:list-item>
                <text:list>
                  <text:list-item>
                    <text:p text:style-name="P14">Begin a transaction</text:p>
                  </text:list-item>
                </text:list>
              </text:list-item>
            </text:list>
            <text:list text:style-name="L4">
              <text:list-item>
                <text:p text:style-name="P13">When done with its work the application must</text:p>
              </text:list-item>
            </text:list>
            <text:list text:style-name="L4">
              <text:list-item>
                <text:list>
                  <text:list-item>
                    <text:p text:style-name="P14">Commit or rollback the transaction</text:p>
                  </text:list-item>
                </text:list>
              </text:list-item>
            </text:list>
            <text:list text:style-name="L4">
              <text:list-item>
                <text:list>
                  <text:list-item>
                    <text:p text:style-name="P14">Close the connection</text:p>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9"/>
          <draw:frame presentation:style-name="pr6" draw:text-style-name="P2" draw:layer="layout" svg:width="16.254cm" svg:height="12cm" svg:x="2.033cm" svg:y="12.668cm" presentation:class="notes" presentation:user-transformed="true">
            <draw:text-box>
              <text:p text:style-name="P11"><text:span text:style-name="T5"><text:s/></text:span><text:span text:style-name="T5">least in a typical production environment - the connection is actually returned to a pool and not *closed*</text:span></text:p>
            </draw:text-box>
          </draw:frame>
        </presentation:notes>
      </draw:page>
      <draw:page draw:name="Effective Resource Management" draw:style-name="dp3" draw:master-page-name="Default">
        <office:forms form:automatic-focus="false" form:apply-design-mode="false"/>
        <draw:frame presentation:style-name="pr4" draw:text-style-name="P20" draw:layer="layout" svg:width="17.476cm" svg:height="2.999cm" svg:x="0.957cm" svg:y="0.225cm" presentation:class="title" presentation:user-transformed="true">
          <draw:text-box>
            <text:p text:style-name="P7">Effective Resource Management</text:p>
          </draw:text-box>
        </draw:frame>
        <draw:g draw:name="Group 104">
          <draw:g draw:name="Group 103">
            <draw:custom-shape draw:name="Rectangle 5" draw:style-name="gr18" draw:text-style-name="P5" draw:layer="layout" svg:width="4.656cm" svg:height="1.27cm" svg:x="3.387cm" svg:y="4.657cm">
              <text:p text:style-name="P6"/>
              <draw:enhanced-geometry svg:viewBox="0 0 21600 21600" draw:type="rectangle" draw:enhanced-path="M 0 0 L 21600 0 21600 21600 0 21600 0 0 Z N"/>
            </draw:custom-shape>
            <draw:custom-shape draw:name="Rectangle 6" draw:style-name="gr19" draw:text-style-name="P19" draw:layer="layout" svg:width="4.656cm" svg:height="0.972cm" svg:x="3.387cm" svg:y="4.868cm">
              <text:p text:style-name="P18"><text:span text:style-name="T13">Application</text:span></text:p>
              <draw:enhanced-geometry svg:viewBox="0 0 21600 21600" draw:type="rectangle" draw:enhanced-path="M 0 0 L 21600 0 21600 21600 0 21600 0 0 Z N"/>
            </draw:custom-shape>
          </draw:g>
          <draw:line draw:name="Line 7" draw:style-name="gr20" draw:text-style-name="P17" draw:layer="layout" svg:x1="5.715cm" svg:y1="5.927cm" svg:x2="5.715cm" svg:y2="16.933cm">
            <text:p text:style-name="P6"/>
          </draw:line>
        </draw:g>
        <draw:g draw:name="Group 66" draw:id="id20">
          <draw:line draw:name="Line 8" draw:style-name="gr16" draw:text-style-name="P17" draw:layer="layout" svg:x1="1.234cm" svg:y1="8.678cm" svg:x2="5.308cm" svg:y2="8.678cm">
            <text:p text:style-name="P6"/>
          </draw:line>
          <draw:custom-shape draw:name="Text Box 17" draw:style-name="gr21" draw:text-style-name="P19" draw:layer="layout" svg:width="4.656cm" svg:height="0.972cm" svg:x="0.847cm" svg:y="7.832cm">
            <text:p text:style-name="P18"><text:span text:style-name="T17">invoke(input)</text:span></text:p>
            <draw:enhanced-geometry svg:viewBox="0 0 21600 21600" draw:type="mso-spt202" draw:enhanced-path="M 0 0 L 21600 0 21600 21600 0 21600 0 0 Z N"/>
          </draw:custom-shape>
        </draw:g>
        <draw:g draw:name="Group 108">
          <draw:custom-shape draw:name="Rectangle 10" draw:style-name="gr22" draw:text-style-name="P5" draw:layer="layout" svg:width="6.773cm" svg:height="1.27cm" svg:x="16.087cm" svg:y="4.657cm">
            <text:p text:style-name="P6"/>
            <draw:enhanced-geometry svg:viewBox="0 0 21600 21600" draw:type="rectangle" draw:enhanced-path="M 0 0 L 21600 0 21600 21600 0 21600 0 0 Z N"/>
          </draw:custom-shape>
          <draw:custom-shape draw:name="Rectangle 11" draw:style-name="gr23" draw:text-style-name="P19" draw:layer="layout" svg:width="6.773cm" svg:height="0.972cm" svg:x="16.087cm" svg:y="4.868cm">
            <text:p text:style-name="P18"><text:span text:style-name="T14">Transaction</text:span></text:p>
            <draw:enhanced-geometry svg:viewBox="0 0 21600 21600" draw:type="rectangle" draw:enhanced-path="M 0 0 L 21600 0 21600 21600 0 21600 0 0 Z N"/>
          </draw:custom-shape>
        </draw:g>
        <draw:line draw:name="Line 22" draw:style-name="gr24" draw:text-style-name="P17" draw:layer="layout" svg:x1="19.685cm" svg:y1="5.927cm" svg:x2="19.685cm" svg:y2="16.933cm">
          <text:p text:style-name="P6"/>
        </draw:line>
        <draw:g draw:name="Group 67" draw:id="id23">
          <draw:line draw:name="Line 24" draw:style-name="gr16" draw:text-style-name="P17" draw:layer="layout" svg:x1="6.299cm" svg:y1="9.737cm" svg:x2="19.717cm" svg:y2="9.737cm">
            <text:p text:style-name="P6"/>
          </draw:line>
          <draw:custom-shape draw:name="Text Box 25" draw:style-name="gr25" draw:text-style-name="P19" draw:layer="layout" svg:width="15.451cm" svg:height="0.972cm" svg:x="5.08cm" svg:y="8.89cm">
            <text:p text:style-name="P18"><text:span text:style-name="T13">begin</text:span></text:p>
            <draw:enhanced-geometry svg:viewBox="0 0 21600 21600" draw:type="mso-spt202" draw:enhanced-path="M 0 0 L 21600 0 21600 21600 0 21600 0 0 Z N"/>
          </draw:custom-shape>
        </draw:g>
        <draw:g draw:name="Group 31" draw:id="id29">
          <draw:line draw:name="Line 32" draw:style-name="gr26" draw:text-style-name="P17" draw:layer="layout" svg:x1="5.714cm" svg:y1="16.51cm" svg:x2="1.269cm" svg:y2="16.51cm">
            <text:p text:style-name="P6"/>
          </draw:line>
          <draw:custom-shape draw:name="Text Box 33" draw:style-name="gr27" draw:text-style-name="P19" draw:layer="layout" svg:width="3.087cm" svg:height="0.972cm" svg:x="1.887cm" svg:y="15.663cm">
            <text:p text:style-name="P18"><text:span text:style-name="T13">output</text:span></text:p>
            <draw:enhanced-geometry svg:viewBox="0 0 21600 21600" draw:type="mso-spt202" draw:enhanced-path="M 0 0 L 21600 0 21600 21600 0 21600 0 0 Z N"/>
          </draw:custom-shape>
        </draw:g>
        <draw:g draw:name="Group 94" draw:id="id27">
          <draw:line draw:name="Line 36" draw:style-name="gr16" draw:text-style-name="P17" draw:layer="layout" svg:x1="5.919cm" svg:y1="14.605cm" svg:x2="19.634cm" svg:y2="14.605cm">
            <text:p text:style-name="P6"/>
          </draw:line>
          <draw:custom-shape draw:name="Text Box 37" draw:style-name="gr28" draw:text-style-name="P19" draw:layer="layout" svg:width="15.239cm" svg:height="0.972cm" svg:x="5.503cm" svg:y="13.758cm">
            <text:p text:style-name="P18"><text:span text:style-name="T13">commit</text:span></text:p>
            <draw:enhanced-geometry svg:viewBox="0 0 21600 21600" draw:type="mso-spt202" draw:enhanced-path="M 0 0 L 21600 0 21600 21600 0 21600 0 0 Z N"/>
          </draw:custom-shape>
        </draw:g>
        <draw:g draw:name="Group 102">
          <draw:g draw:name="Group 101">
            <draw:custom-shape draw:name="Rectangle 45" draw:style-name="gr22" draw:text-style-name="P5" draw:layer="layout" svg:width="4.445cm" svg:height="1.27cm" svg:x="9.737cm" svg:y="4.657cm">
              <text:p text:style-name="P6"/>
              <draw:enhanced-geometry svg:viewBox="0 0 21600 21600" draw:type="rectangle" draw:enhanced-path="M 0 0 L 21600 0 21600 21600 0 21600 0 0 Z N"/>
            </draw:custom-shape>
            <draw:custom-shape draw:name="Rectangle 46" draw:style-name="gr29" draw:text-style-name="P19" draw:layer="layout" svg:width="4.445cm" svg:height="0.972cm" svg:x="9.737cm" svg:y="4.868cm">
              <text:p text:style-name="P18"><text:span text:style-name="T14">Connection</text:span></text:p>
              <draw:enhanced-geometry svg:viewBox="0 0 21600 21600" draw:type="rectangle" draw:enhanced-path="M 0 0 L 21600 0 21600 21600 0 21600 0 0 Z N"/>
            </draw:custom-shape>
          </draw:g>
          <draw:line draw:name="Line 47" draw:style-name="gr24" draw:text-style-name="P17" draw:layer="layout" svg:x1="11.853cm" svg:y1="5.927cm" svg:x2="11.853cm" svg:y2="16.933cm">
            <text:p text:style-name="P6"/>
          </draw:line>
        </draw:g>
        <draw:g draw:name="Group 99" draw:id="id24">
          <draw:line draw:name="Line 48" draw:style-name="gr16" draw:text-style-name="P17" draw:layer="layout" svg:x1="5.503cm" svg:y1="11.007cm" svg:x2="11.853cm" svg:y2="11.007cm">
            <text:p text:style-name="P6"/>
          </draw:line>
          <draw:custom-shape draw:name="Text Box 49" draw:style-name="gr30" draw:text-style-name="P19" draw:layer="layout" svg:width="4.383cm" svg:height="0.972cm" svg:x="6.35cm" svg:y="10.16cm">
            <text:p text:style-name="P18"><text:span text:style-name="T13">select data</text:span></text:p>
            <draw:enhanced-geometry svg:viewBox="0 0 21600 21600" draw:type="mso-spt202" draw:enhanced-path="M 0 0 L 21600 0 21600 21600 0 21600 0 0 Z N"/>
          </draw:custom-shape>
        </draw:g>
        <draw:g draw:name="Group 100" draw:id="id26">
          <draw:line draw:name="Line 52" draw:style-name="gr16" draw:text-style-name="P17" draw:layer="layout" svg:x1="5.715cm" svg:y1="13.758cm" svg:x2="11.853cm" svg:y2="13.758cm">
            <text:p text:style-name="P6"/>
          </draw:line>
          <draw:custom-shape draw:name="Text Box 53" draw:style-name="gr31" draw:text-style-name="P19" draw:layer="layout" svg:width="4.414cm" svg:height="0.972cm" svg:x="6.562cm" svg:y="12.912cm">
            <text:p text:style-name="P18"><text:span text:style-name="T13">update data</text:span></text:p>
            <draw:enhanced-geometry svg:viewBox="0 0 21600 21600" draw:type="mso-spt202" draw:enhanced-path="M 0 0 L 21600 0 21600 21600 0 21600 0 0 Z N"/>
          </draw:custom-shape>
        </draw:g>
        <draw:g draw:name="Group 54" draw:id="id28">
          <draw:line draw:name="Line 55" draw:style-name="gr16" draw:text-style-name="P17" draw:layer="layout" svg:x1="6.138cm" svg:y1="15.663cm" svg:x2="11.853cm" svg:y2="15.663cm">
            <text:p text:style-name="P6"/>
          </draw:line>
          <draw:custom-shape draw:name="Text Box 56" draw:style-name="gr32" draw:text-style-name="P19" draw:layer="layout" svg:width="3.76cm" svg:height="0.972cm" svg:x="6.889cm" svg:y="14.817cm">
            <text:p text:style-name="P18"><text:span text:style-name="T13">close</text:span></text:p>
            <draw:enhanced-geometry svg:viewBox="0 0 21600 21600" draw:type="mso-spt202" draw:enhanced-path="M 0 0 L 21600 0 21600 21600 0 21600 0 0 Z N"/>
          </draw:custom-shape>
        </draw:g>
        <draw:g draw:name="Group 110" draw:id="id25">
          <draw:line draw:name="Line 60" draw:style-name="gr33" draw:text-style-name="P17" draw:layer="layout" svg:x1="8.387cm" svg:y1="11.642cm" svg:x2="8.387cm" svg:y2="12.488cm">
            <text:p text:style-name="P6"/>
          </draw:line>
          <draw:g draw:name="Group 109">
            <draw:line draw:name="Line 58" draw:style-name="gr33" draw:text-style-name="P17" draw:layer="layout" svg:x1="6.138cm" svg:y1="11.642cm" svg:x2="8.387cm" svg:y2="11.642cm">
              <text:p text:style-name="P6"/>
            </draw:line>
            <draw:line draw:name="Line 61" draw:style-name="gr34" draw:text-style-name="P17" draw:layer="layout" svg:x1="8.386cm" svg:y1="12.488cm" svg:x2="6.137cm" svg:y2="12.488cm">
              <text:p text:style-name="P6"/>
            </draw:line>
            <draw:custom-shape draw:name="Text Box 62" draw:style-name="gr35" draw:text-style-name="P21" draw:layer="layout" svg:width="6.443cm" svg:height="0.972cm" svg:x="8.162cm" svg:y="11.642cm">
              <text:p text:style-name="P15"><text:span text:style-name="T13">Do business logic</text:span></text:p>
              <draw:enhanced-geometry svg:viewBox="0 0 21600 21600" draw:type="mso-spt202" draw:enhanced-path="M 0 0 L 21600 0 21600 21600 0 21600 0 0 Z N"/>
            </draw:custom-shape>
          </draw:g>
        </draw:g>
        <draw:g draw:name="Group 111" draw:id="id22">
          <draw:line draw:name="Line 88" draw:style-name="gr16" draw:text-style-name="P17" draw:layer="layout" svg:x1="6.037cm" svg:y1="8.89cm" svg:x2="11.919cm" svg:y2="8.89cm">
            <text:p text:style-name="P6"/>
          </draw:line>
          <draw:custom-shape draw:name="Text Box 89" draw:style-name="gr36" draw:text-style-name="P19" draw:layer="layout" svg:width="6.774cm" svg:height="0.972cm" svg:x="5.503cm" svg:y="8.043cm">
            <text:p text:style-name="P18"><text:span text:style-name="T13">get</text:span></text:p>
            <draw:enhanced-geometry svg:viewBox="0 0 21600 21600" draw:type="mso-spt202" draw:enhanced-path="M 0 0 L 21600 0 21600 21600 0 21600 0 0 Z N"/>
          </draw:custom-shape>
        </draw:g>
        <draw:custom-shape draw:name="Rectangle 98" draw:style-name="gr37" draw:text-style-name="P5" draw:id="id21" draw:layer="layout" svg:width="0.846cm" svg:height="8.255cm" svg:x="5.292cm" svg:y="8.255cm">
          <text:p text:style-name="P6"/>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group-id="0" presentation:preset-class="entrance" presentation:preset-id="ooo-entrance-appear">
                  <anim:set smil:begin="0s" smil:dur="0.001s" smil:fill="hold" smil:targetElement="id2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0"/>
          <draw:frame presentation:style-name="pr9" draw:text-style-name="P6" draw:layer="layout" svg:width="16.254cm" svg:height="12.001cm" svg:x="2.033cm" svg:y="12.668cm" presentation:class="notes" presentation:placeholder="true">
            <draw:text-box/>
          </draw:frame>
        </presentation:notes>
      </draw:page>
      <draw:page draw:name="Managing Resources Manually" draw:style-name="dp3"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Managing Resources Manually</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13">In many applications resource management is a manual process</text:p>
              </text:list-item>
            </text:list>
            <text:list text:style-name="L4">
              <text:list-item>
                <text:list>
                  <text:list-item>
                    <text:p text:style-name="P14">The responsibility of the application developer</text:p>
                  </text:list-item>
                </text:list>
              </text:list-item>
            </text:list>
            <text:list text:style-name="L4">
              <text:list-item>
                <text:p text:style-name="P13">This is not an effective approach</text:p>
              </text:list-item>
            </text:list>
            <text:list text:style-name="L4">
              <text:list-item>
                <text:list>
                  <text:list-item>
                    <text:p text:style-name="P14">Copy and pasting code</text:p>
                  </text:list-item>
                </text:list>
              </text:list-item>
            </text:list>
            <text:list text:style-name="L4">
              <text:list-item>
                <text:list>
                  <text:list-item>
                    <text:p text:style-name="P14">Introducing subtle, potentially critical bugs</text:p>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1"/>
          <draw:frame presentation:style-name="pr9" draw:text-style-name="P6" draw:layer="layout" svg:width="16.254cm" svg:height="12.001cm" svg:x="2.033cm" svg:y="12.668cm" presentation:class="notes" presentation:placeholder="true">
            <draw:text-box/>
          </draw:frame>
        </presentation:notes>
      </draw:page>
      <draw:page draw:name="Not Effective - Copy &amp; Pasting Code" draw:style-name="dp3"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Not Effective - Copy &amp; Pasting Code</text:p>
          </draw:text-box>
        </draw:frame>
        <draw:frame presentation:style-name="pr11" draw:text-style-name="P10" draw:layer="layout" svg:width="11.007cm" svg:height="13.76cm" svg:x="6.772cm" svg:y="3.597cm" presentation:class="outline" presentation:user-transformed="true">
          <draw:text-box>
            <text:list text:style-name="L7">
              <text:list-item>
                <text:p text:style-name="P22"><text:span text:style-name="T17">doSomeWork(...) {</text:span></text:p>
              </text:list-item>
            </text:list>
            <text:list text:style-name="L8">
              <text:list-item>
                <text:p text:style-name="P22"><text:span text:style-name="T18"><text:s text:c="4"/></text:span><text:span text:style-name="T18">try</text:span><text:span text:style-name="T17"> {</text:span></text:p>
              </text:list-item>
            </text:list>
            <text:list text:style-name="L7">
              <text:list-item>
                <text:p text:style-name="P22"><text:span text:style-name="T17"><text:s text:c="8"/></text:span><text:span text:style-name="T17">get connection</text:span></text:p>
              </text:list-item>
            </text:list>
            <text:list text:style-name="L7">
              <text:list-item>
                <text:p text:style-name="P22"><text:span text:style-name="T17"><text:s text:c="8"/></text:span><text:span text:style-name="T17">begin transaction</text:span></text:p>
              </text:list-item>
            </text:list>
            <text:list text:style-name="L7">
              <text:list-item>
                <text:p text:style-name="P22"><text:span text:style-name="T17"><text:s text:c="8"/></text:span><text:span text:style-name="T19">execute SQL</text:span></text:p>
              </text:list-item>
            </text:list>
            <text:list text:style-name="L7">
              <text:list-item>
                <text:p text:style-name="P22"><text:span text:style-name="T19"><text:s text:c="8"/></text:span><text:span text:style-name="T19">process the result set</text:span></text:p>
              </text:list-item>
            </text:list>
            <text:list text:style-name="L7">
              <text:list-item>
                <text:p text:style-name="P22"><text:span text:style-name="T19"><text:s text:c="8"/></text:span><text:span text:style-name="T17">commit</text:span></text:p>
              </text:list-item>
            </text:list>
            <text:list text:style-name="L7">
              <text:list-item>
                <text:p text:style-name="P22"><text:span text:style-name="T17"><text:s text:c="4"/></text:span><text:span text:style-name="T17">} </text:span></text:p>
              </text:list-item>
            </text:list>
            <text:list text:style-name="L8">
              <text:list-item>
                <text:p text:style-name="P22"><text:span text:style-name="T18"><text:s text:c="4"/></text:span><text:span text:style-name="T18">catch</text:span><text:span text:style-name="T17"> (SQLException e) {</text:span></text:p>
              </text:list-item>
            </text:list>
            <text:list text:style-name="L7">
              <text:list-item>
                <text:p text:style-name="P22"><text:span text:style-name="T17"><text:s text:c="8"/></text:span><text:span text:style-name="T17">rollback</text:span></text:p>
              </text:list-item>
            </text:list>
            <text:list text:style-name="L7">
              <text:list-item>
                <text:p text:style-name="P22"><text:span text:style-name="T17"><text:s text:c="8"/></text:span><text:span text:style-name="T17">throw application exception</text:span></text:p>
              </text:list-item>
            </text:list>
            <text:list text:style-name="L7">
              <text:list-item>
                <text:p text:style-name="P22"><text:span text:style-name="T17"><text:s text:c="4"/></text:span><text:span text:style-name="T17">} </text:span><text:span text:style-name="T18">finally</text:span><text:span text:style-name="T17"> { </text:span></text:p>
              </text:list-item>
            </text:list>
            <text:list text:style-name="L8">
              <text:list-item>
                <text:p text:style-name="P22"><text:span text:style-name="T18"><text:s text:c="8"/></text:span><text:span text:style-name="T18">try</text:span><text:span text:style-name="T17"> { </text:span></text:p>
              </text:list-item>
            </text:list>
            <text:list text:style-name="L7">
              <text:list-item>
                <text:p text:style-name="P22"><text:span text:style-name="T17"><text:s text:c="12"/></text:span><text:span text:style-name="T17">close connection</text:span></text:p>
              </text:list-item>
            </text:list>
            <text:list text:style-name="L7">
              <text:list-item>
                <text:p text:style-name="P22"><text:span text:style-name="T17"><text:s text:c="8"/></text:span><text:span text:style-name="T17">}</text:span></text:p>
              </text:list-item>
            </text:list>
            <text:list text:style-name="L8">
              <text:list-item>
                <text:p text:style-name="P22"><text:span text:style-name="T18"><text:s text:c="8"/></text:span><text:span text:style-name="T18">catch</text:span><text:span text:style-name="T17"> {}</text:span></text:p>
              </text:list-item>
            </text:list>
            <text:list text:style-name="L7">
              <text:list-item>
                <text:p text:style-name="P22"><text:span text:style-name="T17"><text:s text:c="4"/></text:span><text:span text:style-name="T17">}</text:span></text:p>
              </text:list-item>
            </text:list>
            <text:list text:style-name="L7">
              <text:list-item>
                <text:p text:style-name="P22"><text:span text:style-name="T17">}</text:span></text:p>
              </text:list-item>
            </text:list>
          </draw:text-box>
        </draw:frame>
        <draw:g draw:name="Group 20" draw:id="id30">
          <draw:line draw:name="Line 6" draw:style-name="gr38" draw:text-style-name="P17" draw:layer="layout" svg:x1="19.472cm" svg:y1="7.619cm" svg:x2="12.699cm" svg:y2="6.984cm">
            <text:p text:style-name="P6"/>
          </draw:line>
          <draw:custom-shape draw:name="Text Box 8" draw:style-name="gr39" draw:text-style-name="P5" draw:layer="layout" svg:width="2.741cm" svg:height="1.048cm" svg:x="19.493cm" svg:y="7.113cm">
            <text:p text:style-name="P15"><text:span text:style-name="T20">Unique</text:span></text:p>
            <draw:enhanced-geometry svg:viewBox="0 0 21600 21600" draw:type="mso-spt202" draw:enhanced-path="M 0 0 L 21600 0 21600 21600 0 21600 0 0 Z N"/>
          </draw:custom-shape>
          <draw:line draw:name="Line 18" draw:style-name="gr38" draw:text-style-name="P17" draw:layer="layout" svg:x1="19.472cm" svg:y1="7.62cm" svg:x2="15.239cm" svg:y2="7.832cm">
            <text:p text:style-name="P6"/>
          </draw:line>
        </draw:g>
        <draw:g draw:name="Group 23" draw:id="id31">
          <draw:custom-shape draw:name="Text Box 10" draw:style-name="gr40" draw:text-style-name="P5" draw:layer="layout" svg:width="4.233cm" svg:height="2.622cm" svg:x="0.847cm" svg:y="11.43cm">
            <text:p text:style-name="P15"><text:span text:style-name="T21">Copied</text:span></text:p>
            <text:p text:style-name="P15"><text:span text:style-name="T21">around</text:span></text:p>
            <text:p text:style-name="P15"><text:span text:style-name="T21">everywhere</text:span></text:p>
            <draw:enhanced-geometry svg:viewBox="0 0 21600 21600" draw:type="mso-spt202" draw:enhanced-path="M 0 0 L 21600 0 21600 21600 0 21600 0 0 Z N"/>
          </draw:custom-shape>
          <draw:line draw:name="Line 9" draw:style-name="gr38" draw:text-style-name="P17" draw:layer="layout" svg:x1="5.08cm" svg:y1="12.487cm" svg:x2="8.255cm" svg:y2="11.006cm">
            <text:p text:style-name="P6"/>
          </draw:line>
          <draw:line draw:name="Line 17" draw:style-name="gr38" draw:text-style-name="P17" draw:layer="layout" svg:x1="5.08cm" svg:y1="12.487cm" svg:x2="8.043cm" svg:y2="5.926cm">
            <text:p text:style-name="P6"/>
          </draw:line>
          <draw:line draw:name="Line 19" draw:style-name="gr38" draw:text-style-name="P17" draw:layer="layout" svg:x1="5.08cm" svg:y1="12.488cm" svg:x2="8.678cm" svg:y2="13.758cm">
            <text:p text:style-name="P6"/>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1"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2"/>
          <draw:frame presentation:style-name="pr9" draw:text-style-name="P6" draw:layer="layout" svg:width="16.254cm" svg:height="12.001cm" svg:x="2.033cm" svg:y="12.668cm" presentation:class="notes" presentation:placeholder="true">
            <draw:text-box/>
          </draw:frame>
        </presentation:notes>
      </draw:page>
      <draw:page draw:name="Not Effective - Classic Memory Leak" draw:style-name="dp3"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Not Effective - Classic Memory Leak</text:p>
          </draw:text-box>
        </draw:frame>
        <draw:frame presentation:style-name="pr12" draw:text-style-name="P10" draw:layer="layout" svg:width="11.007cm" svg:height="12.066cm" svg:x="6.772cm" svg:y="4.867cm" presentation:class="outline" presentation:user-transformed="true">
          <draw:text-box>
            <text:list text:style-name="L7">
              <text:list-item>
                <text:p text:id="id32" text:style-name="P23"><text:span text:style-name="T22">doSomeWork(...) {</text:span></text:p>
              </text:list-item>
            </text:list>
            <text:list text:style-name="L8">
              <text:list-item>
                <text:p text:id="id33" text:style-name="P23"><text:span text:style-name="T23"><text:s text:c="4"/></text:span><text:span text:style-name="T23">try</text:span><text:span text:style-name="T22"> {</text:span></text:p>
              </text:list-item>
            </text:list>
            <text:list text:style-name="L7">
              <text:list-item>
                <text:p text:id="id34" text:style-name="P23"><text:span text:style-name="T22"><text:s text:c="8"/></text:span><text:span text:style-name="T22">get connection</text:span></text:p>
              </text:list-item>
            </text:list>
            <text:list text:style-name="L7">
              <text:list-item>
                <text:p text:id="id35" text:style-name="P23"><text:span text:style-name="T22"><text:s text:c="8"/></text:span><text:span text:style-name="T22">begin transaction</text:span></text:p>
              </text:list-item>
            </text:list>
            <text:list text:style-name="L7">
              <text:list-item>
                <text:p text:id="id36" text:style-name="P23"><text:span text:style-name="T22"><text:s text:c="8"/></text:span><text:span text:style-name="T22">execute SQL</text:span></text:p>
              </text:list-item>
            </text:list>
            <text:list text:style-name="L7">
              <text:list-item>
                <text:p text:id="id37" text:style-name="P23"><text:span text:style-name="T22"><text:s text:c="8"/></text:span><text:span text:style-name="T22">execute more SQL</text:span></text:p>
              </text:list-item>
            </text:list>
            <text:list text:style-name="L7">
              <text:list-item>
                <text:p text:id="id38" text:style-name="P23"><text:span text:style-name="T22"><text:s text:c="8"/></text:span><text:span text:style-name="T22">commit</text:span></text:p>
              </text:list-item>
            </text:list>
            <text:list text:style-name="L7">
              <text:list-item>
                <text:p text:id="id39" text:style-name="P23"><text:span text:style-name="T22"><text:s text:c="8"/></text:span><text:span text:style-name="T22">close connection</text:span></text:p>
              </text:list-item>
            </text:list>
            <text:list text:style-name="L7">
              <text:list-item>
                <text:p text:id="id40" text:style-name="P23"><text:span text:style-name="T22"><text:s text:c="4"/></text:span><text:span text:style-name="T22">} </text:span></text:p>
              </text:list-item>
            </text:list>
            <text:list text:style-name="L8">
              <text:list-item>
                <text:p text:id="id41" text:style-name="P23"><text:span text:style-name="T23"><text:s text:c="4"/></text:span><text:span text:style-name="T23">catch</text:span><text:span text:style-name="T22"> (SQLException) {</text:span></text:p>
              </text:list-item>
            </text:list>
            <text:list text:style-name="L7">
              <text:list-item>
                <text:p text:id="id42" text:style-name="P23"><text:span text:style-name="T22"><text:s text:c="8"/></text:span><text:span text:style-name="T22">rollback</text:span></text:p>
              </text:list-item>
            </text:list>
            <text:list text:style-name="L7">
              <text:list-item>
                <text:p text:id="id43" text:style-name="P23"><text:span text:style-name="T22"><text:s text:c="8"/></text:span><text:span text:style-name="T22">log exception</text:span></text:p>
              </text:list-item>
            </text:list>
            <text:list text:style-name="L7">
              <text:list-item>
                <text:p text:id="id44" text:style-name="P23"><text:span text:style-name="T22"><text:s text:c="4"/></text:span><text:span text:style-name="T22">}</text:span></text:p>
              </text:list-item>
            </text:list>
            <text:list text:style-name="L7">
              <text:list-item>
                <text:p text:id="id45" text:style-name="P23"><text:span text:style-name="T22">}</text:span></text:p>
              </text:list-item>
            </text:list>
          </draw:text-box>
        </draw:frame>
        <draw:g draw:name="Group 14" draw:id="id48">
          <draw:line draw:name="Line 8" draw:style-name="gr41" draw:text-style-name="P17" draw:layer="layout" svg:x1="17.959cm" svg:y1="9.525cm" svg:x2="14.392cm" svg:y2="9.525cm">
            <text:p text:style-name="P6"/>
          </draw:line>
          <draw:custom-shape draw:name="Text Box 9" draw:style-name="gr42" draw:text-style-name="P5" draw:layer="layout" svg:width="3.842cm" svg:height="1.048cm" svg:x="17.96cm" svg:y="8.89cm">
            <text:p text:style-name="P18"><text:span text:style-name="T24">FAILS</text:span></text:p>
            <draw:enhanced-geometry svg:viewBox="0 0 21600 21600" draw:type="mso-spt202" draw:enhanced-path="M 0 0 L 21600 0 21600 21600 0 21600 0 0 Z N"/>
          </draw:custom-shape>
        </draw:g>
        <draw:g draw:name="Group 11" draw:id="id53">
          <draw:line draw:name="Line 12" draw:style-name="gr43" draw:text-style-name="P17" draw:layer="layout" svg:x1="20.95cm" svg:y1="13.098cm" svg:x2="13.97cm" svg:y2="11.218cm">
            <text:p text:style-name="P6"/>
          </draw:line>
          <draw:custom-shape draw:name="Text Box 13" draw:style-name="gr44" draw:text-style-name="P5" draw:layer="layout" svg:width="6.304cm" svg:height="1.048cm" svg:x="18.248cm" svg:y="13.103cm">
            <text:p text:style-name="P18"><text:span text:style-name="T24">close never called</text:span></text:p>
            <draw:enhanced-geometry svg:viewBox="0 0 21600 21600" draw:type="mso-spt202" draw:enhanced-path="M 0 0 L 21600 0 21600 21600 0 21600 0 0 Z N"/>
          </draw:custom-shape>
        </draw:g>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anim:par>
            <anim:par smil:begin="next">
              <anim:par smil:begin="0s">
                <anim:par anim:id="id46" smil:begin="0s" smil:fill="hold" presentation:node-type="on-click" presentation:group-id="0" presentation:preset-class="emphasis" presentation:preset-id="ooo-emphasis-font-color" presentation:preset-sub-type="2">
                  <anim:animateColor smil:dur="0.5s" smil:fill="hold" smil:targetElement="id34" anim:sub-item="text" smil:attributeName="color" smil:to="#ff0000" anim:color-interpolation="rgb" anim:color-interpolation-direction="clockwise"/>
                </anim:par>
              </anim:par>
            </anim:par>
            <anim:par smil:begin="next">
              <anim:par smil:begin="0s">
                <anim:par anim:id="id47" smil:begin="0s" smil:fill="hold" presentation:node-type="on-click" presentation:group-id="0" presentation:preset-class="emphasis" presentation:preset-id="ooo-emphasis-font-color" presentation:preset-sub-type="2">
                  <anim:animateColor smil:dur="0.5s" smil:fill="hold" smil:targetElement="id35" anim:sub-item="text" smil:attributeName="color" smil:to="#ff0000" anim:color-interpolation="rgb" anim:color-interpolation-direction="clockwise"/>
                </anim:par>
                <anim:animateColor smil:begin="0s" smil:dur="0.001s" smil:fill="hold" presentation:master-element="id46" smil:targetElement="id34" smil:attributeName="dim" smil:to="#000000" anim:color-interpolation="rgb" anim:color-interpolation-direction="clockwise"/>
              </anim:par>
            </anim:par>
            <anim:par smil:begin="next">
              <anim:par smil:begin="0s">
                <anim:par anim:id="id49" smil:begin="0s" smil:fill="hold" presentation:node-type="on-click" presentation:group-id="0" presentation:preset-class="emphasis" presentation:preset-id="ooo-emphasis-font-color" presentation:preset-sub-type="2">
                  <anim:animateColor smil:dur="0.5s" smil:fill="hold" smil:targetElement="id36" anim:sub-item="text" smil:attributeName="color" smil:to="#ff0000" anim:color-interpolation="rgb" anim:color-interpolation-direction="clockwise"/>
                </anim:par>
                <anim:animateColor smil:begin="0s" smil:dur="0.001s" smil:fill="hold" presentation:master-element="id47" smil:targetElement="id35" smil:attributeName="dim" smil:to="#000000" anim:color-interpolation="rgb" anim:color-interpolation-direction="clockwise"/>
              </anim:par>
            </anim:par>
            <anim:par smil:begin="next">
              <anim:par smil:begin="0s">
                <anim:par anim:id="id50" smil:begin="0s" smil:fill="hold" presentation:node-type="on-click" presentation:group-id="0" presentation:preset-class="emphasis" presentation:preset-id="ooo-emphasis-font-color" presentation:preset-sub-type="2">
                  <anim:animateColor smil:dur="0.5s" smil:fill="hold" smil:targetElement="id37" anim:sub-item="text" smil:attributeName="color" smil:to="#ff0000" anim:color-interpolation="rgb" anim:color-interpolation-direction="clockwise"/>
                </anim:par>
                <anim:par anim:id="id51" smil:begin="0s" smil:fill="hold" presentation:node-type="with-previous" presentation:preset-class="entrance" presentation:preset-id="ooo-entrance-appear">
                  <anim:set smil:begin="0s" smil:dur="0.001s" smil:fill="hold" smil:targetElement="id48" smil:attributeName="visibility" smil:to="visible"/>
                </anim:par>
                <anim:animateColor smil:begin="0s" smil:dur="0.001s" smil:fill="hold" presentation:master-element="id49" smil:targetElement="id36" smil:attributeName="dim" smil:to="#000000" anim:color-interpolation="rgb" anim:color-interpolation-direction="clockwise"/>
              </anim:par>
            </anim:par>
            <anim:par smil:begin="next">
              <anim:par smil:begin="0s">
                <anim:par anim:id="id52" smil:begin="0s" smil:fill="hold" presentation:node-type="on-click" presentation:group-id="1" presentation:preset-class="emphasis" presentation:preset-id="ooo-emphasis-font-color" presentation:preset-sub-type="2">
                  <anim:animateColor smil:dur="0.5s" smil:fill="hold" smil:targetElement="id42" anim:sub-item="text" smil:attributeName="color" smil:to="#ff0000" anim:color-interpolation="rgb" anim:color-interpolation-direction="clockwise"/>
                </anim:par>
                <anim:animateColor smil:begin="0s" smil:dur="0.001s" smil:fill="hold" presentation:master-element="id50" smil:targetElement="id37" smil:attributeName="dim" smil:to="#000000" anim:color-interpolation="rgb" anim:color-interpolation-direction="clockwise"/>
                <anim:set smil:begin="0s" smil:dur="0.001s" smil:fill="hold" presentation:master-element="id51" smil:targetElement="id48" smil:attributeName="visibility" smil:to="hidden"/>
              </anim:par>
            </anim:par>
            <anim:par smil:begin="next">
              <anim:par smil:begin="0s">
                <anim:par anim:id="id54" smil:begin="0s" smil:fill="hold" presentation:node-type="on-click" presentation:group-id="0" presentation:preset-class="emphasis" presentation:preset-id="ooo-emphasis-font-color" presentation:preset-sub-type="2">
                  <anim:animateColor smil:dur="0.5s" smil:fill="hold" smil:targetElement="id43" anim:sub-item="text" smil:attributeName="color" smil:to="#ff0000" anim:color-interpolation="rgb" anim:color-interpolation-direction="clockwise"/>
                </anim:par>
                <anim:animateColor smil:begin="0s" smil:dur="0.001s" smil:fill="hold" presentation:master-element="id52" smil:targetElement="id42" smil:attributeName="dim" smil:to="#000000" anim:color-interpolation="rgb" anim:color-interpolation-direction="clockwise"/>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animateColor smil:begin="0s" smil:dur="0.001s" smil:fill="hold" presentation:master-element="id54" smil:targetElement="id43" smil:attributeName="dim" smil:to="#000000" anim:color-interpolation="rgb" anim:color-interpolation-direction="clockwise"/>
              </anim:par>
            </anim:par>
          </anim:seq>
        </anim:par>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3"/>
          <draw:frame presentation:style-name="pr9" draw:text-style-name="P6" draw:layer="layout" svg:width="16.254cm" svg:height="12.001cm" svg:x="2.033cm" svg:y="12.668cm" presentation:class="notes" presentation:placeholder="true">
            <draw:text-box/>
          </draw:frame>
        </presentation:notes>
      </draw:page>
      <draw:page draw:name="Spring Resource Management" draw:style-name="dp3"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Spring Resource Management</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13">Spring manages resources for you</text:p>
              </text:list-item>
            </text:list>
            <text:list text:style-name="L4">
              <text:list-item>
                <text:list>
                  <text:list-item>
                    <text:p text:style-name="P14">Eliminates boilerplate code</text:p>
                  </text:list-item>
                </text:list>
              </text:list-item>
            </text:list>
            <text:list text:style-name="L4">
              <text:list-item>
                <text:list>
                  <text:list-item>
                    <text:p text:style-name="P14">Reduces likelihood of bugs </text:p>
                  </text:list-item>
                </text:list>
              </text:list-item>
            </text:list>
            <text:list text:style-name="L4">
              <text:list-item>
                <text:p text:style-name="P13">Spring frees application developers from mundane responsibility</text:p>
              </text:list-item>
            </text:list>
            <text:list text:style-name="L4">
              <text:list-item>
                <text:list>
                  <text:list-item>
                    <text:p text:style-name="P14">So they can get on with the real work</text:p>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4"/>
          <draw:frame presentation:style-name="pr9" draw:text-style-name="P6" draw:layer="layout" svg:width="16.254cm" svg:height="12.001cm" svg:x="2.033cm" svg:y="12.668cm" presentation:class="notes" presentation:placeholder="true">
            <draw:text-box/>
          </draw:frame>
        </presentation:notes>
      </draw:page>
      <draw:page draw:name="Key Resource Management Features" draw:style-name="dp3"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Key Resource Management Features</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13">Declarative transaction management</text:p>
              </text:list-item>
            </text:list>
            <text:list text:style-name="L4">
              <text:list-item>
                <text:list>
                  <text:list-item>
                    <text:p text:style-name="P14">Transactional boundaries declared via configuration</text:p>
                  </text:list-item>
                </text:list>
              </text:list-item>
            </text:list>
            <text:list text:style-name="L4">
              <text:list-item>
                <text:list>
                  <text:list-item>
                    <text:p text:style-name="P14">Enforced by a Spring transaction manager</text:p>
                  </text:list-item>
                </text:list>
              </text:list-item>
            </text:list>
            <text:list text:style-name="L4">
              <text:list-item>
                <text:p text:style-name="P13">Automatic connection management</text:p>
              </text:list-item>
            </text:list>
            <text:list text:style-name="L4">
              <text:list-item>
                <text:list>
                  <text:list-item>
                    <text:p text:style-name="P14">Connections acquired/released automatically</text:p>
                  </text:list-item>
                </text:list>
              </text:list-item>
            </text:list>
            <text:list text:style-name="L4">
              <text:list-item>
                <text:list>
                  <text:list-item>
                    <text:p text:style-name="P14">No possibility of resource leak</text:p>
                  </text:list-item>
                </text:list>
              </text:list-item>
            </text:list>
            <text:list text:style-name="L4">
              <text:list-item>
                <text:p text:style-name="P13">Intelligent exception handling</text:p>
              </text:list-item>
            </text:list>
            <text:list text:style-name="L4">
              <text:list-item>
                <text:list>
                  <text:list-item>
                    <text:p text:style-name="P14">Root cause failures always reported</text:p>
                  </text:list-item>
                </text:list>
              </text:list-item>
            </text:list>
            <text:list text:style-name="L4">
              <text:list-item>
                <text:list>
                  <text:list-item>
                    <text:p text:style-name="P14">Resources always released properly</text:p>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5"/>
          <draw:frame presentation:style-name="pr9" draw:text-style-name="P6" draw:layer="layout" svg:width="16.254cm" svg:height="12.001cm" svg:x="2.033cm" svg:y="12.668cm" presentation:class="notes" presentation:placeholder="true">
            <draw:text-box/>
          </draw:frame>
        </presentation:notes>
      </draw:page>
      <draw:page draw:name="page16" draw:style-name="dp3"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Spring Resource Management</text:p>
          </draw:text-box>
        </draw:frame>
        <draw:frame presentation:style-name="pr11" draw:text-style-name="P10" draw:id="id55" draw:layer="layout" svg:width="11.007cm" svg:height="13.76cm" svg:x="6.772cm" svg:y="3.597cm" presentation:class="outline" presentation:user-transformed="true">
          <draw:text-box>
            <text:list text:style-name="L7">
              <text:list-item>
                <text:p text:style-name="P22"><text:span text:style-name="T17">doSomeWork(..) {</text:span></text:p>
              </text:list-item>
            </text:list>
            <text:list text:style-name="L8">
              <text:list-item>
                <text:p text:style-name="P22"><text:span text:style-name="T18"><text:s text:c="4"/></text:span><text:span text:style-name="T18">try</text:span><text:span text:style-name="T17"> {</text:span></text:p>
              </text:list-item>
            </text:list>
            <text:list text:style-name="L7">
              <text:list-item>
                <text:p text:style-name="P22"><text:span text:style-name="T17"><text:s text:c="8"/></text:span><text:span text:style-name="T17">establish connection</text:span></text:p>
              </text:list-item>
            </text:list>
            <text:list text:style-name="L7">
              <text:list-item>
                <text:p text:style-name="P22"><text:span text:style-name="T17"><text:s text:c="8"/></text:span><text:span text:style-name="T17">begin transaction</text:span></text:p>
              </text:list-item>
            </text:list>
            <text:list text:style-name="L7">
              <text:list-item>
                <text:p text:style-name="P22"><text:span text:style-name="T17"><text:s text:c="8"/></text:span><text:span text:style-name="T19">execute SQL</text:span></text:p>
              </text:list-item>
            </text:list>
            <text:list text:style-name="L7">
              <text:list-item>
                <text:p text:style-name="P22"><text:span text:style-name="T19"><text:s text:c="8"/></text:span><text:span text:style-name="T19">process the result set</text:span></text:p>
              </text:list-item>
            </text:list>
            <text:list text:style-name="L7">
              <text:list-item>
                <text:p text:style-name="P22"><text:span text:style-name="T19"><text:s text:c="8"/></text:span><text:span text:style-name="T17">commit</text:span></text:p>
              </text:list-item>
            </text:list>
            <text:list text:style-name="L7">
              <text:list-item>
                <text:p text:style-name="P22"><text:span text:style-name="T17"><text:s text:c="4"/></text:span><text:span text:style-name="T17">} </text:span></text:p>
              </text:list-item>
            </text:list>
            <text:list text:style-name="L8">
              <text:list-item>
                <text:p text:style-name="P22"><text:span text:style-name="T18"><text:s text:c="4"/></text:span><text:span text:style-name="T18">catch</text:span><text:span text:style-name="T17"> (SQLException) {</text:span></text:p>
              </text:list-item>
            </text:list>
            <text:list text:style-name="L7">
              <text:list-item>
                <text:p text:style-name="P22"><text:span text:style-name="T17"><text:s text:c="8"/></text:span><text:span text:style-name="T17">rollback</text:span></text:p>
              </text:list-item>
            </text:list>
            <text:list text:style-name="L7">
              <text:list-item>
                <text:p text:style-name="P22"><text:span text:style-name="T17"><text:s text:c="8"/></text:span><text:span text:style-name="T17">throw application exception</text:span></text:p>
              </text:list-item>
            </text:list>
            <text:list text:style-name="L7">
              <text:list-item>
                <text:p text:style-name="P22"><text:span text:style-name="T17"><text:s text:c="4"/></text:span><text:span text:style-name="T17">} </text:span><text:span text:style-name="T18">finally</text:span><text:span text:style-name="T17"> { </text:span></text:p>
              </text:list-item>
            </text:list>
            <text:list text:style-name="L8">
              <text:list-item>
                <text:p text:style-name="P22"><text:span text:style-name="T18"><text:s text:c="8"/></text:span><text:span text:style-name="T18">try</text:span><text:span text:style-name="T17"> { </text:span></text:p>
              </text:list-item>
            </text:list>
            <text:list text:style-name="L7">
              <text:list-item>
                <text:p text:style-name="P22"><text:span text:style-name="T17"><text:s text:c="12"/></text:span><text:span text:style-name="T17">close connection</text:span></text:p>
              </text:list-item>
            </text:list>
            <text:list text:style-name="L7">
              <text:list-item>
                <text:p text:style-name="P22"><text:span text:style-name="T17"><text:s text:c="8"/></text:span><text:span text:style-name="T17">}</text:span></text:p>
              </text:list-item>
            </text:list>
            <text:list text:style-name="L8">
              <text:list-item>
                <text:p text:style-name="P22"><text:span text:style-name="T18"><text:s text:c="8"/></text:span><text:span text:style-name="T18">catch</text:span><text:span text:style-name="T17"> {}</text:span></text:p>
              </text:list-item>
            </text:list>
            <text:list text:style-name="L7">
              <text:list-item>
                <text:p text:style-name="P22"><text:span text:style-name="T17"><text:s text:c="4"/></text:span><text:span text:style-name="T17">}</text:span></text:p>
              </text:list-item>
            </text:list>
            <text:list text:style-name="L7">
              <text:list-item>
                <text:p text:style-name="P22"><text:span text:style-name="T17">}</text:span></text:p>
              </text:list-item>
            </text:list>
          </draw:text-box>
        </draw:frame>
        <draw:custom-shape draw:name="Rectangle 8" draw:style-name="gr45" draw:text-style-name="P5" draw:id="id57" draw:layer="layout" svg:width="11.007cm" svg:height="4.445cm" svg:x="6.773cm" svg:y="8.255cm">
          <text:p text:style-name="P24"><text:span text:style-name="T25">@Transactional</text:span></text:p>
          <text:p text:style-name="P25"><text:span text:style-name="T22">doSomeWork(..) {</text:span></text:p>
          <text:p text:style-name="P25"><text:span text:style-name="T26"><text:s text:c="8"/></text:span><text:span text:style-name="T26">execute SQL</text:span></text:p>
          <text:p text:style-name="P25"><text:span text:style-name="T26"><text:s text:c="8"/></text:span><text:span text:style-name="T26">process the result set</text:span></text:p>
          <text:p text:style-name="P25"><text:span text:style-name="T22">}</text:span></text:p>
          <draw:enhanced-geometry svg:viewBox="0 0 21600 21600" draw:type="rectangle" draw:enhanced-path="M 0 0 L 21600 0 21600 21600 0 21600 0 0 Z N"/>
        </draw:custom-shape>
        <draw:g draw:name="Group 13" draw:id="id56">
          <draw:custom-shape draw:name="Text Box 7" draw:style-name="gr46" draw:text-style-name="P5" draw:layer="layout" svg:width="3.948cm" svg:height="1.205cm" svg:x="2.162cm" svg:y="8.467cm">
            <text:p text:style-name="P15"><text:span text:style-name="T27">BEFORE</text:span></text:p>
            <draw:enhanced-geometry svg:viewBox="0 0 21600 21600" draw:type="mso-spt202" draw:enhanced-path="M 0 0 L 21600 0 21600 21600 0 21600 0 0 Z N"/>
          </draw:custom-shape>
          <draw:custom-shape draw:name="Rectangle 11" draw:style-name="gr47" draw:text-style-name="P5" draw:layer="layout" svg:width="0.635cm" svg:height="0.635cm" svg:x="1.482cm" svg:y="8.678cm">
            <text:p text:style-name="P6"/>
            <draw:enhanced-geometry svg:viewBox="0 0 21600 21600" draw:type="rectangle" draw:enhanced-path="M 0 0 L 21600 0 21600 21600 0 21600 0 0 Z N"/>
          </draw:custom-shape>
        </draw:g>
        <draw:g draw:name="Group 14" draw:id="id58">
          <draw:custom-shape draw:name="Text Box 9" draw:style-name="gr46" draw:text-style-name="P5" draw:layer="layout" svg:width="3.262cm" svg:height="1.205cm" svg:x="2.152cm" svg:y="9.948cm">
            <text:p text:style-name="P15"><text:span text:style-name="T27">AFTER</text:span></text:p>
            <draw:enhanced-geometry svg:viewBox="0 0 21600 21600" draw:type="mso-spt202" draw:enhanced-path="M 0 0 L 21600 0 21600 21600 0 21600 0 0 Z N"/>
          </draw:custom-shape>
          <draw:custom-shape draw:name="Rectangle 12" draw:style-name="gr48" draw:text-style-name="P5" draw:layer="layout" svg:width="0.635cm" svg:height="0.635cm" svg:x="1.482cm" svg:y="10.16cm">
            <text:p text:style-name="P6"/>
            <draw:enhanced-geometry svg:viewBox="0 0 21600 21600" draw:type="rectangle" draw:enhanced-path="M 0 0 L 21600 0 21600 21600 0 21600 0 0 Z N"/>
          </draw:custom-shape>
        </draw:g>
        <anim:par presentation:node-type="timing-root">
          <anim:seq smil:dur="indefinite" presentation:node-type="main-sequence">
            <anim:par smil:begin="next" smil:fill="hold">
              <anim:par smil:begin="0s" smil:fill="hold">
                <anim:par anim:id="id59" smil:begin="0s" smil:fill="hold" presentation:node-type="with-previous" presentation:group-id="0" presentation:preset-class="entrance" presentation:preset-id="ooo-entrance-appear">
                  <anim:set smil:begin="0s" smil:dur="0.001s" smil:fill="hold" smil:targetElement="id55" smil:attributeName="visibility" smil:to="visible"/>
                </anim:par>
                <anim:par anim:id="id60"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set smil:begin="0s" smil:dur="0.001s" smil:fill="hold" presentation:master-element="id59" smil:targetElement="id55" smil:attributeName="visibility" smil:to="hidden"/>
                <anim:set smil:begin="0s" smil:dur="0.001s" smil:fill="hold" presentation:master-element="id60" smil:targetElement="id56" smil:attributeName="visibility" smil:to="hidden"/>
              </anim:par>
            </anim:par>
          </anim:seq>
        </anim:par>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6"/>
          <draw:frame presentation:style-name="pr9" draw:text-style-name="P6" draw:layer="layout" svg:width="16.254cm" svg:height="12.001cm" svg:x="2.033cm" svg:y="12.668cm" presentation:class="notes" presentation:placeholder="true">
            <draw:text-box/>
          </draw:frame>
        </presentation:notes>
      </draw:page>
      <draw:page draw:name="Spring Resource Management Works Everywhere" draw:style-name="dp3"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ext:span text:style-name="T28">Spring Resource Management Works Everywhere</text:span></text:p>
          </draw:text-box>
        </draw:frame>
        <draw:frame presentation:style-name="pr5" draw:text-style-name="P10" draw:layer="layout" svg:width="21.855cm" svg:height="11.833cm" svg:x="1.745cm" svg:y="4.657cm" presentation:class="outline" presentation:user-transformed="true">
          <draw:text-box>
            <text:list text:style-name="L4">
              <text:list-item>
                <text:p text:style-name="P13"><text:span text:style-name="T5">Works </text:span><text:span text:style-name="T6">consistently </text:span><text:span text:style-name="T5">with all leading data access technologies</text:span></text:p>
              </text:list-item>
            </text:list>
            <text:list text:style-name="L4">
              <text:list-item>
                <text:list>
                  <text:list-item>
                    <text:p text:style-name="P14"><text:span text:style-name="T5">Java Database Connectivity (JDBC)</text:span></text:p>
                  </text:list-item>
                </text:list>
              </text:list-item>
            </text:list>
            <text:list text:style-name="L4">
              <text:list-item>
                <text:list>
                  <text:list-item>
                    <text:p text:style-name="P14"><text:span text:style-name="T5">JBoss Hibernate</text:span></text:p>
                  </text:list-item>
                </text:list>
              </text:list-item>
            </text:list>
            <text:list text:style-name="L4">
              <text:list-item>
                <text:list>
                  <text:list-item>
                    <text:p text:style-name="P14"><text:span text:style-name="T5">Java Persistence API (JPA)</text:span></text:p>
                  </text:list-item>
                </text:list>
              </text:list-item>
            </text:list>
            <text:list text:style-name="L4">
              <text:list-item>
                <text:list>
                  <text:list-item>
                    <text:p text:style-name="P14"><text:span text:style-name="T5">Java Data Objects (JDO)</text:span></text:p>
                  </text:list-item>
                </text:list>
              </text:list-item>
            </text:list>
            <text:list text:style-name="L4">
              <text:list-item>
                <text:list>
                  <text:list-item>
                    <text:p text:style-name="P14"><text:span text:style-name="T5">Oracle Toplink</text:span></text:p>
                  </text:list-item>
                </text:list>
              </text:list-item>
            </text:list>
            <text:list text:style-name="L4">
              <text:list-item>
                <text:list>
                  <text:list-item>
                    <text:p text:style-name="P14"><text:span text:style-name="T5">Apache iBatis</text:span></text:p>
                  </text:list-item>
                </text:list>
              </text:list-item>
            </text:list>
            <text:list text:style-name="L4">
              <text:list-item>
                <text:p text:style-name="P13"><text:span text:style-name="T5">In any environment</text:span></text:p>
              </text:list-item>
            </text:list>
            <text:list text:style-name="L4">
              <text:list-item>
                <text:list>
                  <text:list-item>
                    <text:p text:style-name="P14"><text:span text:style-name="T5">Local (standalone app, web app)</text:span></text:p>
                  </text:list-item>
                </text:list>
              </text:list-item>
            </text:list>
            <text:list text:style-name="L4">
              <text:list-item>
                <text:list>
                  <text:list-item>
                    <text:p text:style-name="P14"><text:span text:style-name="T5">Full-blown JEE container</text:span></text:p>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7"/>
          <draw:frame presentation:style-name="pr9" draw:text-style-name="P6" draw:layer="layout" svg:width="16.254cm" svg:height="12.001cm" svg:x="2.033cm" svg:y="12.668cm" presentation:class="notes" presentation:placeholder="true">
            <draw:text-box/>
          </draw:frame>
        </presentation:notes>
      </draw:page>
      <draw:page draw:name="page18" draw:style-name="dp3"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opics in this Session</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8">The role of Spring in enterprise data access</text:p>
              </text:list-item>
            </text:list>
            <text:list text:style-name="L4">
              <text:list-item>
                <text:p text:style-name="P8">Spring resource management</text:p>
              </text:list-item>
            </text:list>
            <text:list text:style-name="L4">
              <text:list-item>
                <text:p text:style-name="P8"><text:span text:style-name="T8">Spring data access support</text:span></text:p>
              </text:list-item>
            </text:list>
            <text:list text:style-name="L4">
              <text:list-item>
                <text:p text:style-name="P8">Data access in a layered architecture</text:p>
              </text:list-item>
            </text:list>
            <text:list text:style-name="L4">
              <text:list-item>
                <text:p text:style-name="P8">Common data access configurations</text:p>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8"/>
          <draw:frame presentation:style-name="pr10" draw:text-style-name="P6" draw:layer="layout" svg:width="16.254cm" svg:height="12.027cm" svg:x="2.033cm" svg:y="12.668cm" presentation:class="notes" presentation:placeholder="true">
            <draw:text-box/>
          </draw:frame>
        </presentation:notes>
      </draw:page>
      <draw:page draw:name="Spring Data Access Support" draw:style-name="dp3"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Spring Data Access Support</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13"><text:span text:style-name="T5">Spring provides support libraries that simplify writing data access code</text:span></text:p>
              </text:list-item>
            </text:list>
            <text:list text:style-name="L4">
              <text:list-item>
                <text:list>
                  <text:list-item>
                    <text:p text:style-name="P14"><text:span text:style-name="T5">Promote consistency and code savings</text:span></text:p>
                  </text:list-item>
                </text:list>
              </text:list-item>
            </text:list>
            <text:list text:style-name="L4">
              <text:list-item>
                <text:p text:style-name="P13"><text:span text:style-name="T5">Support is provided for all the major data access technologies</text:span></text:p>
              </text:list-item>
            </text:list>
            <text:list text:style-name="L10">
              <text:list-item>
                <text:list>
                  <text:list-item>
                    <text:p text:style-name="P26"><text:span text:style-name="T10">Java Database Connectivity (JDBC)</text:span></text:p>
                  </text:list-item>
                </text:list>
              </text:list-item>
            </text:list>
            <text:list text:style-name="L10">
              <text:list-item>
                <text:list>
                  <text:list-item>
                    <text:p text:style-name="P26"><text:span text:style-name="T10">Apache iBatis</text:span></text:p>
                  </text:list-item>
                </text:list>
              </text:list-item>
            </text:list>
            <text:list text:style-name="L10">
              <text:list-item>
                <text:list>
                  <text:list-item>
                    <text:p text:style-name="P26"><text:span text:style-name="T10">JBoss Hibernate</text:span></text:p>
                  </text:list-item>
                </text:list>
              </text:list-item>
            </text:list>
            <text:list text:style-name="L10">
              <text:list-item>
                <text:list>
                  <text:list-item>
                    <text:p text:style-name="P26"><text:span text:style-name="T10">Java Persistence Architecture (JPA)</text:span></text:p>
                  </text:list-item>
                </text:list>
              </text:list-item>
            </text:list>
            <text:list text:style-name="L10">
              <text:list-item>
                <text:list>
                  <text:list-item>
                    <text:p text:style-name="P26"><text:span text:style-name="T10">Java Data Objects (JDO)</text:span></text:p>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9"/>
          <draw:frame presentation:style-name="pr10" draw:text-style-name="P6" draw:layer="layout" svg:width="16.254cm" svg:height="12.027cm" svg:x="2.033cm" svg:y="12.668cm" presentation:class="notes" presentation:placeholder="true">
            <draw:text-box/>
          </draw:frame>
        </presentation:notes>
      </draw:page>
      <draw:page draw:name="Spring Data Access Support - Scope" draw:style-name="dp3"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Spring Data Access Support - Scope</text:p>
          </draw:text-box>
        </draw:frame>
        <draw:frame presentation:style-name="pr5" draw:text-style-name="P10" draw:layer="layout" svg:width="21.855cm" svg:height="11.219cm" svg:x="1.745cm" svg:y="4.657cm" presentation:class="outline" presentation:user-transformed="true">
          <draw:text-box>
            <text:list text:style-name="L11">
              <text:list-item>
                <text:p text:style-name="P27"><text:span text:style-name="T5">For each data access technology, Spring’s support consists of</text:span></text:p>
              </text:list-item>
            </text:list>
            <text:list text:style-name="L12">
              <text:list-item>
                <text:list>
                  <text:list-item>
                    <text:p text:style-name="P28"><text:span text:style-name="T5">A factory to help you configure the technology</text:span></text:p>
                  </text:list-item>
                </text:list>
              </text:list-item>
            </text:list>
            <text:list text:style-name="L12">
              <text:list-item>
                <text:list>
                  <text:list-item>
                    <text:p text:style-name="P28"><text:span text:style-name="T5">A base support class to help you implement DAOs</text:span></text:p>
                  </text:list-item>
                </text:list>
              </text:list-item>
            </text:list>
            <text:list text:style-name="L12">
              <text:list-item>
                <text:list>
                  <text:list-item>
                    <text:p text:style-name="P28"><text:span text:style-name="T5">A helper called a </text:span><text:span text:style-name="T6">data access template </text:span><text:span text:style-name="T5">to help you use the public API effectively</text:span></text:p>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0"/>
          <draw:frame presentation:style-name="pr8" draw:text-style-name="P2" draw:layer="layout" svg:width="16.254cm" svg:height="12cm" svg:x="2.033cm" svg:y="12.668cm" presentation:class="notes" presentation:user-transformed="true">
            <draw:text-box>
              <text:list text:style-name="L5">
                <text:list-item>
                  <text:p text:style-name="P11"><text:span text:style-name="T5">Spring API helpers are called </text:span><text:span text:style-name="T6">data access templates</text:span></text:p>
                </text:list-item>
              </text:list>
              <text:list text:style-name="L5">
                <text:list-item>
                  <text:list>
                    <text:list-item>
                      <text:p text:style-name="P29"><text:span text:style-name="T29">Simplify use of the API</text:span></text:p>
                    </text:list-item>
                  </text:list>
                </text:list-item>
              </text:list>
              <text:list text:style-name="L5">
                <text:list-item>
                  <text:list>
                    <text:list-item>
                      <text:p text:style-name="P29"><text:span text:style-name="T29">Participate in Spring-driven transactions</text:span></text:p>
                    </text:list-item>
                  </text:list>
                </text:list-item>
              </text:list>
              <text:list text:style-name="L5">
                <text:list-item>
                  <text:list>
                    <text:list-item>
                      <text:p text:style-name="P29"><text:span text:style-name="T29">Apply consistent exception handling</text:span></text:p>
                    </text:list-item>
                  </text:list>
                </text:list-item>
              </text:list>
              <text:list text:style-name="L5">
                <text:list-item>
                  <text:p text:style-name="P11"><text:span text:style-name="T5"/></text:p>
                </text:list-item>
              </text:list>
            </draw:text-box>
          </draw:frame>
        </presentation:notes>
      </draw:page>
      <draw:page draw:name="JDBC DAO Support Example" draw:style-name="dp3"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JDBC DAO Support Example</text:p>
          </draw:text-box>
        </draw:frame>
        <draw:custom-shape draw:name="Text Box 5" draw:style-name="gr49" draw:text-style-name="P5" draw:layer="layout" svg:width="23.283cm" svg:height="7.344cm" svg:x="1.27cm" svg:y="6.138cm">
          <text:p text:style-name="P15"><text:span text:style-name="T23">public class</text:span><text:span text:style-name="T22"> JdbcCustomerRepository </text:span><text:span text:style-name="T23">extends </text:span><text:span text:style-name="T22">SimpleJdbcDaoSupport </text:span><text:span text:style-name="T23">implements</text:span><text:span text:style-name="T22"> CustomerRepository { <text:s/></text:span></text:p>
          <text:p text:style-name="P15"><text:span text:style-name="T22"/></text:p>
          <text:p text:style-name="P15"><text:span text:style-name="T23"><text:s text:c="3"/></text:span></text:p>
          <text:p text:style-name="P15"><text:span text:style-name="T23"><text:s text:c="4"/></text:span><text:span text:style-name="T23">public</text:span><text:span text:style-name="T22"> </text:span><text:span text:style-name="T23">int</text:span><text:span text:style-name="T22"> getCountOfCustomersOlderThan(int age) {</text:span></text:p>
          <text:p text:style-name="P15"><text:span text:style-name="T22"><text:s text:c="8"/></text:span><text:span text:style-name="T22">String sql = </text:span><text:span text:style-name="T30">“select count(*) from customer where age &gt; ?”</text:span><text:span text:style-name="T22">;</text:span></text:p>
          <text:p text:style-name="P15"><text:span text:style-name="T22"><text:s text:c="8"/></text:span><text:span text:style-name="T23">return</text:span><text:span text:style-name="T22"> getSimpleJdbcTemplate().queryForInt(sql, age);</text:span></text:p>
          <text:p text:style-name="P15"><text:span text:style-name="T22"><text:s text:c="4"/></text:span><text:span text:style-name="T22">}</text:span></text:p>
          <text:p text:style-name="P15"><text:span text:style-name="T22">}</text:span></text:p>
          <draw:enhanced-geometry svg:viewBox="0 0 21600 21600" draw:type="mso-spt202" draw:enhanced-path="M 0 0 L 21600 0 21600 21600 0 21600 0 0 Z N"/>
        </draw:custom-shape>
        <draw:g draw:name="Group 13" draw:id="id61">
          <draw:line draw:name="Line 7" draw:style-name="gr34" draw:text-style-name="P17" draw:layer="layout" svg:x1="18.203cm" svg:y1="7.831cm" svg:x2="18.203cm" svg:y2="6.984cm">
            <text:p text:style-name="P6"/>
          </draw:line>
          <draw:custom-shape draw:name="Text Box 8" draw:style-name="gr50" draw:text-style-name="P5" draw:layer="layout" svg:width="8.871cm" svg:height="1.683cm" svg:x="15.256cm" svg:y="7.686cm">
            <text:p text:style-name="P15"><text:span text:style-name="T13">Support class provides</text:span></text:p>
            <text:p text:style-name="P15"><text:span text:style-name="T13">DAO configuration assistance</text:span></text:p>
            <draw:enhanced-geometry svg:viewBox="0 0 21600 21600" draw:type="mso-spt202" draw:enhanced-path="M 0 0 L 21600 0 21600 21600 0 21600 0 0 Z N"/>
          </draw:custom-shape>
        </draw:g>
        <draw:g draw:name="Group 11" draw:id="id62">
          <draw:line draw:name="Line 9" draw:style-name="gr34" draw:text-style-name="P17" draw:layer="layout" svg:x1="9.26cm" svg:y1="12.708cm" svg:x2="8.625cm" svg:y2="11.861cm">
            <text:p text:style-name="P6"/>
          </draw:line>
          <draw:custom-shape draw:name="Text Box 10" draw:style-name="gr50" draw:text-style-name="P5" draw:layer="layout" svg:width="13.139cm" svg:height="1.048cm" svg:x="9.255cm" svg:y="12.285cm">
            <text:p text:style-name="P15"><text:span text:style-name="T21">Data access helper simplifies use of API</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2"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1"/>
          <draw:frame presentation:style-name="pr9" draw:text-style-name="P6" draw:layer="layout" svg:width="16.254cm" svg:height="12.001cm" svg:x="2.033cm" svg:y="12.668cm" presentation:class="notes" presentation:placeholder="true">
            <draw:text-box/>
          </draw:frame>
        </presentation:notes>
      </draw:page>
      <draw:page draw:name="page22" draw:style-name="dp3"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opics in this Session</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8">The role of Spring in enterprise data access</text:p>
              </text:list-item>
            </text:list>
            <text:list text:style-name="L4">
              <text:list-item>
                <text:p text:style-name="P8">Spring resource management</text:p>
              </text:list-item>
            </text:list>
            <text:list text:style-name="L4">
              <text:list-item>
                <text:p text:style-name="P8">Spring data access support</text:p>
              </text:list-item>
            </text:list>
            <text:list text:style-name="L4">
              <text:list-item>
                <text:p text:style-name="P8"><text:span text:style-name="T8">Data access in a layered architecture</text:span></text:p>
              </text:list-item>
            </text:list>
            <text:list text:style-name="L4">
              <text:list-item>
                <text:p text:style-name="P8">Common data access configurations</text:p>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2"/>
          <draw:frame presentation:style-name="pr9" draw:text-style-name="P6" draw:layer="layout" svg:width="16.254cm" svg:height="12.001cm" svg:x="2.033cm" svg:y="12.668cm" presentation:class="notes" presentation:placeholder="true">
            <draw:text-box/>
          </draw:frame>
        </presentation:notes>
      </draw:page>
      <draw:page draw:name="Data Access in a Layered Architecture" draw:style-name="dp3"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Data Access in a Layered Architecture</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13">Spring enables layered application architecture</text:p>
              </text:list-item>
            </text:list>
            <text:list text:style-name="L4">
              <text:list-item>
                <text:p text:style-name="P13">Most enterprise applications consist of three logical layers</text:p>
              </text:list-item>
            </text:list>
            <text:list text:style-name="L4">
              <text:list-item>
                <text:list>
                  <text:list-item>
                    <text:p text:style-name="P14">Service layer (or application layer)</text:p>
                  </text:list-item>
                </text:list>
              </text:list-item>
            </text:list>
            <text:list text:style-name="L4">
              <text:list-item>
                <text:list>
                  <text:list-item>
                    <text:list>
                      <text:list-item>
                        <text:p text:style-name="P30"><text:span text:style-name="T31">Exposes high-level application functions</text:span></text:p>
                      </text:list-item>
                    </text:list>
                  </text:list-item>
                </text:list>
              </text:list-item>
            </text:list>
            <text:list text:style-name="L4">
              <text:list-item>
                <text:list>
                  <text:list-item>
                    <text:p text:style-name="P14">Data access layer</text:p>
                  </text:list-item>
                </text:list>
              </text:list-item>
            </text:list>
            <text:list text:style-name="L4">
              <text:list-item>
                <text:list>
                  <text:list-item>
                    <text:list>
                      <text:list-item>
                        <text:p text:style-name="P30"><text:span text:style-name="T31">Defines the interface to the application’s data repository (such as a relational database)</text:span></text:p>
                      </text:list-item>
                    </text:list>
                  </text:list-item>
                </text:list>
              </text:list-item>
            </text:list>
            <text:list text:style-name="L4">
              <text:list-item>
                <text:list>
                  <text:list-item>
                    <text:p text:style-name="P14">Infrastructure layer</text:p>
                  </text:list-item>
                </text:list>
              </text:list-item>
            </text:list>
            <text:list text:style-name="L4">
              <text:list-item>
                <text:list>
                  <text:list-item>
                    <text:list>
                      <text:list-item>
                        <text:p text:style-name="P30"><text:span text:style-name="T31">Exposes low-level services needed by the other layers</text:span></text:p>
                      </text:list-item>
                    </text:list>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3"/>
          <draw:frame presentation:style-name="pr9" draw:text-style-name="P6" draw:layer="layout" svg:width="16.254cm" svg:height="12.001cm" svg:x="2.033cm" svg:y="12.668cm" presentation:class="notes" presentation:placeholder="true">
            <draw:text-box/>
          </draw:frame>
        </presentation:notes>
      </draw:page>
      <draw:page draw:name="Layered Application Architecture" draw:style-name="dp3" draw:master-page-name="Default">
        <office:forms form:automatic-focus="false" form:apply-design-mode="false"/>
        <draw:frame presentation:style-name="pr4" draw:text-style-name="P20" draw:layer="layout" svg:width="17.476cm" svg:height="2.999cm" svg:x="0.957cm" svg:y="0.225cm" presentation:class="title" presentation:user-transformed="true">
          <draw:text-box>
            <text:p text:style-name="P7">Layered Application Architecture</text:p>
          </draw:text-box>
        </draw:frame>
        <draw:custom-shape draw:name="Rectangle 4" draw:style-name="gr51" draw:text-style-name="P5" draw:layer="layout" svg:width="8.255cm" svg:height="2.328cm" svg:x="8.255cm" svg:y="6.562cm">
          <text:p text:style-name="P6"/>
          <draw:enhanced-geometry svg:viewBox="0 0 21600 21600" draw:type="rectangle" draw:enhanced-path="M 0 0 L 21600 0 21600 21600 0 21600 0 0 Z N"/>
        </draw:custom-shape>
        <draw:custom-shape draw:name="Rectangle 5" draw:style-name="gr52" draw:text-style-name="P19" draw:layer="layout" svg:width="8.255cm" svg:height="0.972cm" svg:x="8.255cm" svg:y="7.197cm">
          <text:p text:style-name="P18"><text:span text:style-name="T13">Service Layer</text:span></text:p>
          <draw:enhanced-geometry svg:viewBox="0 0 21600 21600" draw:type="rectangle" draw:enhanced-path="M 0 0 L 21600 0 21600 21600 0 21600 0 0 Z N"/>
        </draw:custom-shape>
        <draw:custom-shape draw:name="Rectangle 7" draw:style-name="gr53" draw:text-style-name="P5" draw:layer="layout" svg:width="8.255cm" svg:height="2.329cm" svg:x="8.255cm" svg:y="9.948cm">
          <text:p text:style-name="P6"/>
          <draw:enhanced-geometry svg:viewBox="0 0 21600 21600" draw:type="rectangle" draw:enhanced-path="M 0 0 L 21600 0 21600 21600 0 21600 0 0 Z N"/>
        </draw:custom-shape>
        <draw:custom-shape draw:name="Rectangle 8" draw:style-name="gr54" draw:text-style-name="P19" draw:layer="layout" svg:width="8.255cm" svg:height="0.972cm" svg:x="8.255cm" svg:y="10.583cm">
          <text:p text:style-name="P18"><text:span text:style-name="T14">Data Access Layer</text:span></text:p>
          <draw:enhanced-geometry svg:viewBox="0 0 21600 21600" draw:type="rectangle" draw:enhanced-path="M 0 0 L 21600 0 21600 21600 0 21600 0 0 Z N"/>
        </draw:custom-shape>
        <draw:custom-shape draw:name="Rectangle 10" draw:style-name="gr22" draw:text-style-name="P5" draw:layer="layout" svg:width="8.255cm" svg:height="2.328cm" svg:x="8.255cm" svg:y="13.335cm">
          <text:p text:style-name="P6"/>
          <draw:enhanced-geometry svg:viewBox="0 0 21600 21600" draw:type="rectangle" draw:enhanced-path="M 0 0 L 21600 0 21600 21600 0 21600 0 0 Z N"/>
        </draw:custom-shape>
        <draw:custom-shape draw:name="Rectangle 11" draw:style-name="gr55" draw:text-style-name="P19" draw:layer="layout" svg:width="8.255cm" svg:height="0.972cm" svg:x="8.255cm" svg:y="13.97cm">
          <text:p text:style-name="P18"><text:span text:style-name="T14">Infrastructure Layer</text:span></text:p>
          <draw:enhanced-geometry svg:viewBox="0 0 21600 21600" draw:type="rectangle" draw:enhanced-path="M 0 0 L 21600 0 21600 21600 0 21600 0 0 Z N"/>
        </draw:custom-shape>
        <draw:custom-shape draw:name="AutoShape 12" draw:style-name="gr56" draw:text-style-name="P5" draw:layer="layout" svg:width="13.758cm" svg:height="11.007cm" svg:x="5.292cm" svg:y="5.503cm">
          <text:p text:style-name="P6"/>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4" draw:style-name="gr16" draw:text-style-name="P17" draw:layer="layout" svg:x1="11.43cm" svg:y1="12.277cm" svg:x2="11.43cm" svg:y2="13.335cm">
          <text:p text:style-name="P6"/>
        </draw:line>
        <draw:line draw:name="Line 15" draw:style-name="gr26" draw:text-style-name="P17" draw:layer="layout" svg:x1="12.912cm" svg:y1="13.335cm" svg:x2="12.912cm" svg:y2="12.277cm">
          <text:p text:style-name="P6"/>
        </draw:line>
        <draw:line draw:name="Line 16" draw:style-name="gr16" draw:text-style-name="P17" draw:layer="layout" svg:x1="11.43cm" svg:y1="8.89cm" svg:x2="11.43cm" svg:y2="9.948cm">
          <text:p text:style-name="P6"/>
        </draw:line>
        <draw:line draw:name="Line 17" draw:style-name="gr26" draw:text-style-name="P17" draw:layer="layout" svg:x1="12.912cm" svg:y1="9.948cm" svg:x2="12.912cm" svg:y2="8.89cm">
          <text:p text:style-name="P6"/>
        </draw:line>
        <draw:line draw:name="Line 18" draw:style-name="gr16" draw:text-style-name="P17" draw:layer="layout" svg:x1="6.985cm" svg:y1="14.605cm" svg:x2="8.255cm" svg:y2="14.605cm">
          <text:p text:style-name="P6"/>
        </draw:line>
        <draw:line draw:name="Line 19" draw:style-name="gr5" draw:text-style-name="P17" draw:layer="layout" svg:x1="6.985cm" svg:y1="14.604cm" svg:x2="6.985cm" svg:y2="7.619cm">
          <text:p text:style-name="P6"/>
        </draw:line>
        <draw:line draw:name="Line 21" draw:style-name="gr5" draw:text-style-name="P17" draw:layer="layout" svg:x1="8.255cm" svg:y1="7.62cm" svg:x2="6.985cm" svg:y2="7.62cm">
          <text:p text:style-name="P6"/>
        </draw:line>
        <draw:line draw:name="Line 22" draw:style-name="gr57" draw:text-style-name="P17" draw:layer="layout" svg:x1="8.254cm" svg:y1="13.97cm" svg:x2="7.407cm" svg:y2="13.97cm">
          <text:p text:style-name="P6"/>
        </draw:line>
        <draw:line draw:name="Line 23" draw:style-name="gr57" draw:text-style-name="P17" draw:layer="layout" svg:x1="7.408cm" svg:y1="13.969cm" svg:x2="7.408cm" svg:y2="8.042cm">
          <text:p text:style-name="P6"/>
        </draw:line>
        <draw:line draw:name="Line 24" draw:style-name="gr58" draw:text-style-name="P17" draw:layer="layout" svg:x1="8.254cm" svg:y1="8.043cm" svg:x2="7.407cm" svg:y2="8.043cm">
          <text:p text:style-name="P6"/>
        </draw:lin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4"/>
          <draw:frame presentation:style-name="pr8" draw:text-style-name="P2" draw:layer="layout" svg:width="16.254cm" svg:height="12cm" svg:x="2.033cm" svg:y="12.668cm" presentation:class="notes" presentation:user-transformed="true">
            <draw:text-box>
              <text:p text:style-name="P11"><text:span text:style-name="T5">It is important to note here that the service layer communicates to the infrastructure layer in order to begin transactions, check security, etc, but it is done by Spring and not the application developer. <text:s/>This reflects a runtime communication channel, not one visible at design time.</text:span></text:p>
              <text:p text:style-name="P11"><text:span text:style-name="T5"/></text:p>
              <text:p text:style-name="P11"><text:span text:style-name="T5">The other arrows (service &lt;-&gt; data access &lt;-&gt; infrastructure) are often written by the developer, but may also be provided by Spring.</text:span></text:p>
            </draw:text-box>
          </draw:frame>
        </presentation:notes>
      </draw:page>
      <draw:page draw:name="The Service Layer (Green)" draw:style-name="dp3"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he Service Layer (Green)</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13">Defines the public functions of the application</text:p>
              </text:list-item>
            </text:list>
            <text:list text:style-name="L4">
              <text:list-item>
                <text:list>
                  <text:list-item>
                    <text:p text:style-name="P14">Clients call into the application through this layer</text:p>
                  </text:list-item>
                </text:list>
              </text:list-item>
            </text:list>
            <text:list text:style-name="L4">
              <text:list-item>
                <text:p text:style-name="P13">Encapsulates the logic to carry out each application function</text:p>
              </text:list-item>
            </text:list>
            <text:list text:style-name="L4">
              <text:list-item>
                <text:list>
                  <text:list-item>
                    <text:p text:style-name="P14">Delegates to the infrastructure layer to manage transactions</text:p>
                  </text:list-item>
                </text:list>
              </text:list-item>
            </text:list>
            <text:list text:style-name="L4">
              <text:list-item>
                <text:list>
                  <text:list-item>
                    <text:p text:style-name="P14">Delegates to the data access layer to map persistent data into a form needed to execute the business logic</text:p>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5"/>
          <draw:frame presentation:style-name="pr9" draw:text-style-name="P6" draw:layer="layout" svg:width="16.254cm" svg:height="12.001cm" svg:x="2.033cm" svg:y="12.668cm" presentation:class="notes" presentation:placeholder="true">
            <draw:text-box/>
          </draw:frame>
        </presentation:notes>
      </draw:page>
      <draw:page draw:name="The Data Access Layer (Purple)" draw:style-name="dp3"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The Data Access Layer (Purple)</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13"><text:span text:style-name="T5">Used by the service layer to access data needed by the business logic</text:span></text:p>
              </text:list-item>
            </text:list>
            <text:list text:style-name="L4">
              <text:list-item>
                <text:p text:style-name="P13"><text:span text:style-name="T5">Encapsulates the complexity of data access</text:span></text:p>
              </text:list-item>
            </text:list>
            <text:list text:style-name="L4">
              <text:list-item>
                <text:list>
                  <text:list-item>
                    <text:p text:style-name="P14"><text:span text:style-name="T5">The use of a data access API</text:span></text:p>
                  </text:list-item>
                </text:list>
              </text:list-item>
            </text:list>
            <text:list text:style-name="L4">
              <text:list-item>
                <text:list>
                  <text:list-item>
                    <text:list>
                      <text:list-item>
                        <text:p text:style-name="P30"><text:span text:style-name="T32">JDBC, Hibernate, etc</text:span></text:p>
                      </text:list-item>
                    </text:list>
                  </text:list-item>
                </text:list>
              </text:list-item>
            </text:list>
            <text:list text:style-name="L4">
              <text:list-item>
                <text:list>
                  <text:list-item>
                    <text:p text:style-name="P14"><text:span text:style-name="T5">The details of data access statements</text:span></text:p>
                  </text:list-item>
                </text:list>
              </text:list-item>
            </text:list>
            <text:list text:style-name="L4">
              <text:list-item>
                <text:list>
                  <text:list-item>
                    <text:list>
                      <text:list-item>
                        <text:p text:style-name="P30"><text:span text:style-name="T32">SQL, HQL, etc</text:span></text:p>
                      </text:list-item>
                    </text:list>
                  </text:list-item>
                </text:list>
              </text:list-item>
            </text:list>
            <text:list text:style-name="L4">
              <text:list-item>
                <text:list>
                  <text:list-item>
                    <text:p text:style-name="P14"><text:span text:style-name="T5">The mapping of data into a form suitable for business logic</text:span></text:p>
                  </text:list-item>
                </text:list>
              </text:list-item>
            </text:list>
            <text:list text:style-name="L4">
              <text:list-item>
                <text:list>
                  <text:list-item>
                    <text:list>
                      <text:list-item>
                        <text:p text:style-name="P30"><text:span text:style-name="T32">A JDBC ResultSet to a domain object graph</text:span></text:p>
                      </text:list-item>
                    </text:list>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6"/>
          <draw:frame presentation:style-name="pr9" draw:text-style-name="P6" draw:layer="layout" svg:width="16.254cm" svg:height="12.001cm" svg:x="2.033cm" svg:y="12.668cm" presentation:class="notes" presentation:placeholder="true">
            <draw:text-box/>
          </draw:frame>
        </presentation:notes>
      </draw:page>
      <draw:page draw:name="The Infrastructure Layer (Red)" draw:style-name="dp3"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The Infrastructure Layer (Red)</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13">Exposes low-level services needed by other layers</text:p>
              </text:list-item>
            </text:list>
            <text:list text:style-name="L4">
              <text:list-item>
                <text:list>
                  <text:list-item>
                    <text:p text:style-name="P14">Infrastructure services are used by the application</text:p>
                  </text:list-item>
                </text:list>
              </text:list-item>
            </text:list>
            <text:list text:style-name="L4">
              <text:list-item>
                <text:list>
                  <text:list-item>
                    <text:p text:style-name="P14">Application developers typically do not write them</text:p>
                  </text:list-item>
                </text:list>
              </text:list-item>
            </text:list>
            <text:list text:style-name="L4">
              <text:list-item>
                <text:list>
                  <text:list-item>
                    <text:p text:style-name="P14">Often provided by a framework like Spring</text:p>
                  </text:list-item>
                </text:list>
              </text:list-item>
            </text:list>
            <text:list text:style-name="L4">
              <text:list-item>
                <text:p text:style-name="P13">Likely to vary between environments</text:p>
              </text:list-item>
            </text:list>
            <text:list text:style-name="L4">
              <text:list-item>
                <text:list>
                  <text:list-item>
                    <text:p text:style-name="P14">Production vs. test</text:p>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7"/>
          <draw:frame presentation:style-name="pr9" draw:text-style-name="P6" draw:layer="layout" svg:width="16.254cm" svg:height="12.001cm" svg:x="2.033cm" svg:y="12.668cm" presentation:class="notes" presentation:placeholder="true">
            <draw:text-box/>
          </draw:frame>
        </presentation:notes>
      </draw:page>
      <draw:page draw:name="Data Access Infrastructure Services - Transaction Manager" draw:style-name="dp3"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ext:span text:style-name="T28">Data Access Infrastructure Services - Transaction Manager</text:span></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13"><text:span text:style-name="T5">Spring provides a transaction manager abstraction for driving transactions</text:span></text:p>
              </text:list-item>
            </text:list>
            <text:list text:style-name="L4">
              <text:list-item>
                <text:p text:style-name="P13"><text:span text:style-name="T5">Includes implementations for all major data access technologies</text:span></text:p>
              </text:list-item>
            </text:list>
            <text:list text:style-name="L4">
              <text:list-item>
                <text:list>
                  <text:list-item>
                    <text:p text:style-name="P14"><text:span text:style-name="T5">JDBC</text:span></text:p>
                  </text:list-item>
                </text:list>
              </text:list-item>
            </text:list>
            <text:list text:style-name="L4">
              <text:list-item>
                <text:list>
                  <text:list-item>
                    <text:p text:style-name="P14"><text:span text:style-name="T5">Java Persistence API (JPA)</text:span></text:p>
                  </text:list-item>
                </text:list>
              </text:list-item>
            </text:list>
            <text:list text:style-name="L4">
              <text:list-item>
                <text:list>
                  <text:list-item>
                    <text:p text:style-name="P14"><text:span text:style-name="T5">Java Data Objects (JDO)</text:span></text:p>
                  </text:list-item>
                </text:list>
              </text:list-item>
            </text:list>
            <text:list text:style-name="L4">
              <text:list-item>
                <text:list>
                  <text:list-item>
                    <text:p text:style-name="P14"><text:span text:style-name="T5">Hibernate</text:span></text:p>
                  </text:list-item>
                </text:list>
              </text:list-item>
            </text:list>
            <text:list text:style-name="L4">
              <text:list-item>
                <text:list>
                  <text:list-item>
                    <text:p text:style-name="P14"><text:span text:style-name="T5">Toplink</text:span></text:p>
                  </text:list-item>
                </text:list>
              </text:list-item>
            </text:list>
            <text:list text:style-name="L4">
              <text:list-item>
                <text:p text:style-name="P13"><text:span text:style-name="T5">And the standard Java Transaction API (JTA)</text:span></text:p>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8"/>
          <draw:frame presentation:style-name="pr9" draw:text-style-name="P6" draw:layer="layout" svg:width="16.254cm" svg:height="12.001cm" svg:x="2.033cm" svg:y="12.668cm" presentation:class="notes" presentation:placeholder="true">
            <draw:text-box/>
          </draw:frame>
        </presentation:notes>
      </draw:page>
      <draw:page draw:name="Data Access Infrastructure Services - Data Source" draw:style-name="dp3"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Data Access Infrastructure Services - Data Source</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13">Spring uses a standard JDBC data source for acquiring connections</text:p>
              </text:list-item>
            </text:list>
            <text:list text:style-name="L4">
              <text:list-item>
                <text:list>
                  <text:list-item>
                    <text:p text:style-name="P14">Provides several basic implementations</text:p>
                  </text:list-item>
                </text:list>
              </text:list-item>
            </text:list>
            <text:list text:style-name="L4">
              <text:list-item>
                <text:list>
                  <text:list-item>
                    <text:p text:style-name="P14">Integrates popular open source implementations</text:p>
                  </text:list-item>
                </text:list>
              </text:list-item>
            </text:list>
            <text:list text:style-name="L4">
              <text:list-item>
                <text:list>
                  <text:list-item>
                    <text:list>
                      <text:list-item>
                        <text:p text:style-name="P30"><text:span text:style-name="T31">Apache DBCP, c3p0</text:span></text:p>
                      </text:list-item>
                    </text:list>
                  </text:list-item>
                </text:list>
              </text:list-item>
            </text:list>
            <text:list text:style-name="L4">
              <text:list-item>
                <text:list>
                  <text:list-item>
                    <text:p text:style-name="P14">Can integrate JEE container-managed data sources</text:p>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9"/>
          <draw:frame presentation:style-name="pr9" draw:text-style-name="P6" draw:layer="layout" svg:width="16.254cm" svg:height="12.001cm" svg:x="2.033cm" svg:y="12.668cm" presentation:class="notes" presentation:placeholder="true">
            <draw:text-box/>
          </draw:frame>
        </presentation:notes>
      </draw:page>
      <draw:page draw:name="Spring Putting the Layers Together at Configuration Time" draw:style-name="dp3" draw:master-page-name="Default">
        <office:forms form:automatic-focus="false" form:apply-design-mode="false"/>
        <draw:frame presentation:style-name="pr4" draw:text-style-name="P20" draw:layer="layout" svg:width="17.476cm" svg:height="2.753cm" svg:x="0.957cm" svg:y="0.225cm" presentation:class="title" presentation:user-transformed="true">
          <draw:text-box>
            <text:p text:style-name="P7"><text:span text:style-name="T28">Spring Putting the Layers Together at Configuration Time</text:span></text:p>
          </draw:text-box>
        </draw:frame>
        <draw:line draw:name="Line 3" draw:style-name="gr5" draw:text-style-name="P17" draw:layer="layout" svg:x1="25.4cm" svg:y1="8.255cm" svg:x2="25.4cm" svg:y2="14.605cm">
          <text:p text:style-name="P6"/>
        </draw:line>
        <draw:g draw:name="Group 4" draw:id="id75">
          <draw:custom-shape draw:name="Rectangle 5" draw:style-name="gr51" draw:text-style-name="P5" draw:layer="layout" svg:width="6.985cm" svg:height="2.328cm" svg:x="8.678cm" svg:y="5.927cm">
            <text:p text:style-name="P6"/>
            <draw:enhanced-geometry svg:viewBox="0 0 21600 21600" draw:type="rectangle" draw:enhanced-path="M 0 0 L 21600 0 21600 21600 0 21600 0 0 Z N"/>
          </draw:custom-shape>
          <draw:custom-shape draw:name="Rectangle 6" draw:style-name="gr59" draw:text-style-name="P19" draw:layer="layout" svg:width="6.985cm" svg:height="0.972cm" svg:x="8.678cm" svg:y="6.562cm">
            <text:p text:style-name="P18"><text:span text:style-name="T13">Application Service</text:span></text:p>
            <draw:enhanced-geometry svg:viewBox="0 0 21600 21600" draw:type="rectangle" draw:enhanced-path="M 0 0 L 21600 0 21600 21600 0 21600 0 0 Z N"/>
          </draw:custom-shape>
        </draw:g>
        <draw:g draw:name="Group 7" draw:id="id68">
          <draw:custom-shape draw:name="Rectangle 8" draw:style-name="gr60" draw:text-style-name="P5" draw:layer="layout" svg:width="7.196cm" svg:height="2.328cm" svg:x="0.847cm" svg:y="9.525cm">
            <text:p text:style-name="P6"/>
            <draw:enhanced-geometry svg:viewBox="0 0 21600 21600" draw:type="rectangle" draw:enhanced-path="M 0 0 L 21600 0 21600 21600 0 21600 0 0 Z N"/>
          </draw:custom-shape>
          <draw:custom-shape draw:name="Rectangle 9" draw:style-name="gr61" draw:text-style-name="P19" draw:layer="layout" svg:width="7.196cm" svg:height="0.972cm" svg:x="0.847cm" svg:y="10.16cm">
            <text:p text:style-name="P18"><text:span text:style-name="T14">Repository 1</text:span></text:p>
            <draw:enhanced-geometry svg:viewBox="0 0 21600 21600" draw:type="rectangle" draw:enhanced-path="M 0 0 L 21600 0 21600 21600 0 21600 0 0 Z N"/>
          </draw:custom-shape>
        </draw:g>
        <draw:g draw:name="Group 10" draw:id="id70">
          <draw:custom-shape draw:name="Rectangle 11" draw:style-name="gr60" draw:text-style-name="P5" draw:layer="layout" svg:width="8.255cm" svg:height="2.328cm" svg:x="8.255cm" svg:y="9.525cm">
            <text:p text:style-name="P6"/>
            <draw:enhanced-geometry svg:viewBox="0 0 21600 21600" draw:type="rectangle" draw:enhanced-path="M 0 0 L 21600 0 21600 21600 0 21600 0 0 Z N"/>
          </draw:custom-shape>
          <draw:custom-shape draw:name="Rectangle 12" draw:style-name="gr62" draw:text-style-name="P19" draw:layer="layout" svg:width="8.255cm" svg:height="0.972cm" svg:x="8.255cm" svg:y="10.16cm">
            <text:p text:style-name="P18"><text:span text:style-name="T14">Repository 2</text:span></text:p>
            <draw:enhanced-geometry svg:viewBox="0 0 21600 21600" draw:type="rectangle" draw:enhanced-path="M 0 0 L 21600 0 21600 21600 0 21600 0 0 Z N"/>
          </draw:custom-shape>
        </draw:g>
        <draw:g draw:name="Group 13" draw:id="id72">
          <draw:custom-shape draw:name="Rectangle 14" draw:style-name="gr60" draw:text-style-name="P5" draw:layer="layout" svg:width="7.62cm" svg:height="2.328cm" svg:x="16.722cm" svg:y="9.525cm">
            <text:p text:style-name="P6"/>
            <draw:enhanced-geometry svg:viewBox="0 0 21600 21600" draw:type="rectangle" draw:enhanced-path="M 0 0 L 21600 0 21600 21600 0 21600 0 0 Z N"/>
          </draw:custom-shape>
          <draw:custom-shape draw:name="Rectangle 15" draw:style-name="gr63" draw:text-style-name="P19" draw:layer="layout" svg:width="7.62cm" svg:height="0.972cm" svg:x="16.722cm" svg:y="10.16cm">
            <text:p text:style-name="P18"><text:span text:style-name="T14">Repository 3</text:span></text:p>
            <draw:enhanced-geometry svg:viewBox="0 0 21600 21600" draw:type="rectangle" draw:enhanced-path="M 0 0 L 21600 0 21600 21600 0 21600 0 0 Z N"/>
          </draw:custom-shape>
        </draw:g>
        <draw:g draw:name="Group 16" draw:id="id63">
          <draw:custom-shape draw:name="Rectangle 17" draw:style-name="gr22" draw:text-style-name="P5" draw:layer="layout" svg:width="8.255cm" svg:height="2.328cm" svg:x="8.255cm" svg:y="13.547cm">
            <text:p text:style-name="P6"/>
            <draw:enhanced-geometry svg:viewBox="0 0 21600 21600" draw:type="rectangle" draw:enhanced-path="M 0 0 L 21600 0 21600 21600 0 21600 0 0 Z N"/>
          </draw:custom-shape>
          <draw:custom-shape draw:name="Rectangle 18" draw:style-name="gr64" draw:text-style-name="P19" draw:layer="layout" svg:width="8.255cm" svg:height="0.972cm" svg:x="8.255cm" svg:y="14.182cm">
            <text:p text:style-name="P18"><text:span text:style-name="T14">DataSource</text:span></text:p>
            <draw:enhanced-geometry svg:viewBox="0 0 21600 21600" draw:type="rectangle" draw:enhanced-path="M 0 0 L 21600 0 21600 21600 0 21600 0 0 Z N"/>
          </draw:custom-shape>
        </draw:g>
        <draw:custom-shape draw:name="AutoShape 19" draw:style-name="gr56" draw:text-style-name="P5" draw:layer="layout" svg:width="24.765cm" svg:height="11.642cm" svg:x="0.423cm" svg:y="5.08cm">
          <text:p text:style-name="P6"/>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20" draw:id="id65">
          <draw:custom-shape draw:name="Rectangle 21" draw:style-name="gr22" draw:text-style-name="P5" draw:layer="layout" svg:width="6.773cm" svg:height="2.328cm" svg:x="17.78cm" svg:y="5.927cm">
            <text:p text:style-name="P6"/>
            <draw:enhanced-geometry svg:viewBox="0 0 21600 21600" draw:type="rectangle" draw:enhanced-path="M 0 0 L 21600 0 21600 21600 0 21600 0 0 Z N"/>
          </draw:custom-shape>
          <draw:custom-shape draw:name="Rectangle 22" draw:style-name="gr65" draw:text-style-name="P19" draw:layer="layout" svg:width="6.773cm" svg:height="0.972cm" svg:x="17.78cm" svg:y="6.562cm">
            <text:p text:style-name="P18"><text:span text:style-name="T15">TransactionManager</text:span></text:p>
            <draw:enhanced-geometry svg:viewBox="0 0 21600 21600" draw:type="rectangle" draw:enhanced-path="M 0 0 L 21600 0 21600 21600 0 21600 0 0 Z N"/>
          </draw:custom-shape>
        </draw:g>
        <draw:polyline draw:name="Line 23" draw:style-name="gr16" draw:text-style-name="P17" draw:id="id77" draw:layer="layout" svg:width="0cm" svg:height="1.269cm" svg:x="12.277cm" svg:y="8.255cm" svg:viewBox="0 0 0 1270" draw:points="0,0 0,1270">
          <text:p text:style-name="P6"/>
        </draw:polyline>
        <draw:polyline draw:name="Line 24" draw:style-name="gr16" draw:text-style-name="P17" draw:id="id71" draw:layer="layout" svg:width="0cm" svg:height="1.693cm" svg:x="12.277cm" svg:y="11.853cm" svg:viewBox="0 0 0 1694" draw:points="0,0 0,1694">
          <text:p text:style-name="P6"/>
        </draw:polyline>
        <draw:polyline draw:name="Line 25" draw:style-name="gr16" draw:text-style-name="P17" draw:id="id73" draw:layer="layout" svg:width="8.466cm" svg:height="1.693cm" svg:x="12.487cm" svg:y="11.853cm" svg:viewBox="0 0 8467 1694" draw:points="8467,0 0,1694">
          <text:p text:style-name="P6"/>
        </draw:polyline>
        <draw:polyline draw:name="Line 26" draw:style-name="gr16" draw:text-style-name="P17" draw:id="id69" draw:layer="layout" svg:width="8.042cm" svg:height="1.693cm" svg:x="4.022cm" svg:y="11.853cm" svg:viewBox="0 0 8043 1694" draw:points="0,0 8043,1694">
          <text:p text:style-name="P6"/>
        </draw:polyline>
        <draw:polyline draw:name="Line 27" draw:style-name="gr16" draw:text-style-name="P17" draw:id="id79" draw:layer="layout" svg:width="2.116cm" svg:height="0cm" svg:x="15.663cm" svg:y="6.985cm" svg:viewBox="0 0 2117 0" draw:points="0,0 2117,0">
          <text:p text:style-name="P6"/>
        </draw:polyline>
        <draw:polyline draw:name="Line 28" draw:style-name="gr16" draw:text-style-name="P17" draw:id="id76" draw:layer="layout" svg:width="8.043cm" svg:height="1.269cm" svg:x="4.233cm" svg:y="8.255cm" svg:viewBox="0 0 8044 1270" draw:points="8044,0 0,1270">
          <text:p text:style-name="P6"/>
        </draw:polyline>
        <draw:polyline draw:name="Line 29" draw:style-name="gr16" draw:text-style-name="P17" draw:id="id78" draw:layer="layout" svg:width="8.677cm" svg:height="1.269cm" svg:x="12.277cm" svg:y="8.255cm" svg:viewBox="0 0 8678 1270" draw:points="0,0 8678,1270">
          <text:p text:style-name="P6"/>
        </draw:polyline>
        <draw:g draw:name="Group 30" draw:id="id66">
          <draw:line draw:name="Line 31" draw:style-name="gr16" draw:text-style-name="P17" draw:layer="layout" svg:x1="24.976cm" svg:y1="15.027cm" svg:x2="16.509cm" svg:y2="15.027cm">
            <text:p text:style-name="P6"/>
          </draw:line>
          <draw:line draw:name="Line 32" draw:style-name="gr5" draw:text-style-name="P17" draw:layer="layout" svg:x1="24.553cm" svg:y1="6.985cm" svg:x2="24.977cm" svg:y2="6.985cm">
            <text:p text:style-name="P6"/>
          </draw:line>
          <draw:line draw:name="Line 33" draw:style-name="gr5" draw:text-style-name="P17" draw:layer="layout" svg:x1="24.977cm" svg:y1="6.985cm" svg:x2="24.977cm" svg:y2="15.027cm">
            <text:p text:style-name="P6"/>
          </draw:line>
        </draw:g>
        <draw:custom-shape draw:name="Rectangle 34" draw:style-name="gr66" draw:text-style-name="P19" draw:layer="layout" svg:width="8.255cm" svg:height="0.972cm" svg:x="16.298cm" svg:y="15.663cm">
          <text:p text:style-name="P18"><text:span text:style-name="T13">Spring Application Context</text:span></text:p>
          <draw:enhanced-geometry svg:viewBox="0 0 21600 21600" draw:type="rectangle" draw:enhanced-path="M 0 0 L 21600 0 21600 21600 0 21600 0 0 Z N"/>
        </draw:custom-shape>
        <draw:g draw:name="Group 51" draw:id="id80">
          <draw:custom-shape draw:name="Rectangle 36" draw:style-name="gr67" draw:text-style-name="P19" draw:layer="layout" svg:width="8.043cm" svg:height="2.394cm" svg:x="0cm" svg:y="6.138cm">
            <text:p text:style-name="P18"><text:span text:style-name="T16">Performs the</text:span></text:p>
            <text:p text:style-name="P18"><text:span text:style-name="T16">functions of the application</text:span></text:p>
            <draw:enhanced-geometry svg:viewBox="0 0 21600 21600" draw:type="rectangle" draw:enhanced-path="M 0 0 L 21600 0 21600 21600 0 21600 0 0 Z N"/>
          </draw:custom-shape>
          <draw:line draw:name="Line 37" draw:style-name="gr17" draw:text-style-name="P17" draw:layer="layout" svg:x1="6.35cm" svg:y1="6.985cm" svg:x2="9.102cm" svg:y2="6.985cm">
            <text:p text:style-name="P6"/>
          </draw:line>
        </draw:g>
        <draw:g draw:name="Group 38" draw:id="id74">
          <draw:custom-shape draw:name="Rectangle 39" draw:style-name="gr68" draw:text-style-name="P19" draw:layer="layout" svg:width="6.985cm" svg:height="2.394cm" svg:x="0.847cm" svg:y="13.123cm">
            <text:p text:style-name="P18"><text:span text:style-name="T16">Accesses data</text:span></text:p>
            <text:p text:style-name="P18"><text:span text:style-name="T16">needed by the application</text:span></text:p>
            <draw:enhanced-geometry svg:viewBox="0 0 21600 21600" draw:type="rectangle" draw:enhanced-path="M 0 0 L 21600 0 21600 21600 0 21600 0 0 Z N"/>
          </draw:custom-shape>
          <draw:g draw:name="Group 40">
            <draw:line draw:name="Line 41" draw:style-name="gr17" draw:text-style-name="P17" draw:layer="layout" svg:x1="3.598cm" svg:y1="13.334cm" svg:x2="4.233cm" svg:y2="11.429cm">
              <text:p text:style-name="P6"/>
            </draw:line>
            <draw:line draw:name="Line 42" draw:style-name="gr17" draw:text-style-name="P17" draw:layer="layout" svg:x1="3.598cm" svg:y1="13.334cm" svg:x2="12.488cm" svg:y2="11.429cm">
              <text:p text:style-name="P6"/>
            </draw:line>
            <draw:line draw:name="Line 43" draw:style-name="gr17" draw:text-style-name="P17" draw:layer="layout" svg:x1="3.598cm" svg:y1="13.334cm" svg:x2="21.167cm" svg:y2="11.429cm">
              <text:p text:style-name="P6"/>
            </draw:line>
          </draw:g>
        </draw:g>
        <draw:g draw:name="Group 49" draw:id="id64">
          <draw:custom-shape draw:name="Rectangle 45" draw:style-name="gr69" draw:text-style-name="P19" draw:layer="layout" svg:width="8.278cm" svg:height="0.972cm" svg:x="16.274cm" svg:y="13.547cm">
            <text:p text:style-name="P18"><text:span text:style-name="T16">Pools connections</text:span></text:p>
            <draw:enhanced-geometry svg:viewBox="0 0 21600 21600" draw:type="rectangle" draw:enhanced-path="M 0 0 L 21600 0 21600 21600 0 21600 0 0 Z N"/>
          </draw:custom-shape>
          <draw:line draw:name="Line 47" draw:style-name="gr17" draw:text-style-name="P17" draw:layer="layout" svg:x1="17.516cm" svg:y1="14.075cm" svg:x2="15.24cm" svg:y2="14.393cm">
            <text:p text:style-name="P6"/>
          </draw:line>
        </draw:g>
        <draw:g draw:name="Group 50" draw:id="id67">
          <draw:line draw:name="Line 46" draw:style-name="gr17" draw:text-style-name="P17" draw:layer="layout" svg:x1="21.352cm" svg:y1="12.546cm" svg:x2="21.352cm" svg:y2="7.832cm">
            <text:p text:style-name="P6"/>
          </draw:line>
          <draw:custom-shape draw:name="Rectangle 48" draw:style-name="gr70" draw:text-style-name="P19" draw:layer="layout" svg:width="7.858cm" svg:height="0.972cm" svg:x="17.542cm" svg:y="12.449cm">
            <text:p text:style-name="P18"><text:span text:style-name="T16">Drives transactions</text:span></text:p>
            <draw:enhanced-geometry svg:viewBox="0 0 21600 21600" draw:type="rectangle"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0"/>
          <draw:frame presentation:style-name="pr10" draw:text-style-name="P6" draw:layer="layout" svg:width="16.254cm" svg:height="12.027cm" svg:x="2.033cm" svg:y="12.668cm" presentation:class="notes" presentation:placeholder="true">
            <draw:text-box/>
          </draw:frame>
        </presentation:notes>
      </draw:page>
      <draw:page draw:name="The Layers Working Together at Use Time (1)" draw:style-name="dp3"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The Layers Working Together at Use Time (1)</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13">A service initiates a function of the application</text:p>
              </text:list-item>
            </text:list>
            <text:list text:style-name="L4">
              <text:list-item>
                <text:list>
                  <text:list-item>
                    <text:p text:style-name="P14">By delegating to a transaction manager<text:span text:style-name="T8"> </text:span>to begin a transaction</text:p>
                  </text:list-item>
                </text:list>
              </text:list-item>
            </text:list>
            <text:list text:style-name="L4">
              <text:list-item>
                <text:list>
                  <text:list-item>
                    <text:p text:style-name="P14">By delegating to repositories to load data for processing</text:p>
                  </text:list-item>
                </text:list>
              </text:list-item>
            </text:list>
            <text:list text:style-name="L4">
              <text:list-item>
                <text:list>
                  <text:list-item>
                    <text:list>
                      <text:list-item>
                        <text:p text:style-name="P30"><text:span text:style-name="T31">All data access calls participate in the transaction</text:span></text:p>
                      </text:list-item>
                    </text:list>
                  </text:list-item>
                </text:list>
              </text:list-item>
            </text:list>
            <text:list text:style-name="L4">
              <text:list-item>
                <text:list>
                  <text:list-item>
                    <text:list>
                      <text:list-item>
                        <text:p text:style-name="P30"><text:span text:style-name="T31">Repositories often return domain objects that encapsulate domain behaviors</text:span></text:p>
                      </text:list-item>
                    </text:list>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1"/>
          <draw:frame presentation:style-name="pr9" draw:text-style-name="P6" draw:layer="layout" svg:width="16.254cm" svg:height="12.001cm" svg:x="2.033cm" svg:y="12.668cm" presentation:class="notes" presentation:placeholder="true">
            <draw:text-box/>
          </draw:frame>
        </presentation:notes>
      </draw:page>
      <draw:page draw:name="The Layers Working Together at Use Time (2)" draw:style-name="dp3"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The Layers Working Together at Use Time (2)</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13">A service continues processing</text:p>
              </text:list-item>
            </text:list>
            <text:list text:style-name="L4">
              <text:list-item>
                <text:list>
                  <text:list-item>
                    <text:p text:style-name="P14">By executing business logic</text:p>
                  </text:list-item>
                </text:list>
              </text:list-item>
            </text:list>
            <text:list text:style-name="L4">
              <text:list-item>
                <text:list>
                  <text:list-item>
                    <text:p text:style-name="P14">Often by coordinating between domain objects loaded by repositories</text:p>
                  </text:list-item>
                </text:list>
              </text:list-item>
            </text:list>
            <text:list text:style-name="L4">
              <text:list-item>
                <text:p text:style-name="P13">And finally, completes processing</text:p>
              </text:list-item>
            </text:list>
            <text:list text:style-name="L4">
              <text:list-item>
                <text:list>
                  <text:list-item>
                    <text:p text:style-name="P14">By updating changed data and committing the transaction</text:p>
                  </text:list-item>
                </text:list>
              </text:list-item>
            </text:list>
            <text:list text:style-name="L4">
              <text:list-item>
                <text:list>
                  <text:list-item>
                    <text:p text:style-name="P14">Some technologies apply repository updates for you (ORMs)</text:p>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2"/>
          <draw:frame presentation:style-name="pr9" draw:text-style-name="P6" draw:layer="layout" svg:width="16.254cm" svg:height="12.001cm" svg:x="2.033cm" svg:y="12.668cm" presentation:class="notes" presentation:placeholder="true">
            <draw:text-box/>
          </draw:frame>
        </presentation:notes>
      </draw:page>
      <draw:page draw:name="Application Service - Sequence (1)" draw:style-name="dp3" draw:master-page-name="Default">
        <draw:frame presentation:style-name="pr4" draw:text-style-name="P20" draw:layer="layout" svg:width="17.476cm" svg:height="2.999cm" svg:x="0.957cm" svg:y="0.225cm" presentation:class="title" presentation:user-transformed="true">
          <draw:text-box>
            <text:p text:style-name="P7">Application Service - Sequence (1)</text:p>
          </draw:text-box>
        </draw:frame>
        <draw:g draw:name="Group 105">
          <draw:custom-shape draw:name="Rectangle 5" draw:style-name="gr51" draw:text-style-name="P5" draw:layer="layout" svg:width="4.657cm" svg:height="1.27cm" svg:x="1.27cm" svg:y="5.715cm">
            <text:p text:style-name="P6"/>
            <draw:enhanced-geometry svg:viewBox="0 0 21600 21600" draw:type="rectangle" draw:enhanced-path="M 0 0 L 21600 0 21600 21600 0 21600 0 0 Z N"/>
          </draw:custom-shape>
          <draw:custom-shape draw:name="Rectangle 6" draw:style-name="gr71" draw:text-style-name="P19" draw:layer="layout" svg:width="4.657cm" svg:height="0.972cm" svg:x="1.27cm" svg:y="5.927cm">
            <text:p text:style-name="P18"><text:span text:style-name="T13">Service</text:span></text:p>
            <draw:enhanced-geometry svg:viewBox="0 0 21600 21600" draw:type="rectangle" draw:enhanced-path="M 0 0 L 21600 0 21600 21600 0 21600 0 0 Z N"/>
          </draw:custom-shape>
          <draw:line draw:name="Line 7" draw:style-name="gr24" draw:text-style-name="P17" draw:layer="layout" svg:x1="3.598cm" svg:y1="6.985cm" svg:x2="3.598cm" svg:y2="14.817cm">
            <text:p text:style-name="P6"/>
          </draw:line>
        </draw:g>
        <draw:g draw:name="Group 8" draw:id="id81">
          <draw:line draw:name="Line 9" draw:style-name="gr16" draw:text-style-name="P17" draw:layer="layout" svg:x1="0.264cm" svg:y1="8.043cm" svg:x2="3.042cm" svg:y2="8.043cm">
            <text:p text:style-name="P6"/>
          </draw:line>
          <draw:custom-shape draw:name="Text Box 10" draw:style-name="gr72" draw:text-style-name="P19" draw:layer="layout" svg:width="3.175cm" svg:height="1.683cm" svg:x="0cm" svg:y="7.197cm">
            <text:p text:style-name="P18"><text:span text:style-name="T13">invoke</text:span></text:p>
            <text:p text:style-name="P18"><text:span text:style-name="T13">(input)</text:span></text:p>
            <draw:enhanced-geometry svg:viewBox="0 0 21600 21600" draw:type="mso-spt202" draw:enhanced-path="M 0 0 L 21600 0 21600 21600 0 21600 0 0 Z N"/>
          </draw:custom-shape>
        </draw:g>
        <draw:g draw:name="Group 107">
          <draw:custom-shape draw:name="Rectangle 13" draw:style-name="gr73" draw:text-style-name="P5" draw:layer="layout" svg:width="4.445cm" svg:height="1.694cm" svg:x="11.43cm" svg:y="5.503cm">
            <text:p text:style-name="P6"/>
            <draw:enhanced-geometry svg:viewBox="0 0 21600 21600" draw:type="rectangle" draw:enhanced-path="M 0 0 L 21600 0 21600 21600 0 21600 0 0 Z N"/>
          </draw:custom-shape>
          <draw:custom-shape draw:name="Rectangle 14" draw:style-name="gr74" draw:text-style-name="P19" draw:layer="layout" svg:width="4.445cm" svg:height="1.683cm" svg:x="11.43cm" svg:y="5.503cm">
            <text:p text:style-name="P18"><text:span text:style-name="T14">Transaction</text:span></text:p>
            <text:p text:style-name="P18"><text:span text:style-name="T14">Manager</text:span></text:p>
            <draw:enhanced-geometry svg:viewBox="0 0 21600 21600" draw:type="rectangle" draw:enhanced-path="M 0 0 L 21600 0 21600 21600 0 21600 0 0 Z N"/>
          </draw:custom-shape>
          <draw:line draw:name="Line 15" draw:style-name="gr24" draw:text-style-name="P17" draw:layer="layout" svg:x1="13.794cm" svg:y1="7.197cm" svg:x2="13.758cm" svg:y2="14.605cm">
            <text:p text:style-name="P6"/>
          </draw:line>
        </draw:g>
        <draw:g draw:name="Group 106">
          <draw:custom-shape draw:name="Rectangle 18" draw:style-name="gr75" draw:text-style-name="P5" draw:layer="layout" svg:width="4.445cm" svg:height="1.27cm" svg:x="6.35cm" svg:y="5.715cm">
            <text:p text:style-name="P6"/>
            <draw:enhanced-geometry svg:viewBox="0 0 21600 21600" draw:type="rectangle" draw:enhanced-path="M 0 0 L 21600 0 21600 21600 0 21600 0 0 Z N"/>
          </draw:custom-shape>
          <draw:custom-shape draw:name="Rectangle 19" draw:style-name="gr76" draw:text-style-name="P19" draw:layer="layout" svg:width="4.445cm" svg:height="0.972cm" svg:x="6.35cm" svg:y="5.95cm">
            <text:p text:style-name="P18"><text:span text:style-name="T14">Repository</text:span></text:p>
            <draw:enhanced-geometry svg:viewBox="0 0 21600 21600" draw:type="rectangle" draw:enhanced-path="M 0 0 L 21600 0 21600 21600 0 21600 0 0 Z N"/>
          </draw:custom-shape>
          <draw:line draw:name="Line 20" draw:style-name="gr24" draw:text-style-name="P17" draw:layer="layout" svg:x1="8.467cm" svg:y1="6.976cm" svg:x2="8.467cm" svg:y2="14.817cm">
            <text:p text:style-name="P6"/>
          </draw:line>
        </draw:g>
        <draw:g draw:name="Group 112" draw:id="id88">
          <draw:line draw:name="Line 25" draw:style-name="gr16" draw:text-style-name="P17" draw:layer="layout" svg:x1="4.233cm" svg:y1="11.43cm" svg:x2="8.043cm" svg:y2="11.43cm">
            <text:p text:style-name="P6"/>
          </draw:line>
          <draw:custom-shape draw:name="Text Box 26" draw:style-name="gr77" draw:text-style-name="P19" draw:layer="layout" svg:width="7.968cm" svg:height="0.972cm" svg:x="3.81cm" svg:y="10.583cm">
            <text:p text:style-name="P18"><text:span text:style-name="T17">findDomainObject(criteria)</text:span></text:p>
            <draw:enhanced-geometry svg:viewBox="0 0 21600 21600" draw:type="mso-spt202" draw:enhanced-path="M 0 0 L 21600 0 21600 21600 0 21600 0 0 Z N"/>
          </draw:custom-shape>
        </draw:g>
        <draw:g draw:name="Group 111">
          <draw:g draw:name="Group 110">
            <draw:custom-shape draw:name="Rectangle 35" draw:style-name="gr22" draw:text-style-name="P5" draw:layer="layout" svg:width="4.022cm" svg:height="1.27cm" svg:x="16.933cm" svg:y="5.715cm">
              <text:p text:style-name="P6"/>
              <draw:enhanced-geometry svg:viewBox="0 0 21600 21600" draw:type="rectangle" draw:enhanced-path="M 0 0 L 21600 0 21600 21600 0 21600 0 0 Z N"/>
            </draw:custom-shape>
            <draw:custom-shape draw:name="Rectangle 36" draw:style-name="gr78" draw:text-style-name="P19" draw:layer="layout" svg:width="4.022cm" svg:height="0.972cm" svg:x="16.933cm" svg:y="5.931cm">
              <text:p text:style-name="P18"><text:span text:style-name="T14">DataSource</text:span></text:p>
              <draw:enhanced-geometry svg:viewBox="0 0 21600 21600" draw:type="rectangle" draw:enhanced-path="M 0 0 L 21600 0 21600 21600 0 21600 0 0 Z N"/>
            </draw:custom-shape>
          </draw:g>
          <draw:line draw:name="Line 37" draw:style-name="gr24" draw:text-style-name="P17" draw:layer="layout" svg:x1="19.262cm" svg:y1="6.985cm" svg:x2="19.262cm" svg:y2="15.028cm">
            <text:p text:style-name="P6"/>
          </draw:line>
        </draw:g>
        <draw:g draw:name="Group 109">
          <draw:g draw:name="Group 108">
            <draw:custom-shape draw:name="Rectangle 64" draw:style-name="gr22" draw:text-style-name="P5" draw:layer="layout" svg:width="3.81cm" svg:height="1.239cm" svg:x="21.167cm" svg:y="5.715cm">
              <text:p text:style-name="P6"/>
              <draw:enhanced-geometry svg:viewBox="0 0 21600 21600" draw:type="rectangle" draw:enhanced-path="M 0 0 L 21600 0 21600 21600 0 21600 0 0 Z N"/>
            </draw:custom-shape>
            <draw:custom-shape draw:name="Rectangle 65" draw:style-name="gr79" draw:text-style-name="P19" draw:layer="layout" svg:width="3.81cm" svg:height="0.972cm" svg:x="21.167cm" svg:y="5.922cm">
              <text:p text:style-name="P18"><text:span text:style-name="T14">Connection</text:span></text:p>
              <draw:enhanced-geometry svg:viewBox="0 0 21600 21600" draw:type="rectangle" draw:enhanced-path="M 0 0 L 21600 0 21600 21600 0 21600 0 0 Z N"/>
            </draw:custom-shape>
          </draw:g>
          <draw:line draw:name="Line 66" draw:style-name="gr24" draw:text-style-name="P17" draw:layer="layout" svg:x1="23.072cm" svg:y1="6.985cm" svg:x2="23.072cm" svg:y2="15.028cm">
            <text:p text:style-name="P6"/>
          </draw:line>
        </draw:g>
        <draw:g draw:name="Group 101" draw:id="id90">
          <draw:line draw:name="Line 67" draw:style-name="gr16" draw:text-style-name="P17" draw:layer="layout" svg:x1="8.678cm" svg:y1="12.277cm" svg:x2="23.072cm" svg:y2="12.277cm">
            <text:p text:style-name="P6"/>
          </draw:line>
          <draw:custom-shape draw:name="Text Box 68" draw:style-name="gr80" draw:text-style-name="P19" draw:layer="layout" svg:width="6.081cm" svg:height="0.972cm" svg:x="13.123cm" svg:y="11.43cm">
            <text:p text:style-name="P18"><text:span text:style-name="T13">select data</text:span></text:p>
            <draw:enhanced-geometry svg:viewBox="0 0 21600 21600" draw:type="mso-spt202" draw:enhanced-path="M 0 0 L 21600 0 21600 21600 0 21600 0 0 Z N"/>
          </draw:custom-shape>
        </draw:g>
        <draw:custom-shape draw:name="Rectangle 69" draw:style-name="gr37" draw:text-style-name="P5" draw:id="id82" draw:layer="layout" svg:width="0.847cm" svg:height="6.561cm" svg:x="3.175cm" svg:y="7.832cm">
          <text:p text:style-name="P6"/>
          <draw:enhanced-geometry svg:viewBox="0 0 21600 21600" draw:type="rectangle" draw:enhanced-path="M 0 0 L 21600 0 21600 21600 0 21600 0 0 Z N"/>
        </draw:custom-shape>
        <draw:custom-shape draw:name="Rectangle 70" draw:style-name="gr37" draw:text-style-name="P5" draw:id="id89" draw:layer="layout" svg:width="0.847cm" svg:height="3.387cm" svg:x="8.043cm" svg:y="11.43cm">
          <text:p text:style-name="P6"/>
          <draw:enhanced-geometry svg:viewBox="0 0 21600 21600" draw:type="rectangle" draw:enhanced-path="M 0 0 L 21600 0 21600 21600 0 21600 0 0 Z N"/>
        </draw:custom-shape>
        <draw:g draw:name="Group 104" draw:id="id92">
          <draw:line draw:name="Line 72" draw:style-name="gr26" draw:text-style-name="P17" draw:layer="layout" svg:x1="8.042cm" svg:y1="14.182cm" svg:x2="4.021cm" svg:y2="14.182cm">
            <text:p text:style-name="P6"/>
          </draw:line>
          <draw:custom-shape draw:name="Text Box 73" draw:style-name="gr81" draw:text-style-name="P19" draw:layer="layout" svg:width="4.494cm" svg:height="0.972cm" svg:x="3.81cm" svg:y="13.335cm">
            <text:p text:style-name="P18"><text:span text:style-name="T17">domainObject</text:span></text:p>
            <draw:enhanced-geometry svg:viewBox="0 0 21600 21600" draw:type="mso-spt202" draw:enhanced-path="M 0 0 L 21600 0 21600 21600 0 21600 0 0 Z N"/>
          </draw:custom-shape>
        </draw:g>
        <draw:g draw:name="Group 102" draw:id="id91">
          <draw:line draw:name="Line 76" draw:style-name="gr33" draw:text-style-name="P17" draw:layer="layout" svg:x1="8.89cm" svg:y1="12.912cm" svg:x2="11.007cm" svg:y2="12.912cm">
            <text:p text:style-name="P6"/>
          </draw:line>
          <draw:line draw:name="Line 77" draw:style-name="gr33" draw:text-style-name="P17" draw:layer="layout" svg:x1="11.007cm" svg:y1="12.912cm" svg:x2="11.007cm" svg:y2="13.758cm">
            <text:p text:style-name="P6"/>
          </draw:line>
          <draw:line draw:name="Line 78" draw:style-name="gr34" draw:text-style-name="P17" draw:layer="layout" svg:x1="11.006cm" svg:y1="13.758cm" svg:x2="8.889cm" svg:y2="13.758cm">
            <text:p text:style-name="P6"/>
          </draw:line>
          <draw:custom-shape draw:name="Text Box 79" draw:style-name="gr82" draw:text-style-name="P21" draw:layer="layout" svg:width="7.62cm" svg:height="0.972cm" svg:x="10.795cm" svg:y="12.7cm">
            <text:p text:style-name="P15"><text:span text:style-name="T17">mapObject(ResultSet)</text:span></text:p>
            <draw:enhanced-geometry svg:viewBox="0 0 21600 21600" draw:type="mso-spt202" draw:enhanced-path="M 0 0 L 21600 0 21600 21600 0 21600 0 0 Z N"/>
          </draw:custom-shape>
        </draw:g>
        <draw:g draw:name="Group 83" draw:id="id83">
          <draw:line draw:name="Line 84" draw:style-name="gr16" draw:text-style-name="P17" draw:layer="layout" svg:x1="4.027cm" svg:y1="8.89cm" svg:x2="13.401cm" svg:y2="8.89cm">
            <text:p text:style-name="P6"/>
          </draw:line>
          <draw:custom-shape draw:name="Text Box 85" draw:style-name="gr83" draw:text-style-name="P19" draw:layer="layout" svg:width="10.794cm" svg:height="0.972cm" svg:x="3.175cm" svg:y="8.043cm">
            <text:p text:style-name="P18"><text:span text:style-name="T13">begin transaction</text:span></text:p>
            <draw:enhanced-geometry svg:viewBox="0 0 21600 21600" draw:type="mso-spt202" draw:enhanced-path="M 0 0 L 21600 0 21600 21600 0 21600 0 0 Z N"/>
          </draw:custom-shape>
        </draw:g>
        <draw:g draw:name="Group 86" draw:id="id85">
          <draw:line draw:name="Line 87" draw:style-name="gr16" draw:text-style-name="P17" draw:layer="layout" svg:x1="14.225cm" svg:y1="9.313cm" svg:x2="19.372cm" svg:y2="9.313cm">
            <text:p text:style-name="P6"/>
          </draw:line>
          <draw:custom-shape draw:name="Text Box 88" draw:style-name="gr84" draw:text-style-name="P19" draw:layer="layout" svg:width="5.927cm" svg:height="0.972cm" svg:x="13.758cm" svg:y="8.467cm">
            <text:p text:style-name="P18"><text:span text:style-name="T13">get connection</text:span></text:p>
            <draw:enhanced-geometry svg:viewBox="0 0 21600 21600" draw:type="mso-spt202" draw:enhanced-path="M 0 0 L 21600 0 21600 21600 0 21600 0 0 Z N"/>
          </draw:custom-shape>
        </draw:g>
        <draw:g draw:name="Group 89" draw:id="id86">
          <draw:line draw:name="Line 90" draw:style-name="gr16" draw:text-style-name="P17" draw:layer="layout" svg:x1="19.384cm" svg:y1="9.737cm" svg:x2="23.06cm" svg:y2="9.737cm">
            <text:p text:style-name="P6"/>
          </draw:line>
          <draw:custom-shape draw:name="Text Box 91" draw:style-name="gr85" draw:text-style-name="P19" draw:layer="layout" svg:width="4.233cm" svg:height="0.972cm" svg:x="19.05cm" svg:y="8.89cm">
            <text:p text:style-name="P18"><text:span text:style-name="T13">new</text:span></text:p>
            <draw:enhanced-geometry svg:viewBox="0 0 21600 21600" draw:type="mso-spt202" draw:enhanced-path="M 0 0 L 21600 0 21600 21600 0 21600 0 0 Z N"/>
          </draw:custom-shape>
        </draw:g>
        <draw:custom-shape draw:name="Rectangle 92" draw:style-name="gr37" draw:text-style-name="P5" draw:id="id84" draw:layer="layout" svg:width="0.847cm" svg:height="1.27cm" svg:x="13.335cm" svg:y="8.89cm">
          <text:p text:style-name="P6"/>
          <draw:enhanced-geometry svg:viewBox="0 0 21600 21600" draw:type="rectangle" draw:enhanced-path="M 0 0 L 21600 0 21600 21600 0 21600 0 0 Z N"/>
        </draw:custom-shape>
        <draw:g draw:name="Group 94" draw:id="id87">
          <draw:line draw:name="Line 95" draw:style-name="gr26" draw:text-style-name="P17" draw:layer="layout" svg:x1="14.18cm" svg:y1="10.16cm" svg:x2="4.021cm" svg:y2="10.16cm">
            <text:p text:style-name="P6"/>
          </draw:line>
          <draw:custom-shape draw:name="Text Box 96" draw:style-name="gr86" draw:text-style-name="P19" draw:layer="layout" svg:width="7.055cm" svg:height="0.972cm" svg:x="5.432cm" svg:y="9.313cm">
            <text:p text:style-name="P18"><text:span text:style-name="T13">transaction</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group-id="0" presentation:preset-class="entrance" presentation:preset-id="ooo-entrance-appear">
                  <anim:set smil:begin="0s" smil:dur="0.001s" smil:fill="hold" smil:targetElement="id8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group-id="0" presentation:preset-class="entrance" presentation:preset-id="ooo-entrance-appear">
                  <anim:set smil:begin="0s" smil:dur="0.001s" smil:fill="hold" smil:targetElement="id8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8" smil:attributeName="visibility" smil:to="visible"/>
                </anim:par>
                <anim:par smil:begin="0s" smil:fill="hold" presentation:node-type="with-previous" presentation:group-id="0" presentation:preset-class="entrance" presentation:preset-id="ooo-entrance-appear">
                  <anim:set smil:begin="0s" smil:dur="0.001s" smil:fill="hold" smil:targetElement="id8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2"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3"/>
          <draw:frame presentation:style-name="pr9" draw:text-style-name="P6" draw:layer="layout" svg:width="16.254cm" svg:height="12.001cm" svg:x="2.033cm" svg:y="12.668cm" presentation:class="notes" presentation:placeholder="true">
            <draw:text-box/>
          </draw:frame>
        </presentation:notes>
      </draw:page>
      <draw:page draw:name="Application Service - Sequence (2)" draw:style-name="dp3" draw:master-page-name="Default">
        <draw:frame presentation:style-name="pr4" draw:text-style-name="P20" draw:layer="layout" svg:width="17.476cm" svg:height="2.999cm" svg:x="0.957cm" svg:y="0.225cm" presentation:class="title" presentation:user-transformed="true">
          <draw:text-box>
            <text:p text:style-name="P7">Application Service - Sequence (2)</text:p>
          </draw:text-box>
        </draw:frame>
        <draw:g draw:name="Group 19" draw:id="id93">
          <draw:line draw:name="Line 20" draw:style-name="gr16" draw:text-style-name="P17" draw:layer="layout" svg:x1="2.991cm" svg:y1="8.678cm" svg:x2="7.954cm" svg:y2="8.678cm">
            <text:p text:style-name="P6"/>
          </draw:line>
          <draw:custom-shape draw:name="Text Box 21" draw:style-name="gr87" draw:text-style-name="P19" draw:layer="layout" svg:width="5.715cm" svg:height="0.972cm" svg:x="2.54cm" svg:y="7.832cm">
            <text:p text:style-name="P18"><text:span text:style-name="T13">Do biz logic</text:span></text:p>
            <draw:enhanced-geometry svg:viewBox="0 0 21600 21600" draw:type="mso-spt202" draw:enhanced-path="M 0 0 L 21600 0 21600 21600 0 21600 0 0 Z N"/>
          </draw:custom-shape>
        </draw:g>
        <draw:g draw:name="Group 118">
          <draw:custom-shape draw:name="Rectangle 6" draw:style-name="gr51" draw:text-style-name="P5" draw:layer="layout" svg:width="4.657cm" svg:height="1.27cm" svg:x="0.423cm" svg:y="5.927cm">
            <text:p text:style-name="P6"/>
            <draw:enhanced-geometry svg:viewBox="0 0 21600 21600" draw:type="rectangle" draw:enhanced-path="M 0 0 L 21600 0 21600 21600 0 21600 0 0 Z N"/>
          </draw:custom-shape>
          <draw:custom-shape draw:name="Rectangle 7" draw:style-name="gr88" draw:text-style-name="P19" draw:layer="layout" svg:width="4.656cm" svg:height="0.972cm" svg:x="0.212cm" svg:y="6.138cm">
            <text:p text:style-name="P18"><text:span text:style-name="T13">Service</text:span></text:p>
            <draw:enhanced-geometry svg:viewBox="0 0 21600 21600" draw:type="rectangle" draw:enhanced-path="M 0 0 L 21600 0 21600 21600 0 21600 0 0 Z N"/>
          </draw:custom-shape>
          <draw:line draw:name="Line 8" draw:style-name="gr24" draw:text-style-name="P17" draw:layer="layout" svg:x1="2.752cm" svg:y1="7.197cm" svg:x2="2.752cm" svg:y2="14.182cm">
            <text:p text:style-name="P6"/>
          </draw:line>
        </draw:g>
        <draw:custom-shape draw:name="Rectangle 46" draw:style-name="gr37" draw:text-style-name="P5" draw:layer="layout" svg:width="0.847cm" svg:height="6.35cm" svg:x="2.328cm" svg:y="7.197cm">
          <text:p text:style-name="P6"/>
          <draw:enhanced-geometry svg:viewBox="0 0 21600 21600" draw:type="rectangle" draw:enhanced-path="M 0 0 L 21600 0 21600 21600 0 21600 0 0 Z N"/>
        </draw:custom-shape>
        <draw:g draw:name="Group 72" draw:id="id94">
          <draw:line draw:name="Line 73" draw:style-name="gr16" draw:text-style-name="P17" draw:layer="layout" svg:x1="3.213cm" svg:y1="9.948cm" svg:x2="12.955cm" svg:y2="9.948cm">
            <text:p text:style-name="P6"/>
          </draw:line>
          <draw:custom-shape draw:name="Text Box 74" draw:style-name="gr89" draw:text-style-name="P19" draw:layer="layout" svg:width="11.218cm" svg:height="0.972cm" svg:x="2.328cm" svg:y="9.102cm">
            <text:p text:style-name="P18"><text:span text:style-name="T17">update(domain object)</text:span></text:p>
            <draw:enhanced-geometry svg:viewBox="0 0 21600 21600" draw:type="mso-spt202" draw:enhanced-path="M 0 0 L 21600 0 21600 21600 0 21600 0 0 Z N"/>
          </draw:custom-shape>
        </draw:g>
        <draw:g draw:name="Group 116" draw:id="id97">
          <draw:line draw:name="Line 90" draw:style-name="gr16" draw:text-style-name="P17" draw:layer="layout" svg:x1="13.335cm" svg:y1="11.218cm" svg:x2="22.648cm" svg:y2="11.218cm">
            <text:p text:style-name="P6"/>
          </draw:line>
          <draw:custom-shape draw:name="Text Box 91" draw:style-name="gr90" draw:text-style-name="P19" draw:layer="layout" svg:width="9.948cm" svg:height="0.972cm" svg:x="12.912cm" svg:y="10.372cm">
            <text:p text:style-name="P18"><text:span text:style-name="T13">update data</text:span></text:p>
            <draw:enhanced-geometry svg:viewBox="0 0 21600 21600" draw:type="mso-spt202" draw:enhanced-path="M 0 0 L 21600 0 21600 21600 0 21600 0 0 Z N"/>
          </draw:custom-shape>
        </draw:g>
        <draw:g draw:name="Group 92" draw:id="id98">
          <draw:line draw:name="Line 93" draw:style-name="gr16" draw:text-style-name="P17" draw:layer="layout" svg:x1="3.175cm" svg:y1="12.277cm" svg:x2="17.991cm" svg:y2="12.277cm">
            <text:p text:style-name="P6"/>
          </draw:line>
          <draw:custom-shape draw:name="Text Box 94" draw:style-name="gr91" draw:text-style-name="P19" draw:layer="layout" svg:width="9.748cm" svg:height="0.972cm" svg:x="5.123cm" svg:y="11.43cm">
            <text:p text:style-name="P18"><text:span text:style-name="T17">commit(transaction)</text:span></text:p>
            <draw:enhanced-geometry svg:viewBox="0 0 21600 21600" draw:type="mso-spt202" draw:enhanced-path="M 0 0 L 21600 0 21600 21600 0 21600 0 0 Z N"/>
          </draw:custom-shape>
        </draw:g>
        <draw:g draw:name="Group 95" draw:id="id99">
          <draw:line draw:name="Line 96" draw:style-name="gr16" draw:text-style-name="P17" draw:layer="layout" svg:x1="17.992cm" svg:y1="13.335cm" svg:x2="22.648cm" svg:y2="13.335cm">
            <text:p text:style-name="P6"/>
          </draw:line>
          <draw:custom-shape draw:name="Text Box 97" draw:style-name="gr92" draw:text-style-name="P19" draw:layer="layout" svg:width="3.063cm" svg:height="0.972cm" svg:x="18.604cm" svg:y="12.488cm">
            <text:p text:style-name="P18"><text:span text:style-name="T13">close</text:span></text:p>
            <draw:enhanced-geometry svg:viewBox="0 0 21600 21600" draw:type="mso-spt202" draw:enhanced-path="M 0 0 L 21600 0 21600 21600 0 21600 0 0 Z N"/>
          </draw:custom-shape>
        </draw:g>
        <draw:g draw:name="Group 119">
          <draw:custom-shape draw:name="Rectangle 62" draw:style-name="gr51" draw:text-style-name="P5" draw:layer="layout" svg:width="4.869cm" svg:height="1.27cm" svg:x="5.503cm" svg:y="5.927cm">
            <text:p text:style-name="P6"/>
            <draw:enhanced-geometry svg:viewBox="0 0 21600 21600" draw:type="rectangle" draw:enhanced-path="M 0 0 L 21600 0 21600 21600 0 21600 0 0 Z N"/>
          </draw:custom-shape>
          <draw:custom-shape draw:name="Rectangle 63" draw:style-name="gr93" draw:text-style-name="P19" draw:layer="layout" svg:width="4.869cm" svg:height="0.972cm" svg:x="5.503cm" svg:y="6.138cm">
            <text:p text:style-name="P18"><text:span text:style-name="T13">Domain Object</text:span></text:p>
            <draw:enhanced-geometry svg:viewBox="0 0 21600 21600" draw:type="rectangle" draw:enhanced-path="M 0 0 L 21600 0 21600 21600 0 21600 0 0 Z N"/>
          </draw:custom-shape>
          <draw:line draw:name="Line 99" draw:style-name="gr24" draw:text-style-name="P17" draw:layer="layout" svg:x1="8.043cm" svg:y1="7.197cm" svg:x2="8.043cm" svg:y2="14.182cm">
            <text:p text:style-name="P6"/>
          </draw:line>
        </draw:g>
        <draw:g draw:name="Group 120">
          <draw:custom-shape draw:name="Rectangle 69" draw:style-name="gr53" draw:text-style-name="P5" draw:layer="layout" svg:width="4.445cm" svg:height="1.27cm" svg:x="11.007cm" svg:y="5.927cm">
            <text:p text:style-name="P6"/>
            <draw:enhanced-geometry svg:viewBox="0 0 21600 21600" draw:type="rectangle" draw:enhanced-path="M 0 0 L 21600 0 21600 21600 0 21600 0 0 Z N"/>
          </draw:custom-shape>
          <draw:custom-shape draw:name="Rectangle 70" draw:style-name="gr94" draw:text-style-name="P19" draw:layer="layout" svg:width="4.445cm" svg:height="0.972cm" svg:x="11.007cm" svg:y="6.138cm">
            <text:p text:style-name="P18"><text:span text:style-name="T14">Repository</text:span></text:p>
            <draw:enhanced-geometry svg:viewBox="0 0 21600 21600" draw:type="rectangle" draw:enhanced-path="M 0 0 L 21600 0 21600 21600 0 21600 0 0 Z N"/>
          </draw:custom-shape>
          <draw:line draw:name="Line 100" draw:style-name="gr24" draw:text-style-name="P17" draw:layer="layout" svg:x1="13.335cm" svg:y1="7.197cm" svg:x2="13.335cm" svg:y2="14.182cm">
            <text:p text:style-name="P6"/>
          </draw:line>
        </draw:g>
        <draw:g draw:name="Group 121">
          <draw:custom-shape draw:name="Rectangle 65" draw:style-name="gr95" draw:text-style-name="P19" draw:layer="layout" svg:width="4.445cm" svg:height="1.683cm" svg:x="15.875cm" svg:y="5.715cm">
            <text:p text:style-name="P18"><text:span text:style-name="T14">Transaction</text:span></text:p>
            <text:p text:style-name="P18"><text:span text:style-name="T14">Manager</text:span></text:p>
            <draw:enhanced-geometry svg:viewBox="0 0 21600 21600" draw:type="rectangle" draw:enhanced-path="M 0 0 L 21600 0 21600 21600 0 21600 0 0 Z N"/>
          </draw:custom-shape>
          <draw:custom-shape draw:name="Rectangle 67" draw:style-name="gr73" draw:text-style-name="P5" draw:layer="layout" svg:width="4.445cm" svg:height="1.693cm" svg:x="15.875cm" svg:y="5.715cm">
            <text:p text:style-name="P6"/>
            <draw:enhanced-geometry svg:viewBox="0 0 21600 21600" draw:type="rectangle" draw:enhanced-path="M 0 0 L 21600 0 21600 21600 0 21600 0 0 Z N"/>
          </draw:custom-shape>
          <draw:line draw:name="Line 101" draw:style-name="gr24" draw:text-style-name="P17" draw:layer="layout" svg:x1="17.992cm" svg:y1="7.408cm" svg:x2="17.992cm" svg:y2="14.393cm">
            <text:p text:style-name="P6"/>
          </draw:line>
        </draw:g>
        <draw:g draw:name="Group 122">
          <draw:custom-shape draw:name="Rectangle 78" draw:style-name="gr96" draw:text-style-name="P5" draw:layer="layout" svg:width="4.445cm" svg:height="1.27cm" svg:x="20.532cm" svg:y="5.927cm">
            <text:p text:style-name="P6"/>
            <draw:enhanced-geometry svg:viewBox="0 0 21600 21600" draw:type="rectangle" draw:enhanced-path="M 0 0 L 21600 0 21600 21600 0 21600 0 0 Z N"/>
          </draw:custom-shape>
          <draw:custom-shape draw:name="Rectangle 79" draw:style-name="gr97" draw:text-style-name="P19" draw:layer="layout" svg:width="4.445cm" svg:height="0.972cm" svg:x="20.532cm" svg:y="6.138cm">
            <text:p text:style-name="P18"><text:span text:style-name="T14">Connection</text:span></text:p>
            <draw:enhanced-geometry svg:viewBox="0 0 21600 21600" draw:type="rectangle" draw:enhanced-path="M 0 0 L 21600 0 21600 21600 0 21600 0 0 Z N"/>
          </draw:custom-shape>
          <draw:line draw:name="Line 102" draw:style-name="gr24" draw:text-style-name="P17" draw:layer="layout" svg:x1="22.648cm" svg:y1="7.197cm" svg:x2="22.648cm" svg:y2="14.182cm">
            <text:p text:style-name="P6"/>
          </draw:line>
        </draw:g>
        <draw:g draw:name="Group 117" draw:id="id100">
          <draw:line draw:name="Line 104" draw:style-name="gr26" draw:text-style-name="P17" draw:layer="layout" svg:x1="3.174cm" svg:y1="13.547cm" svg:x2="-0.001cm" svg:y2="13.547cm">
            <text:p text:style-name="P6"/>
          </draw:line>
          <draw:custom-shape draw:name="Text Box 105" draw:style-name="gr98" draw:text-style-name="P19" draw:layer="layout" svg:width="2.646cm" svg:height="0.972cm" svg:x="0cm" svg:y="12.7cm">
            <text:p text:style-name="P18"><text:span text:style-name="T13">output</text:span></text:p>
            <draw:enhanced-geometry svg:viewBox="0 0 21600 21600" draw:type="mso-spt202" draw:enhanced-path="M 0 0 L 21600 0 21600 21600 0 21600 0 0 Z N"/>
          </draw:custom-shape>
        </draw:g>
        <draw:g draw:name="Group 115" draw:id="id96">
          <draw:line draw:name="Line 106" draw:style-name="gr16" draw:text-style-name="P17" draw:layer="layout" svg:x1="13.335cm" svg:y1="10.372cm" svg:x2="22.648cm" svg:y2="10.372cm">
            <text:p text:style-name="P6"/>
          </draw:line>
          <draw:custom-shape draw:name="Text Box 107" draw:style-name="gr99" draw:text-style-name="P19" draw:layer="layout" svg:width="9.948cm" svg:height="0.972cm" svg:x="12.912cm" svg:y="9.525cm">
            <text:p text:style-name="P18"><text:span text:style-name="T17">bind(object, statement)</text:span></text:p>
            <draw:enhanced-geometry svg:viewBox="0 0 21600 21600" draw:type="mso-spt202" draw:enhanced-path="M 0 0 L 21600 0 21600 21600 0 21600 0 0 Z N"/>
          </draw:custom-shape>
        </draw:g>
        <draw:custom-shape draw:name="Rectangle 108" draw:style-name="gr37" draw:text-style-name="P5" draw:id="id95" draw:layer="layout" svg:width="0.846cm" svg:height="1.482cm" svg:x="12.912cm" svg:y="9.948cm">
          <text:p text:style-name="P6"/>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4" smil:attributeName="visibility" smil:to="visible"/>
                </anim:par>
                <anim:par smil:begin="0s" smil:fill="hold" presentation:node-type="with-previous" presentation:group-id="0" presentation:preset-class="entrance" presentation:preset-id="ooo-entrance-appear">
                  <anim:set smil:begin="0s" smil:dur="0.001s" smil:fill="hold" smil:targetElement="id9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0"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4"/>
          <draw:frame presentation:style-name="pr9" draw:text-style-name="P6" draw:layer="layout" svg:width="16.254cm" svg:height="12.001cm" svg:x="2.033cm" svg:y="12.668cm" presentation:class="notes" presentation:placeholder="true">
            <draw:text-box/>
          </draw:frame>
        </presentation:notes>
      </draw:page>
      <draw:page draw:name="Declarative Transaction Management" draw:style-name="dp3" draw:master-page-name="Default">
        <draw:frame presentation:style-name="pr4" draw:text-style-name="P2" draw:layer="layout" svg:width="17.476cm" svg:height="2.999cm" svg:x="0.957cm" svg:y="0.225cm" presentation:class="title" presentation:user-transformed="true">
          <draw:text-box>
            <text:p text:style-name="P7">Declarative Transaction Management</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13">Spring adds the transaction management calls <text:span text:style-name="T33">around</text:span> your service logic</text:p>
              </text:list-item>
            </text:list>
            <text:list text:style-name="L4">
              <text:list-item>
                <text:p text:style-name="P13">You simply declare the transactional policies and Spring enforces them</text:p>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5"/>
          <draw:frame presentation:style-name="pr9" draw:text-style-name="P6" draw:layer="layout" svg:width="16.254cm" svg:height="12.001cm" svg:x="2.033cm" svg:y="12.668cm" presentation:class="notes" presentation:placeholder="true">
            <draw:text-box/>
          </draw:frame>
        </presentation:notes>
      </draw:page>
      <draw:page draw:name="Setting Transactional Policies Declaratively" draw:style-name="dp3" draw:master-page-name="Default">
        <draw:frame presentation:style-name="pr4" draw:text-style-name="P2" draw:layer="layout" svg:width="17.476cm" svg:height="2.999cm" svg:x="0.957cm" svg:y="0.225cm" presentation:class="title" presentation:user-transformed="true">
          <draw:text-box>
            <text:p text:style-name="P7">Setting Transactional Policies Declaratively</text:p>
          </draw:text-box>
        </draw:frame>
        <draw:custom-shape draw:name="Rectangle 3" draw:style-name="gr100" draw:text-style-name="P5" draw:layer="layout" svg:width="19.473cm" svg:height="5.08cm" svg:x="2.54cm" svg:y="6.35cm">
          <text:p text:style-name="P25"><text:span text:style-name="T23">public class</text:span><text:span text:style-name="T22"> ServiceImpl </text:span><text:span text:style-name="T23">implements</text:span><text:span text:style-name="T22"> ServiceInterface {</text:span></text:p>
          <text:p text:id="id101" text:style-name="P24"><text:span text:style-name="T22"><text:s text:c="3"/></text:span><text:span text:style-name="T25">@Transactional</text:span></text:p>
          <text:p text:style-name="P25"><text:span text:style-name="T22"><text:s text:c="4"/></text:span><text:span text:style-name="T23">public void</text:span><text:span text:style-name="T22"> invoke(…) {</text:span></text:p>
          <text:p text:style-name="P25"><text:span text:style-name="T22"><text:s text:c="8"/></text:span><text:span text:style-name="T34">// your application logic</text:span></text:p>
          <text:p text:style-name="P25"><text:span text:style-name="T22"><text:s text:c="4"/></text:span><text:span text:style-name="T22">}</text:span></text:p>
          <text:p text:style-name="P25"><text:span text:style-name="T22">}</text:span></text:p>
          <draw:enhanced-geometry svg:viewBox="0 0 21600 21600" draw:type="rectangle" draw:enhanced-path="M 0 0 L 21600 0 21600 21600 0 21600 0 0 Z N"/>
        </draw:custom-shape>
        <draw:g draw:name="Group 8" draw:id="id102">
          <draw:line draw:name="Line 5" draw:style-name="gr16" draw:text-style-name="P17" draw:layer="layout" svg:x1="2.963cm" svg:y1="12.276cm" svg:x2="3.598cm" svg:y2="7.831cm">
            <text:p text:style-name="P6"/>
          </draw:line>
          <draw:custom-shape draw:name="Text Box 6" draw:style-name="gr101" draw:text-style-name="P5" draw:layer="layout" svg:width="11.219cm" svg:height="1.683cm" svg:x="1.693cm" svg:y="12.277cm">
            <text:p text:style-name="P31"><text:span text:style-name="T13">Tells Spring to always run this method in a database transaction</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2"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7cm" svg:y="2.002cm" draw:page-number="36"/>
          <draw:frame presentation:style-name="pr10" draw:text-style-name="P6" draw:layer="layout" svg:width="16.254cm" svg:height="12.027cm" svg:x="2.033cm" svg:y="12.668cm" presentation:class="notes" presentation:placeholder="true">
            <draw:text-box/>
          </draw:frame>
        </presentation:notes>
      </draw:page>
      <draw:page draw:name="Enforcing Declarative Transactional Policies" draw:style-name="dp3" draw:master-page-name="Default">
        <draw:frame presentation:style-name="pr4" draw:text-style-name="P20" draw:layer="layout" svg:width="17.476cm" svg:height="2.999cm" svg:x="0.957cm" svg:y="0.225cm" presentation:class="title" presentation:user-transformed="true">
          <draw:text-box>
            <text:p text:style-name="P7">Enforcing Declarative Transactional Policies</text:p>
          </draw:text-box>
        </draw:frame>
        <draw:g draw:name="Group 3">
          <draw:custom-shape draw:name="Rectangle 4" draw:style-name="gr51" draw:text-style-name="P5" draw:layer="layout" svg:width="6.562cm" svg:height="2.328cm" svg:x="16.933cm" svg:y="7.408cm">
            <text:p text:style-name="P6"/>
            <draw:enhanced-geometry svg:viewBox="0 0 21600 21600" draw:type="rectangle" draw:enhanced-path="M 0 0 L 21600 0 21600 21600 0 21600 0 0 Z N"/>
          </draw:custom-shape>
          <draw:custom-shape draw:name="Rectangle 5" draw:style-name="gr102" draw:text-style-name="P19" draw:layer="layout" svg:width="6.562cm" svg:height="0.972cm" svg:x="16.933cm" svg:y="8.043cm">
            <text:p text:style-name="P18"><text:span text:style-name="T17">ServiceImpl</text:span></text:p>
            <draw:enhanced-geometry svg:viewBox="0 0 21600 21600" draw:type="rectangle" draw:enhanced-path="M 0 0 L 21600 0 21600 21600 0 21600 0 0 Z N"/>
          </draw:custom-shape>
        </draw:g>
        <draw:g draw:name="Group 6" draw:id="id103">
          <draw:custom-shape draw:name="Text Box 7" draw:style-name="gr103" draw:text-style-name="P21" draw:layer="layout" svg:width="4.143cm" svg:height="0.972cm" svg:x="1.694cm" svg:y="7.197cm">
            <text:p text:style-name="P15"><text:span text:style-name="T17">invoke(input)</text:span></text:p>
            <draw:enhanced-geometry svg:viewBox="0 0 21600 21600" draw:type="mso-spt202" draw:enhanced-path="M 0 0 L 21600 0 21600 21600 0 21600 0 0 Z N"/>
          </draw:custom-shape>
          <draw:line draw:name="Line 8" draw:style-name="gr16" draw:text-style-name="P17" draw:layer="layout" svg:x1="1.693cm" svg:y1="8.255cm" svg:x2="8.678cm" svg:y2="8.255cm">
            <text:p text:style-name="P6"/>
          </draw:line>
        </draw:g>
        <draw:g draw:name="Group 9" draw:id="id104">
          <draw:custom-shape draw:name="Rectangle 10" draw:style-name="gr22" draw:text-style-name="P5" draw:layer="layout" svg:width="6.985cm" svg:height="2.329cm" svg:x="8.678cm" svg:y="7.408cm">
            <text:p text:style-name="P6"/>
            <draw:enhanced-geometry svg:viewBox="0 0 21600 21600" draw:type="rectangle" draw:enhanced-path="M 0 0 L 21600 0 21600 21600 0 21600 0 0 Z N"/>
          </draw:custom-shape>
          <draw:custom-shape draw:name="Rectangle 11" draw:style-name="gr104" draw:text-style-name="P19" draw:layer="layout" svg:width="6.985cm" svg:height="1.683cm" svg:x="8.678cm" svg:y="7.62cm">
            <text:p text:style-name="P18"><text:span text:style-name="T15">Spring</text:span></text:p>
            <text:p text:style-name="P18"><text:span text:style-name="T15">TransactionInterceptor</text:span></text:p>
            <draw:enhanced-geometry svg:viewBox="0 0 21600 21600" draw:type="rectangle" draw:enhanced-path="M 0 0 L 21600 0 21600 21600 0 21600 0 0 Z N"/>
          </draw:custom-shape>
        </draw:g>
        <draw:g draw:name="Group 12" draw:id="id106">
          <draw:custom-shape draw:name="Rectangle 13" draw:style-name="gr22" draw:text-style-name="P5" draw:layer="layout" svg:width="6.985cm" svg:height="2.328cm" svg:x="8.678cm" svg:y="11.853cm">
            <text:p text:style-name="P6"/>
            <draw:enhanced-geometry svg:viewBox="0 0 21600 21600" draw:type="rectangle" draw:enhanced-path="M 0 0 L 21600 0 21600 21600 0 21600 0 0 Z N"/>
          </draw:custom-shape>
          <draw:custom-shape draw:name="Rectangle 14" draw:style-name="gr105" draw:text-style-name="P19" draw:layer="layout" svg:width="6.985cm" svg:height="0.972cm" svg:x="8.678cm" svg:y="12.488cm">
            <text:p text:style-name="P18"><text:span text:style-name="T15">TransactionManager</text:span></text:p>
            <draw:enhanced-geometry svg:viewBox="0 0 21600 21600" draw:type="rectangle" draw:enhanced-path="M 0 0 L 21600 0 21600 21600 0 21600 0 0 Z N"/>
          </draw:custom-shape>
        </draw:g>
        <draw:polyline draw:name="Line 15" draw:style-name="gr16" draw:text-style-name="P17" draw:id="id107" draw:layer="layout" svg:width="1.269cm" svg:height="0cm" svg:x="15.663cm" svg:y="8.255cm" svg:viewBox="0 0 1270 0" draw:points="0,0 1270,0">
          <text:p text:style-name="P6"/>
        </draw:polyline>
        <draw:polyline draw:name="Line 16" draw:style-name="gr26" draw:text-style-name="P17" draw:id="id108" draw:layer="layout" svg:width="1.269cm" svg:height="0cm" svg:x="15.663cm" svg:y="9.102cm" svg:viewBox="0 0 1270 0" draw:points="1270,0 0,0">
          <text:p text:style-name="P6"/>
        </draw:polyline>
        <draw:g draw:name="Group 17" draw:id="id105">
          <draw:line draw:name="Line 18" draw:style-name="gr16" draw:text-style-name="P17" draw:layer="layout" svg:x1="10.795cm" svg:y1="9.754cm" svg:x2="10.795cm" svg:y2="11.871cm">
            <text:p text:style-name="P6"/>
          </draw:line>
          <draw:custom-shape draw:name="Text Box 19" draw:style-name="gr106" draw:text-style-name="P21" draw:layer="layout" svg:width="2.056cm" svg:height="0.972cm" svg:x="9.741cm" svg:y="10.372cm">
            <text:p text:style-name="P15"><text:span text:style-name="T13">begin</text:span></text:p>
            <draw:enhanced-geometry svg:viewBox="0 0 21600 21600" draw:type="mso-spt202" draw:enhanced-path="M 0 0 L 21600 0 21600 21600 0 21600 0 0 Z N"/>
          </draw:custom-shape>
        </draw:g>
        <draw:g draw:name="Group 20" draw:id="id109">
          <draw:line draw:name="Line 21" draw:style-name="gr26" draw:text-style-name="P17" draw:layer="layout" svg:x1="13.97cm" svg:y1="9.754cm" svg:x2="13.97cm" svg:y2="11.871cm">
            <text:p text:style-name="P6"/>
          </draw:line>
          <draw:custom-shape draw:name="Text Box 22" draw:style-name="gr107" draw:text-style-name="P21" draw:layer="layout" svg:width="2.551cm" svg:height="0.972cm" svg:x="12.491cm" svg:y="10.372cm">
            <text:p text:style-name="P15"><text:span text:style-name="T13">commit</text:span></text:p>
            <draw:enhanced-geometry svg:viewBox="0 0 21600 21600" draw:type="mso-spt202" draw:enhanced-path="M 0 0 L 21600 0 21600 21600 0 21600 0 0 Z N"/>
          </draw:custom-shape>
        </draw:g>
        <draw:polyline draw:name="Line 23" draw:style-name="gr26" draw:text-style-name="P17" draw:id="id110" draw:layer="layout" svg:width="6.984cm" svg:height="0cm" svg:x="1.692cm" svg:y="9.102cm" svg:viewBox="0 0 6985 0" draw:points="6985,0 0,0">
          <text:p text:style-name="P6"/>
        </draw:polyline>
        <draw:custom-shape draw:name="AutoShape 24" draw:style-name="gr56" draw:text-style-name="P5" draw:layer="layout" svg:width="16.298cm" svg:height="9.525cm" svg:x="8.255cm" svg:y="6.138cm">
          <text:p text:style-name="P6"/>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25" draw:id="id111">
          <draw:custom-shape draw:name="Text Box 26" draw:style-name="gr108" draw:text-style-name="P32" draw:layer="layout" svg:width="5.653cm" svg:height="3.105cm" svg:x="18.627cm" svg:y="11.853cm">
            <text:p text:style-name="P31"><text:span text:style-name="T13">Transaction management behavior is added around your code</text:span></text:p>
            <draw:enhanced-geometry svg:viewBox="0 0 21600 21600" draw:type="mso-spt202" draw:enhanced-path="M 0 0 L 21600 0 21600 21600 0 21600 0 0 Z N"/>
          </draw:custom-shape>
          <draw:line draw:name="Line 27" draw:style-name="gr109" draw:text-style-name="P17" draw:layer="layout" svg:x1="18.837cm" svg:y1="13.335cm" svg:x2="14.392cm" svg:y2="9.525cm">
            <text:p text:style-name="P6"/>
          </draw:line>
        </draw:g>
        <draw:g draw:name="Group 28" draw:id="id112">
          <draw:line draw:name="Line 29" draw:style-name="gr109" draw:text-style-name="P17" draw:layer="layout" svg:x1="7.197cm" svg:y1="13.969cm" svg:x2="9.313cm" svg:y2="13.546cm">
            <text:p text:style-name="P6"/>
          </draw:line>
          <draw:custom-shape draw:name="Text Box 30" draw:style-name="gr110" draw:text-style-name="P32" draw:layer="layout" svg:width="5.654cm" svg:height="3.816cm" svg:x="1.693cm" svg:y="11.853cm">
            <text:p text:style-name="P31"><text:span text:style-name="T13">You can change transaction managers without affecting your application code</text:span></text:p>
            <draw:enhanced-geometry svg:viewBox="0 0 21600 21600" draw:type="mso-spt202" draw:enhanced-path="M 0 0 L 21600 0 21600 21600 0 21600 0 0 Z N"/>
          </draw:custom-shape>
        </draw:g>
        <draw:custom-shape draw:name="Rectangle 31" draw:style-name="gr111" draw:text-style-name="P19" draw:layer="layout" svg:width="8.255cm" svg:height="0.972cm" svg:x="12.277cm" svg:y="6.138cm">
          <text:p text:style-name="P18"><text:span text:style-name="T13">Spring AOP Proxy</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2"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7cm" svg:y="2.002cm" draw:page-number="37"/>
          <draw:frame presentation:style-name="pr10" draw:text-style-name="P6" draw:layer="layout" svg:width="16.254cm" svg:height="12.027cm" svg:x="2.033cm" svg:y="12.668cm" presentation:class="notes" presentation:placeholder="true">
            <draw:text-box/>
          </draw:frame>
        </presentation:notes>
      </draw:page>
      <draw:page draw:name="Effects on Connection Management" draw:style-name="dp3" draw:master-page-name="Default">
        <draw:frame presentation:style-name="pr4" draw:text-style-name="P2" draw:layer="layout" svg:width="17.476cm" svg:height="2.999cm" svg:x="0.957cm" svg:y="0.225cm" presentation:class="title" presentation:user-transformed="true">
          <draw:text-box>
            <text:p text:style-name="P7">Effects on Connection Management</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13">Connections are managed for you</text:p>
              </text:list-item>
            </text:list>
            <text:list text:style-name="L4">
              <text:list-item>
                <text:list>
                  <text:list-item>
                    <text:p text:style-name="P14">Driven by transactional boundaries </text:p>
                  </text:list-item>
                </text:list>
              </text:list-item>
            </text:list>
            <text:list text:style-name="L4">
              <text:list-item>
                <text:list>
                  <text:list-item>
                    <text:p text:style-name="P14">Not the responsibility of application code</text:p>
                  </text:list-item>
                </text:list>
              </text:list-item>
            </text:list>
            <text:list text:style-name="L4">
              <text:list-item>
                <text:list>
                  <text:list-item>
                    <text:p text:style-name="P14">No possibility of connection leak</text:p>
                  </text:list-item>
                </text:list>
              </text:list-item>
            </text:list>
            <text:list text:style-name="L4">
              <text:list-item>
                <text:p text:style-name="P13">Repositories always<text:span text:style-name="T33"> </text:span>use the transactional connection for data access</text:p>
              </text:list-item>
            </text:list>
            <text:list text:style-name="L4">
              <text:list-item>
                <text:list>
                  <text:list-item>
                    <text:p text:style-name="P14">Spring provides several ways to ensure this</text:p>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8"/>
          <draw:frame presentation:style-name="pr9" draw:text-style-name="P6" draw:layer="layout" svg:width="16.254cm" svg:height="12.001cm" svg:x="2.033cm" svg:y="12.668cm" presentation:class="notes" presentation:placeholder="true">
            <draw:text-box/>
          </draw:frame>
        </presentation:notes>
      </draw:page>
      <draw:page draw:name="page39" draw:style-name="dp3" draw:master-page-name="Default">
        <draw:frame presentation:style-name="pr4" draw:text-style-name="P2" draw:layer="layout" svg:width="17.476cm" svg:height="2.753cm" svg:x="0.957cm" svg:y="0.225cm" presentation:class="title" presentation:user-transformed="true">
          <draw:text-box>
            <text:p text:style-name="P7">Topics in this Session</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8">The role of Spring in enterprise data access</text:p>
              </text:list-item>
            </text:list>
            <text:list text:style-name="L4">
              <text:list-item>
                <text:p text:style-name="P8">Spring resource management</text:p>
              </text:list-item>
            </text:list>
            <text:list text:style-name="L4">
              <text:list-item>
                <text:p text:style-name="P8">Spring data access support</text:p>
              </text:list-item>
            </text:list>
            <text:list text:style-name="L4">
              <text:list-item>
                <text:p text:style-name="P8">Data access in a layered architecture</text:p>
              </text:list-item>
            </text:list>
            <text:list text:style-name="L4">
              <text:list-item>
                <text:p text:style-name="P8"><text:span text:style-name="T8">Common data access configurations</text:span></text:p>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9"/>
          <draw:frame presentation:style-name="pr10" draw:text-style-name="P6" draw:layer="layout" svg:width="16.254cm" svg:height="12.027cm" svg:x="2.033cm" svg:y="12.668cm" presentation:class="notes" presentation:placeholder="true">
            <draw:text-box/>
          </draw:frame>
        </presentation:notes>
      </draw:page>
      <draw:page draw:name="Local JDBC Configuration" draw:style-name="dp3" draw:master-page-name="Default">
        <draw:line draw:name="Line 100" draw:style-name="gr5" draw:text-style-name="P17" draw:layer="layout" svg:x1="25.4cm" svg:y1="8.255cm" svg:x2="25.4cm" svg:y2="14.605cm">
          <text:p text:style-name="P6"/>
        </draw:line>
        <draw:line draw:name="Line 101" draw:style-name="gr16" draw:text-style-name="P17" draw:layer="layout" svg:x1="24.976cm" svg:y1="14.605cm" svg:x2="16.509cm" svg:y2="14.605cm">
          <text:p text:style-name="P6"/>
        </draw:line>
        <draw:frame presentation:style-name="pr4" draw:text-style-name="P20" draw:layer="layout" svg:width="17.476cm" svg:height="2.753cm" svg:x="0.957cm" svg:y="0.225cm" presentation:class="title" presentation:user-transformed="true">
          <draw:text-box>
            <text:p text:style-name="P7">Local JDBC Configuration</text:p>
          </draw:text-box>
        </draw:frame>
        <draw:custom-shape draw:name="Rectangle 18" draw:style-name="gr51" draw:text-style-name="P5" draw:layer="layout" svg:width="6.985cm" svg:height="2.328cm" svg:x="8.678cm" svg:y="5.927cm">
          <text:p text:style-name="P6"/>
          <draw:enhanced-geometry svg:viewBox="0 0 21600 21600" draw:type="rectangle" draw:enhanced-path="M 0 0 L 21600 0 21600 21600 0 21600 0 0 Z N"/>
        </draw:custom-shape>
        <draw:custom-shape draw:name="Rectangle 19" draw:style-name="gr112" draw:text-style-name="P19" draw:layer="layout" svg:width="6.985cm" svg:height="0.972cm" svg:x="8.678cm" svg:y="6.562cm">
          <text:p text:style-name="P18"><text:span text:style-name="T17">RewardNetworkImpl</text:span></text:p>
          <draw:enhanced-geometry svg:viewBox="0 0 21600 21600" draw:type="rectangle" draw:enhanced-path="M 0 0 L 21600 0 21600 21600 0 21600 0 0 Z N"/>
        </draw:custom-shape>
        <draw:custom-shape draw:name="Rectangle 21" draw:style-name="gr60" draw:text-style-name="P5" draw:layer="layout" svg:width="7.196cm" svg:height="2.328cm" svg:x="0.847cm" svg:y="9.525cm">
          <text:p text:style-name="P6"/>
          <draw:enhanced-geometry svg:viewBox="0 0 21600 21600" draw:type="rectangle" draw:enhanced-path="M 0 0 L 21600 0 21600 21600 0 21600 0 0 Z N"/>
        </draw:custom-shape>
        <draw:custom-shape draw:name="Rectangle 22" draw:style-name="gr113" draw:text-style-name="P19" draw:layer="layout" svg:width="7.196cm" svg:height="0.972cm" svg:x="0.847cm" svg:y="10.16cm">
          <text:p text:style-name="P18"><text:span text:style-name="T15">JdbcAccountRepository</text:span></text:p>
          <draw:enhanced-geometry svg:viewBox="0 0 21600 21600" draw:type="rectangle" draw:enhanced-path="M 0 0 L 21600 0 21600 21600 0 21600 0 0 Z N"/>
        </draw:custom-shape>
        <draw:custom-shape draw:name="Rectangle 24" draw:style-name="gr60" draw:text-style-name="P5" draw:layer="layout" svg:width="8.255cm" svg:height="2.328cm" svg:x="8.255cm" svg:y="9.525cm">
          <text:p text:style-name="P6"/>
          <draw:enhanced-geometry svg:viewBox="0 0 21600 21600" draw:type="rectangle" draw:enhanced-path="M 0 0 L 21600 0 21600 21600 0 21600 0 0 Z N"/>
        </draw:custom-shape>
        <draw:custom-shape draw:name="Rectangle 25" draw:style-name="gr114" draw:text-style-name="P19" draw:layer="layout" svg:width="8.255cm" svg:height="0.972cm" svg:x="8.255cm" svg:y="10.16cm">
          <text:p text:style-name="P18"><text:span text:style-name="T15">JdbcRestaurantRepository</text:span></text:p>
          <draw:enhanced-geometry svg:viewBox="0 0 21600 21600" draw:type="rectangle" draw:enhanced-path="M 0 0 L 21600 0 21600 21600 0 21600 0 0 Z N"/>
        </draw:custom-shape>
        <draw:custom-shape draw:name="Rectangle 27" draw:style-name="gr60" draw:text-style-name="P5" draw:layer="layout" svg:width="7.62cm" svg:height="2.328cm" svg:x="16.722cm" svg:y="9.525cm">
          <text:p text:style-name="P6"/>
          <draw:enhanced-geometry svg:viewBox="0 0 21600 21600" draw:type="rectangle" draw:enhanced-path="M 0 0 L 21600 0 21600 21600 0 21600 0 0 Z N"/>
        </draw:custom-shape>
        <draw:custom-shape draw:name="Rectangle 28" draw:style-name="gr115" draw:text-style-name="P19" draw:layer="layout" svg:width="7.62cm" svg:height="0.972cm" svg:x="16.722cm" svg:y="10.16cm">
          <text:p text:style-name="P18"><text:span text:style-name="T15">JdbcRewardRepository</text:span></text:p>
          <draw:enhanced-geometry svg:viewBox="0 0 21600 21600" draw:type="rectangle" draw:enhanced-path="M 0 0 L 21600 0 21600 21600 0 21600 0 0 Z N"/>
        </draw:custom-shape>
        <draw:custom-shape draw:name="Rectangle 30" draw:style-name="gr22" draw:text-style-name="P5" draw:layer="layout" svg:width="8.255cm" svg:height="2.328cm" svg:x="8.255cm" svg:y="13.547cm">
          <text:p text:style-name="P6"/>
          <draw:enhanced-geometry svg:viewBox="0 0 21600 21600" draw:type="rectangle" draw:enhanced-path="M 0 0 L 21600 0 21600 21600 0 21600 0 0 Z N"/>
        </draw:custom-shape>
        <draw:custom-shape draw:name="Rectangle 31" draw:style-name="gr116" draw:text-style-name="P19" draw:layer="layout" svg:width="8.255cm" svg:height="0.972cm" svg:x="8.255cm" svg:y="14.182cm">
          <text:p text:style-name="P18"><text:span text:style-name="T15">BasicDataSource</text:span></text:p>
          <draw:enhanced-geometry svg:viewBox="0 0 21600 21600" draw:type="rectangle" draw:enhanced-path="M 0 0 L 21600 0 21600 21600 0 21600 0 0 Z N"/>
        </draw:custom-shape>
        <draw:custom-shape draw:name="AutoShape 37" draw:style-name="gr56" draw:text-style-name="P5" draw:layer="layout" svg:width="24.765cm" svg:height="11.642cm" svg:x="0.423cm" svg:y="5.08cm">
          <text:p text:style-name="P6"/>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90" draw:style-name="gr22" draw:text-style-name="P5" draw:layer="layout" svg:width="6.773cm" svg:height="2.328cm" svg:x="17.78cm" svg:y="5.927cm">
          <text:p text:style-name="P6"/>
          <draw:enhanced-geometry svg:viewBox="0 0 21600 21600" draw:type="rectangle" draw:enhanced-path="M 0 0 L 21600 0 21600 21600 0 21600 0 0 Z N"/>
        </draw:custom-shape>
        <draw:custom-shape draw:name="Rectangle 91" draw:style-name="gr117" draw:text-style-name="P19" draw:layer="layout" svg:width="6.773cm" svg:height="1.683cm" svg:x="17.78cm" svg:y="6.138cm">
          <text:p text:style-name="P18"><text:span text:style-name="T15"><text:s/></text:span><text:span text:style-name="T15">DataSource</text:span></text:p>
          <text:p text:style-name="P18"><text:span text:style-name="T15">TransactionManager</text:span></text:p>
          <draw:enhanced-geometry svg:viewBox="0 0 21600 21600" draw:type="rectangle" draw:enhanced-path="M 0 0 L 21600 0 21600 21600 0 21600 0 0 Z N"/>
        </draw:custom-shape>
        <draw:line draw:name="Line 92" draw:style-name="gr16" draw:text-style-name="P17" draw:layer="layout" svg:x1="12.277cm" svg:y1="8.255cm" svg:x2="12.277cm" svg:y2="9.525cm">
          <text:p text:style-name="P6"/>
        </draw:line>
        <draw:line draw:name="Line 93" draw:style-name="gr16" draw:text-style-name="P17" draw:layer="layout" svg:x1="12.277cm" svg:y1="11.853cm" svg:x2="12.277cm" svg:y2="13.547cm">
          <text:p text:style-name="P6"/>
        </draw:line>
        <draw:line draw:name="Line 94" draw:style-name="gr16" draw:text-style-name="P17" draw:layer="layout" svg:x1="20.954cm" svg:y1="11.853cm" svg:x2="12.487cm" svg:y2="13.547cm">
          <text:p text:style-name="P6"/>
        </draw:line>
        <draw:line draw:name="Line 95" draw:style-name="gr16" draw:text-style-name="P17" draw:layer="layout" svg:x1="4.022cm" svg:y1="11.853cm" svg:x2="12.065cm" svg:y2="13.547cm">
          <text:p text:style-name="P6"/>
        </draw:line>
        <draw:line draw:name="Line 97" draw:style-name="gr16" draw:text-style-name="P17" draw:layer="layout" svg:x1="15.663cm" svg:y1="6.985cm" svg:x2="17.78cm" svg:y2="6.985cm">
          <text:p text:style-name="P6"/>
        </draw:line>
        <draw:line draw:name="Line 98" draw:style-name="gr16" draw:text-style-name="P17" draw:layer="layout" svg:x1="12.277cm" svg:y1="8.255cm" svg:x2="4.233cm" svg:y2="9.525cm">
          <text:p text:style-name="P6"/>
        </draw:line>
        <draw:line draw:name="Line 99" draw:style-name="gr16" draw:text-style-name="P17" draw:layer="layout" svg:x1="12.277cm" svg:y1="8.255cm" svg:x2="20.955cm" svg:y2="9.525cm">
          <text:p text:style-name="P6"/>
        </draw:line>
        <draw:line draw:name="Line 104" draw:style-name="gr5" draw:text-style-name="P17" draw:layer="layout" svg:x1="24.553cm" svg:y1="6.985cm" svg:x2="24.977cm" svg:y2="6.985cm">
          <text:p text:style-name="P6"/>
        </draw:line>
        <draw:line draw:name="Line 105" draw:style-name="gr5" draw:text-style-name="P17" draw:layer="layout" svg:x1="24.977cm" svg:y1="6.985cm" svg:x2="24.977cm" svg:y2="14.605cm">
          <text:p text:style-name="P6"/>
        </draw:lin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40"/>
          <draw:frame presentation:style-name="pr9" draw:text-style-name="P6" draw:layer="layout" svg:width="16.254cm" svg:height="12.001cm" svg:x="2.033cm" svg:y="12.668cm" presentation:class="notes" presentation:placeholder="true">
            <draw:text-box/>
          </draw:frame>
        </presentation:notes>
      </draw:page>
      <draw:page draw:name="JDBC Java EE Configuration" draw:style-name="dp3" draw:master-page-name="Default">
        <draw:frame presentation:style-name="pr4" draw:text-style-name="P20" draw:layer="layout" svg:width="17.476cm" svg:height="2.753cm" svg:x="0.957cm" svg:y="0.225cm" presentation:class="title" presentation:user-transformed="true">
          <draw:text-box>
            <text:p text:style-name="P7">JDBC Java EE Configuration</text:p>
          </draw:text-box>
        </draw:frame>
        <draw:custom-shape draw:name="Rectangle 3" draw:style-name="gr51" draw:text-style-name="P5" draw:layer="layout" svg:width="6.985cm" svg:height="2.328cm" svg:x="8.678cm" svg:y="5.927cm">
          <text:p text:style-name="P6"/>
          <draw:enhanced-geometry svg:viewBox="0 0 21600 21600" draw:type="rectangle" draw:enhanced-path="M 0 0 L 21600 0 21600 21600 0 21600 0 0 Z N"/>
        </draw:custom-shape>
        <draw:custom-shape draw:name="Rectangle 4" draw:style-name="gr118" draw:text-style-name="P19" draw:layer="layout" svg:width="6.985cm" svg:height="0.972cm" svg:x="8.678cm" svg:y="6.562cm">
          <text:p text:style-name="P18"><text:span text:style-name="T17">RewardNetworkImpl</text:span></text:p>
          <draw:enhanced-geometry svg:viewBox="0 0 21600 21600" draw:type="rectangle" draw:enhanced-path="M 0 0 L 21600 0 21600 21600 0 21600 0 0 Z N"/>
        </draw:custom-shape>
        <draw:custom-shape draw:name="Rectangle 5" draw:style-name="gr60" draw:text-style-name="P5" draw:layer="layout" svg:width="7.408cm" svg:height="2.328cm" svg:x="0.635cm" svg:y="9.525cm">
          <text:p text:style-name="P6"/>
          <draw:enhanced-geometry svg:viewBox="0 0 21600 21600" draw:type="rectangle" draw:enhanced-path="M 0 0 L 21600 0 21600 21600 0 21600 0 0 Z N"/>
        </draw:custom-shape>
        <draw:custom-shape draw:name="Rectangle 6" draw:style-name="gr119" draw:text-style-name="P19" draw:layer="layout" svg:width="7.408cm" svg:height="0.972cm" svg:x="0.635cm" svg:y="10.16cm">
          <text:p text:style-name="P18"><text:span text:style-name="T15">JdbcAccountRepository</text:span></text:p>
          <draw:enhanced-geometry svg:viewBox="0 0 21600 21600" draw:type="rectangle" draw:enhanced-path="M 0 0 L 21600 0 21600 21600 0 21600 0 0 Z N"/>
        </draw:custom-shape>
        <draw:custom-shape draw:name="Rectangle 7" draw:style-name="gr60" draw:text-style-name="P5" draw:layer="layout" svg:width="8.255cm" svg:height="2.328cm" svg:x="8.255cm" svg:y="9.525cm">
          <text:p text:style-name="P6"/>
          <draw:enhanced-geometry svg:viewBox="0 0 21600 21600" draw:type="rectangle" draw:enhanced-path="M 0 0 L 21600 0 21600 21600 0 21600 0 0 Z N"/>
        </draw:custom-shape>
        <draw:custom-shape draw:name="Rectangle 8" draw:style-name="gr120" draw:text-style-name="P19" draw:layer="layout" svg:width="8.255cm" svg:height="0.972cm" svg:x="8.255cm" svg:y="10.16cm">
          <text:p text:style-name="P18"><text:span text:style-name="T15">JdbcRestaurantRepository</text:span></text:p>
          <draw:enhanced-geometry svg:viewBox="0 0 21600 21600" draw:type="rectangle" draw:enhanced-path="M 0 0 L 21600 0 21600 21600 0 21600 0 0 Z N"/>
        </draw:custom-shape>
        <draw:custom-shape draw:name="Rectangle 9" draw:style-name="gr60" draw:text-style-name="P5" draw:layer="layout" svg:width="8.255cm" svg:height="2.328cm" svg:x="16.722cm" svg:y="9.525cm">
          <text:p text:style-name="P6"/>
          <draw:enhanced-geometry svg:viewBox="0 0 21600 21600" draw:type="rectangle" draw:enhanced-path="M 0 0 L 21600 0 21600 21600 0 21600 0 0 Z N"/>
        </draw:custom-shape>
        <draw:custom-shape draw:name="Rectangle 10" draw:style-name="gr121" draw:text-style-name="P19" draw:layer="layout" svg:width="8.255cm" svg:height="0.972cm" svg:x="16.722cm" svg:y="10.16cm">
          <text:p text:style-name="P18"><text:span text:style-name="T15">JdbcRewardRepository</text:span></text:p>
          <draw:enhanced-geometry svg:viewBox="0 0 21600 21600" draw:type="rectangle" draw:enhanced-path="M 0 0 L 21600 0 21600 21600 0 21600 0 0 Z N"/>
        </draw:custom-shape>
        <draw:custom-shape draw:name="Rectangle 11" draw:style-name="gr22" draw:text-style-name="P5" draw:layer="layout" svg:width="7.62cm" svg:height="2.328cm" svg:x="8.678cm" svg:y="13.547cm">
          <text:p text:style-name="P6"/>
          <draw:enhanced-geometry svg:viewBox="0 0 21600 21600" draw:type="rectangle" draw:enhanced-path="M 0 0 L 21600 0 21600 21600 0 21600 0 0 Z N"/>
        </draw:custom-shape>
        <draw:custom-shape draw:name="Rectangle 12" draw:style-name="gr122" draw:text-style-name="P19" draw:layer="layout" svg:width="7.62cm" svg:height="1.683cm" svg:x="8.678cm" svg:y="13.97cm">
          <text:p text:style-name="P18"><text:span text:style-name="T14">JEE Container-Managed</text:span></text:p>
          <text:p text:style-name="P18"><text:span text:style-name="T14">DataSource</text:span></text:p>
          <draw:enhanced-geometry svg:viewBox="0 0 21600 21600" draw:type="rectangle" draw:enhanced-path="M 0 0 L 21600 0 21600 21600 0 21600 0 0 Z N"/>
        </draw:custom-shape>
        <draw:custom-shape draw:name="AutoShape 13" draw:style-name="gr56" draw:text-style-name="P5" draw:layer="layout" svg:width="24.765cm" svg:height="11.642cm" svg:x="0.423cm" svg:y="5.08cm">
          <text:p text:style-name="P6"/>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4" draw:style-name="gr22" draw:text-style-name="P5" draw:layer="layout" svg:width="6.773cm" svg:height="2.328cm" svg:x="17.145cm" svg:y="5.927cm">
          <text:p text:style-name="P6"/>
          <draw:enhanced-geometry svg:viewBox="0 0 21600 21600" draw:type="rectangle" draw:enhanced-path="M 0 0 L 21600 0 21600 21600 0 21600 0 0 Z N"/>
        </draw:custom-shape>
        <draw:custom-shape draw:name="Rectangle 15" draw:style-name="gr123" draw:text-style-name="P19" draw:layer="layout" svg:width="6.773cm" svg:height="1.683cm" svg:x="17.145cm" svg:y="6.138cm">
          <text:p text:style-name="P18"><text:span text:style-name="T15"><text:s/></text:span><text:span text:style-name="T15">JTA</text:span></text:p>
          <text:p text:style-name="P18"><text:span text:style-name="T15">TransactionManager</text:span></text:p>
          <draw:enhanced-geometry svg:viewBox="0 0 21600 21600" draw:type="rectangle" draw:enhanced-path="M 0 0 L 21600 0 21600 21600 0 21600 0 0 Z N"/>
        </draw:custom-shape>
        <draw:line draw:name="Line 16" draw:style-name="gr16" draw:text-style-name="P17" draw:layer="layout" svg:x1="12.277cm" svg:y1="8.255cm" svg:x2="12.277cm" svg:y2="9.525cm">
          <text:p text:style-name="P6"/>
        </draw:line>
        <draw:line draw:name="Line 17" draw:style-name="gr16" draw:text-style-name="P17" draw:layer="layout" svg:x1="12.277cm" svg:y1="11.853cm" svg:x2="12.277cm" svg:y2="13.547cm">
          <text:p text:style-name="P6"/>
        </draw:line>
        <draw:line draw:name="Line 18" draw:style-name="gr16" draw:text-style-name="P17" draw:layer="layout" svg:x1="20.954cm" svg:y1="11.853cm" svg:x2="12.487cm" svg:y2="13.547cm">
          <text:p text:style-name="P6"/>
        </draw:line>
        <draw:line draw:name="Line 19" draw:style-name="gr16" draw:text-style-name="P17" draw:layer="layout" svg:x1="4.022cm" svg:y1="11.853cm" svg:x2="12.065cm" svg:y2="13.547cm">
          <text:p text:style-name="P6"/>
        </draw:line>
        <draw:line draw:name="Line 20" draw:style-name="gr16" draw:text-style-name="P17" draw:layer="layout" svg:x1="15.663cm" svg:y1="6.985cm" svg:x2="17.145cm" svg:y2="6.985cm">
          <text:p text:style-name="P6"/>
        </draw:line>
        <draw:line draw:name="Line 21" draw:style-name="gr16" draw:text-style-name="P17" draw:layer="layout" svg:x1="12.277cm" svg:y1="8.255cm" svg:x2="4.233cm" svg:y2="9.525cm">
          <text:p text:style-name="P6"/>
        </draw:line>
        <draw:line draw:name="Line 22" draw:style-name="gr16" draw:text-style-name="P17" draw:layer="layout" svg:x1="12.277cm" svg:y1="8.255cm" svg:x2="20.955cm" svg:y2="9.525cm">
          <text:p text:style-name="P6"/>
        </draw:line>
        <draw:custom-shape draw:name="Rectangle 23" draw:style-name="gr22" draw:text-style-name="P5" draw:layer="layout" svg:width="4.869cm" svg:height="2.328cm" svg:x="1.058cm" svg:y="13.547cm">
          <text:p text:style-name="P6"/>
          <draw:enhanced-geometry svg:viewBox="0 0 21600 21600" draw:type="rectangle" draw:enhanced-path="M 0 0 L 21600 0 21600 21600 0 21600 0 0 Z N"/>
        </draw:custom-shape>
        <draw:custom-shape draw:name="Rectangle 24" draw:style-name="gr124" draw:text-style-name="P19" draw:layer="layout" svg:width="4.869cm" svg:height="1.683cm" svg:x="1.058cm" svg:y="13.97cm">
          <text:p text:style-name="P18"><text:span text:style-name="T15">JndiObject</text:span></text:p>
          <text:p text:style-name="P18"><text:span text:style-name="T15">FactoryBean</text:span></text:p>
          <draw:enhanced-geometry svg:viewBox="0 0 21600 21600" draw:type="rectangle" draw:enhanced-path="M 0 0 L 21600 0 21600 21600 0 21600 0 0 Z N"/>
        </draw:custom-shape>
        <draw:line draw:name="Line 25" draw:style-name="gr26" draw:text-style-name="P17" draw:layer="layout" svg:x1="5.927cm" svg:y1="14.817cm" svg:x2="8.678cm" svg:y2="14.817cm">
          <text:p text:style-name="P6"/>
        </draw:line>
        <draw:custom-shape draw:name="Text Box 26" draw:style-name="gr125" draw:text-style-name="P19" draw:layer="layout" svg:width="3.188cm" svg:height="0.972cm" svg:x="5.715cm" svg:y="13.97cm">
          <text:p text:style-name="P18"><text:span text:style-name="T13">retrieves</text:span></text:p>
          <draw:enhanced-geometry svg:viewBox="0 0 21600 21600" draw:type="mso-spt202" draw:enhanced-path="M 0 0 L 21600 0 21600 21600 0 21600 0 0 Z N"/>
        </draw:custom-shap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41"/>
          <draw:frame presentation:style-name="pr10" draw:text-style-name="P6" draw:layer="layout" svg:width="16.254cm" svg:height="12.027cm" svg:x="2.033cm" svg:y="12.668cm" presentation:class="notes" presentation:placeholder="true">
            <draw:text-box/>
          </draw:frame>
        </presentation:notes>
      </draw:page>
      <draw:page draw:name="Local Hibernate Configuration" draw:style-name="dp3" draw:master-page-name="Default">
        <draw:frame presentation:style-name="pr4" draw:text-style-name="P20" draw:layer="layout" svg:width="17.476cm" svg:height="2.753cm" svg:x="0.957cm" svg:y="0.225cm" presentation:class="title" presentation:user-transformed="true">
          <draw:text-box>
            <text:p text:style-name="P7">Local Hibernate Configuration</text:p>
          </draw:text-box>
        </draw:frame>
        <draw:custom-shape draw:name="Rectangle 3" draw:style-name="gr51" draw:text-style-name="P5" draw:layer="layout" svg:width="6.985cm" svg:height="2.328cm" svg:x="8.678cm" svg:y="5.927cm">
          <text:p text:style-name="P6"/>
          <draw:enhanced-geometry svg:viewBox="0 0 21600 21600" draw:type="rectangle" draw:enhanced-path="M 0 0 L 21600 0 21600 21600 0 21600 0 0 Z N"/>
        </draw:custom-shape>
        <draw:custom-shape draw:name="Rectangle 4" draw:style-name="gr126" draw:text-style-name="P19" draw:layer="layout" svg:width="6.985cm" svg:height="0.972cm" svg:x="8.678cm" svg:y="6.562cm">
          <text:p text:style-name="P18"><text:span text:style-name="T17">RewardNetworkImpl</text:span></text:p>
          <draw:enhanced-geometry svg:viewBox="0 0 21600 21600" draw:type="rectangle" draw:enhanced-path="M 0 0 L 21600 0 21600 21600 0 21600 0 0 Z N"/>
        </draw:custom-shape>
        <draw:custom-shape draw:name="Rectangle 5" draw:style-name="gr60" draw:text-style-name="P5" draw:layer="layout" svg:width="6.985cm" svg:height="2.328cm" svg:x="1.058cm" svg:y="9.525cm">
          <text:p text:style-name="P6"/>
          <draw:enhanced-geometry svg:viewBox="0 0 21600 21600" draw:type="rectangle" draw:enhanced-path="M 0 0 L 21600 0 21600 21600 0 21600 0 0 Z N"/>
        </draw:custom-shape>
        <draw:custom-shape draw:name="Rectangle 6" draw:style-name="gr127" draw:text-style-name="P19" draw:layer="layout" svg:width="6.985cm" svg:height="1.683cm" svg:x="1.058cm" svg:y="9.737cm">
          <text:p text:style-name="P18"><text:span text:style-name="T15">Hibernate</text:span></text:p>
          <text:p text:style-name="P18"><text:span text:style-name="T15">AccountRepository</text:span></text:p>
          <draw:enhanced-geometry svg:viewBox="0 0 21600 21600" draw:type="rectangle" draw:enhanced-path="M 0 0 L 21600 0 21600 21600 0 21600 0 0 Z N"/>
        </draw:custom-shape>
        <draw:custom-shape draw:name="Rectangle 7" draw:style-name="gr60" draw:text-style-name="P5" draw:layer="layout" svg:width="8.255cm" svg:height="2.328cm" svg:x="8.255cm" svg:y="9.525cm">
          <text:p text:style-name="P6"/>
          <draw:enhanced-geometry svg:viewBox="0 0 21600 21600" draw:type="rectangle" draw:enhanced-path="M 0 0 L 21600 0 21600 21600 0 21600 0 0 Z N"/>
        </draw:custom-shape>
        <draw:custom-shape draw:name="Rectangle 8" draw:style-name="gr128" draw:text-style-name="P19" draw:layer="layout" svg:width="8.255cm" svg:height="1.683cm" svg:x="8.255cm" svg:y="9.737cm">
          <text:p text:style-name="P18"><text:span text:style-name="T15">Hibernate</text:span></text:p>
          <text:p text:style-name="P18"><text:span text:style-name="T15">RestaurantRepository</text:span></text:p>
          <draw:enhanced-geometry svg:viewBox="0 0 21600 21600" draw:type="rectangle" draw:enhanced-path="M 0 0 L 21600 0 21600 21600 0 21600 0 0 Z N"/>
        </draw:custom-shape>
        <draw:custom-shape draw:name="Rectangle 9" draw:style-name="gr60" draw:text-style-name="P5" draw:layer="layout" svg:width="7.196cm" svg:height="2.328cm" svg:x="16.722cm" svg:y="9.525cm">
          <text:p text:style-name="P6"/>
          <draw:enhanced-geometry svg:viewBox="0 0 21600 21600" draw:type="rectangle" draw:enhanced-path="M 0 0 L 21600 0 21600 21600 0 21600 0 0 Z N"/>
        </draw:custom-shape>
        <draw:custom-shape draw:name="Rectangle 10" draw:style-name="gr129" draw:text-style-name="P19" draw:layer="layout" svg:width="7.196cm" svg:height="0.972cm" svg:x="16.722cm" svg:y="10.16cm">
          <text:p text:style-name="P18"><text:span text:style-name="T15">JdbcRewardRepository</text:span></text:p>
          <draw:enhanced-geometry svg:viewBox="0 0 21600 21600" draw:type="rectangle" draw:enhanced-path="M 0 0 L 21600 0 21600 21600 0 21600 0 0 Z N"/>
        </draw:custom-shape>
        <draw:custom-shape draw:name="Rectangle 11" draw:style-name="gr22" draw:text-style-name="P5" draw:layer="layout" svg:width="7.408cm" svg:height="2.328cm" svg:x="8.89cm" svg:y="13.547cm">
          <text:p text:style-name="P6"/>
          <draw:enhanced-geometry svg:viewBox="0 0 21600 21600" draw:type="rectangle" draw:enhanced-path="M 0 0 L 21600 0 21600 21600 0 21600 0 0 Z N"/>
        </draw:custom-shape>
        <draw:custom-shape draw:name="Rectangle 12" draw:style-name="gr130" draw:text-style-name="P19" draw:layer="layout" svg:width="7.408cm" svg:height="0.972cm" svg:x="8.89cm" svg:y="14.182cm">
          <text:p text:style-name="P18"><text:span text:style-name="T15">SessionFactory</text:span></text:p>
          <draw:enhanced-geometry svg:viewBox="0 0 21600 21600" draw:type="rectangle" draw:enhanced-path="M 0 0 L 21600 0 21600 21600 0 21600 0 0 Z N"/>
        </draw:custom-shape>
        <draw:custom-shape draw:name="AutoShape 13" draw:style-name="gr56" draw:text-style-name="P5" draw:layer="layout" svg:width="24.977cm" svg:height="11.853cm" svg:x="0.423cm" svg:y="5.08cm">
          <text:p text:style-name="P6"/>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4" draw:style-name="gr22" draw:text-style-name="P5" draw:layer="layout" svg:width="6.773cm" svg:height="2.328cm" svg:x="17.145cm" svg:y="5.927cm">
          <text:p text:style-name="P6"/>
          <draw:enhanced-geometry svg:viewBox="0 0 21600 21600" draw:type="rectangle" draw:enhanced-path="M 0 0 L 21600 0 21600 21600 0 21600 0 0 Z N"/>
        </draw:custom-shape>
        <draw:custom-shape draw:name="Rectangle 15" draw:style-name="gr131" draw:text-style-name="P19" draw:layer="layout" svg:width="6.773cm" svg:height="1.683cm" svg:x="17.145cm" svg:y="6.138cm">
          <text:p text:style-name="P18"><text:span text:style-name="T15">Hibernate</text:span></text:p>
          <text:p text:style-name="P18"><text:span text:style-name="T15">TransactionManager</text:span></text:p>
          <draw:enhanced-geometry svg:viewBox="0 0 21600 21600" draw:type="rectangle" draw:enhanced-path="M 0 0 L 21600 0 21600 21600 0 21600 0 0 Z N"/>
        </draw:custom-shape>
        <draw:line draw:name="Line 17" draw:style-name="gr16" draw:text-style-name="P17" draw:layer="layout" svg:x1="12.277cm" svg:y1="11.853cm" svg:x2="12.277cm" svg:y2="13.547cm">
          <text:p text:style-name="P6"/>
        </draw:line>
        <draw:line draw:name="Line 18" draw:style-name="gr16" draw:text-style-name="P17" draw:layer="layout" svg:x1="20.955cm" svg:y1="11.853cm" svg:x2="20.955cm" svg:y2="13.547cm">
          <text:p text:style-name="P6"/>
        </draw:line>
        <draw:line draw:name="Line 19" draw:style-name="gr16" draw:text-style-name="P17" draw:layer="layout" svg:x1="4.022cm" svg:y1="11.853cm" svg:x2="12.277cm" svg:y2="13.547cm">
          <text:p text:style-name="P6"/>
        </draw:line>
        <draw:line draw:name="Line 20" draw:style-name="gr16" draw:text-style-name="P17" draw:layer="layout" svg:x1="15.663cm" svg:y1="6.985cm" svg:x2="17.145cm" svg:y2="6.985cm">
          <text:p text:style-name="P6"/>
        </draw:line>
        <draw:line draw:name="Line 21" draw:style-name="gr16" draw:text-style-name="P17" draw:layer="layout" svg:x1="12.277cm" svg:y1="8.255cm" svg:x2="12.277cm" svg:y2="9.525cm">
          <text:p text:style-name="P6"/>
        </draw:line>
        <draw:line draw:name="Line 22" draw:style-name="gr16" draw:text-style-name="P17" draw:layer="layout" svg:x1="12.277cm" svg:y1="8.255cm" svg:x2="4.233cm" svg:y2="9.525cm">
          <text:p text:style-name="P6"/>
        </draw:line>
        <draw:line draw:name="Line 23" draw:style-name="gr16" draw:text-style-name="P17" draw:layer="layout" svg:x1="12.277cm" svg:y1="8.255cm" svg:x2="20.532cm" svg:y2="9.525cm">
          <text:p text:style-name="P6"/>
        </draw:line>
        <draw:custom-shape draw:name="Rectangle 25" draw:style-name="gr22" draw:text-style-name="P5" draw:layer="layout" svg:width="6.35cm" svg:height="2.328cm" svg:x="17.992cm" svg:y="13.547cm">
          <text:p text:style-name="P6"/>
          <draw:enhanced-geometry svg:viewBox="0 0 21600 21600" draw:type="rectangle" draw:enhanced-path="M 0 0 L 21600 0 21600 21600 0 21600 0 0 Z N"/>
        </draw:custom-shape>
        <draw:custom-shape draw:name="Rectangle 26" draw:style-name="gr132" draw:text-style-name="P19" draw:layer="layout" svg:width="6.35cm" svg:height="0.972cm" svg:x="17.992cm" svg:y="14.182cm">
          <text:p text:style-name="P18"><text:span text:style-name="T15">BasicDataSource</text:span></text:p>
          <draw:enhanced-geometry svg:viewBox="0 0 21600 21600" draw:type="rectangle" draw:enhanced-path="M 0 0 L 21600 0 21600 21600 0 21600 0 0 Z N"/>
        </draw:custom-shape>
        <draw:line draw:name="Line 27" draw:style-name="gr16" draw:text-style-name="P17" draw:layer="layout" svg:x1="16.298cm" svg:y1="14.605cm" svg:x2="17.992cm" svg:y2="14.605cm">
          <text:p text:style-name="P6"/>
        </draw:line>
        <draw:custom-shape draw:name="Rectangle 28" draw:style-name="gr22" draw:text-style-name="P5" draw:layer="layout" svg:width="4.869cm" svg:height="2.328cm" svg:x="1.058cm" svg:y="13.547cm">
          <text:p text:style-name="P6"/>
          <draw:enhanced-geometry svg:viewBox="0 0 21600 21600" draw:type="rectangle" draw:enhanced-path="M 0 0 L 21600 0 21600 21600 0 21600 0 0 Z N"/>
        </draw:custom-shape>
        <draw:custom-shape draw:name="Rectangle 29" draw:style-name="gr133" draw:text-style-name="P19" draw:layer="layout" svg:width="5.291cm" svg:height="1.683cm" svg:x="0.847cm" svg:y="13.758cm">
          <text:p text:style-name="P18"><text:span text:style-name="T15">LocalSession</text:span></text:p>
          <text:p text:style-name="P18"><text:span text:style-name="T15">FactoryBean</text:span></text:p>
          <draw:enhanced-geometry svg:viewBox="0 0 21600 21600" draw:type="rectangle" draw:enhanced-path="M 0 0 L 21600 0 21600 21600 0 21600 0 0 Z N"/>
        </draw:custom-shape>
        <draw:line draw:name="Line 30" draw:style-name="gr26" draw:text-style-name="P17" draw:layer="layout" svg:x1="5.927cm" svg:y1="14.817cm" svg:x2="8.89cm" svg:y2="14.817cm">
          <text:p text:style-name="P6"/>
        </draw:line>
        <draw:custom-shape draw:name="Text Box 31" draw:style-name="gr134" draw:text-style-name="P19" draw:layer="layout" svg:width="3.188cm" svg:height="0.972cm" svg:x="5.715cm" svg:y="13.97cm">
          <text:p text:style-name="P18"><text:span text:style-name="T13">creates</text:span></text:p>
          <draw:enhanced-geometry svg:viewBox="0 0 21600 21600" draw:type="mso-spt202" draw:enhanced-path="M 0 0 L 21600 0 21600 21600 0 21600 0 0 Z N"/>
        </draw:custom-shape>
        <draw:line draw:name="Line 33" draw:style-name="gr5" draw:text-style-name="P17" draw:layer="layout" svg:x1="24.553cm" svg:y1="16.298cm" svg:x2="12.277cm" svg:y2="16.298cm">
          <text:p text:style-name="P6"/>
        </draw:line>
        <draw:line draw:name="Line 34" draw:style-name="gr5" draw:text-style-name="P17" draw:layer="layout" svg:x1="23.918cm" svg:y1="6.985cm" svg:x2="24.553cm" svg:y2="6.985cm">
          <text:p text:style-name="P6"/>
        </draw:line>
        <draw:line draw:name="Line 35" draw:style-name="gr5" draw:text-style-name="P17" draw:layer="layout" svg:x1="24.553cm" svg:y1="6.985cm" svg:x2="24.553cm" svg:y2="16.298cm">
          <text:p text:style-name="P6"/>
        </draw:line>
        <draw:line draw:name="Line 36" draw:style-name="gr16" draw:text-style-name="P17" draw:layer="layout" svg:x1="12.277cm" svg:y1="16.297cm" svg:x2="12.277cm" svg:y2="15.874cm">
          <text:p text:style-name="P6"/>
        </draw:lin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42"/>
          <draw:frame presentation:style-name="pr10" draw:text-style-name="P6" draw:layer="layout" svg:width="16.254cm" svg:height="12.027cm" svg:x="2.033cm" svg:y="12.668cm" presentation:class="notes" presentation:placeholder="true">
            <draw:text-box/>
          </draw:frame>
        </presentation:notes>
      </draw:page>
      <draw:page draw:name="Spring Data Access Support Matrix" draw:style-name="dp3" draw:master-page-name="Default">
        <draw:frame presentation:style-name="pr4" draw:text-style-name="P2" draw:layer="layout" svg:width="17.476cm" svg:height="2.999cm" svg:x="0.957cm" svg:y="0.225cm" presentation:class="title" presentation:user-transformed="true">
          <draw:text-box>
            <text:p text:style-name="P7">Spring Data Access Support Matrix</text:p>
          </draw:text-box>
        </draw:frame>
        <draw:g draw:name="Group 212">
          <draw:custom-shape draw:style-name="gr135" draw:text-style-name="P5" draw:layer="layout" svg:width="5.199cm" svg:height="1.517cm" svg:x="0.847cm" svg:y="4.233cm">
            <text:p text:style-name="P33"><text:span text:style-name="T35">Purpose</text:span></text:p>
            <draw:enhanced-geometry svg:viewBox="0 0 21600 21600" draw:type="rectangle" draw:enhanced-path="M 0 0 L 21600 0 21600 21600 0 21600 0 0 Z N"/>
          </draw:custom-shape>
          <draw:custom-shape draw:style-name="gr135" draw:text-style-name="P5" draw:layer="layout" svg:width="5.203cm" svg:height="1.517cm" svg:x="6.046cm" svg:y="4.233cm">
            <text:p text:style-name="P33"><text:span text:style-name="T35">JDBC</text:span></text:p>
            <draw:enhanced-geometry svg:viewBox="0 0 21600 21600" draw:type="rectangle" draw:enhanced-path="M 0 0 L 21600 0 21600 21600 0 21600 0 0 Z N"/>
          </draw:custom-shape>
          <draw:custom-shape draw:style-name="gr135" draw:text-style-name="P5" draw:layer="layout" svg:width="7.069cm" svg:height="1.517cm" svg:x="11.249cm" svg:y="4.233cm">
            <text:p text:style-name="P33"><text:span text:style-name="T35">Hibernate</text:span></text:p>
            <draw:enhanced-geometry svg:viewBox="0 0 21600 21600" draw:type="rectangle" draw:enhanced-path="M 0 0 L 21600 0 21600 21600 0 21600 0 0 Z N"/>
          </draw:custom-shape>
          <draw:custom-shape draw:style-name="gr135" draw:text-style-name="P5" draw:layer="layout" svg:width="6.447cm" svg:height="1.517cm" svg:x="18.318cm" svg:y="4.233cm">
            <text:p text:style-name="P33"><text:span text:style-name="T35">TopLink</text:span></text:p>
            <draw:enhanced-geometry svg:viewBox="0 0 21600 21600" draw:type="rectangle" draw:enhanced-path="M 0 0 L 21600 0 21600 21600 0 21600 0 0 Z N"/>
          </draw:custom-shape>
          <draw:custom-shape draw:style-name="gr135" draw:text-style-name="P5" draw:layer="layout" svg:width="5.199cm" svg:height="3.85cm" svg:x="0.847cm" svg:y="5.75cm">
            <text:p text:style-name="P34"><text:span text:style-name="T36">Technology configuration support</text:span></text:p>
            <draw:enhanced-geometry svg:viewBox="0 0 21600 21600" draw:type="rectangle" draw:enhanced-path="M 0 0 L 21600 0 21600 21600 0 21600 0 0 Z N"/>
          </draw:custom-shape>
          <draw:custom-shape draw:style-name="gr135" draw:text-style-name="P5" draw:layer="layout" svg:width="5.203cm" svg:height="3.85cm" svg:x="6.046cm" svg:y="5.75cm">
            <text:p text:style-name="P34"><text:span text:style-name="T37">Several local DataSource implementations; JNDI lookup support</text:span></text:p>
            <draw:enhanced-geometry svg:viewBox="0 0 21600 21600" draw:type="rectangle" draw:enhanced-path="M 0 0 L 21600 0 21600 21600 0 21600 0 0 Z N"/>
          </draw:custom-shape>
          <draw:custom-shape draw:style-name="gr135" draw:text-style-name="P5" draw:layer="layout" svg:width="7.069cm" svg:height="3.85cm" svg:x="11.249cm" svg:y="5.75cm">
            <text:p text:style-name="P34"><text:span text:style-name="T37">LocalSessionFactoryBean; JNDI lookup support</text:span></text:p>
            <draw:enhanced-geometry svg:viewBox="0 0 21600 21600" draw:type="rectangle" draw:enhanced-path="M 0 0 L 21600 0 21600 21600 0 21600 0 0 Z N"/>
          </draw:custom-shape>
          <draw:custom-shape draw:style-name="gr135" draw:text-style-name="P5" draw:layer="layout" svg:width="6.447cm" svg:height="3.85cm" svg:x="18.318cm" svg:y="5.75cm">
            <text:p text:style-name="P34"><text:span text:style-name="T37">SessionFactoryBean; JNDI lookup support</text:span></text:p>
            <draw:enhanced-geometry svg:viewBox="0 0 21600 21600" draw:type="rectangle" draw:enhanced-path="M 0 0 L 21600 0 21600 21600 0 21600 0 0 Z N"/>
          </draw:custom-shape>
          <draw:custom-shape draw:style-name="gr135" draw:text-style-name="P5" draw:layer="layout" svg:width="5.199cm" svg:height="2.43cm" svg:x="0.847cm" svg:y="9.6cm">
            <text:p text:style-name="P34"><text:span text:style-name="T36">DAO implementation support</text:span></text:p>
            <draw:enhanced-geometry svg:viewBox="0 0 21600 21600" draw:type="rectangle" draw:enhanced-path="M 0 0 L 21600 0 21600 21600 0 21600 0 0 Z N"/>
          </draw:custom-shape>
          <draw:custom-shape draw:style-name="gr135" draw:text-style-name="P5" draw:layer="layout" svg:width="5.203cm" svg:height="2.43cm" svg:x="6.046cm" svg:y="9.6cm">
            <text:p text:style-name="P34"><text:span text:style-name="T37">JdbcDaoSupport</text:span></text:p>
            <draw:enhanced-geometry svg:viewBox="0 0 21600 21600" draw:type="rectangle" draw:enhanced-path="M 0 0 L 21600 0 21600 21600 0 21600 0 0 Z N"/>
          </draw:custom-shape>
          <draw:custom-shape draw:style-name="gr135" draw:text-style-name="P5" draw:layer="layout" svg:width="7.069cm" svg:height="2.43cm" svg:x="11.249cm" svg:y="9.6cm">
            <text:p text:style-name="P34"><text:span text:style-name="T37">HibernateDaoSupport</text:span></text:p>
            <draw:enhanced-geometry svg:viewBox="0 0 21600 21600" draw:type="rectangle" draw:enhanced-path="M 0 0 L 21600 0 21600 21600 0 21600 0 0 Z N"/>
          </draw:custom-shape>
          <draw:custom-shape draw:style-name="gr135" draw:text-style-name="P5" draw:layer="layout" svg:width="6.447cm" svg:height="2.43cm" svg:x="18.318cm" svg:y="9.6cm">
            <text:p text:style-name="P34"><text:span text:style-name="T37">TopLinkDaoSupport</text:span></text:p>
            <draw:enhanced-geometry svg:viewBox="0 0 21600 21600" draw:type="rectangle" draw:enhanced-path="M 0 0 L 21600 0 21600 21600 0 21600 0 0 Z N"/>
          </draw:custom-shape>
          <draw:custom-shape draw:style-name="gr135" draw:text-style-name="P5" draw:layer="layout" svg:width="5.199cm" svg:height="2.187cm" svg:x="0.847cm" svg:y="12.03cm">
            <text:p text:style-name="P34"><text:span text:style-name="T36">API Helper</text:span></text:p>
            <draw:enhanced-geometry svg:viewBox="0 0 21600 21600" draw:type="rectangle" draw:enhanced-path="M 0 0 L 21600 0 21600 21600 0 21600 0 0 Z N"/>
          </draw:custom-shape>
          <draw:custom-shape draw:style-name="gr135" draw:text-style-name="P5" draw:layer="layout" svg:width="5.203cm" svg:height="2.187cm" svg:x="6.046cm" svg:y="12.03cm">
            <text:p text:style-name="P34"><text:span text:style-name="T37">JdbcTemplate</text:span></text:p>
            <draw:enhanced-geometry svg:viewBox="0 0 21600 21600" draw:type="rectangle" draw:enhanced-path="M 0 0 L 21600 0 21600 21600 0 21600 0 0 Z N"/>
          </draw:custom-shape>
          <draw:custom-shape draw:style-name="gr135" draw:text-style-name="P5" draw:layer="layout" svg:width="7.069cm" svg:height="2.187cm" svg:x="11.249cm" svg:y="12.03cm">
            <text:p text:style-name="P34"><text:span text:style-name="T37">HibernateTemplate</text:span></text:p>
            <draw:enhanced-geometry svg:viewBox="0 0 21600 21600" draw:type="rectangle" draw:enhanced-path="M 0 0 L 21600 0 21600 21600 0 21600 0 0 Z N"/>
          </draw:custom-shape>
          <draw:custom-shape draw:style-name="gr135" draw:text-style-name="P5" draw:layer="layout" svg:width="6.447cm" svg:height="2.187cm" svg:x="18.318cm" svg:y="12.03cm">
            <text:p text:style-name="P34"><text:span text:style-name="T37">TopLinkTemplate</text:span></text:p>
            <draw:enhanced-geometry svg:viewBox="0 0 21600 21600" draw:type="rectangle" draw:enhanced-path="M 0 0 L 21600 0 21600 21600 0 21600 0 0 Z N"/>
          </draw:custom-shape>
          <draw:custom-shape draw:style-name="gr135" draw:text-style-name="P5" draw:layer="layout" svg:width="5.199cm" svg:height="2.716cm" svg:x="0.847cm" svg:y="14.217cm">
            <text:p text:style-name="P34"><text:span text:style-name="T36">Transaction management</text:span></text:p>
            <draw:enhanced-geometry svg:viewBox="0 0 21600 21600" draw:type="rectangle" draw:enhanced-path="M 0 0 L 21600 0 21600 21600 0 21600 0 0 Z N"/>
          </draw:custom-shape>
          <draw:custom-shape draw:style-name="gr135" draw:text-style-name="P5" draw:layer="layout" svg:width="5.203cm" svg:height="2.716cm" svg:x="6.046cm" svg:y="14.217cm">
            <text:p text:style-name="P34"><text:span text:style-name="T37">DataSource</text:span></text:p>
            <text:p text:style-name="P34"><text:span text:style-name="T37">Transaction</text:span></text:p>
            <text:p text:style-name="P34"><text:span text:style-name="T37">Manager or JTA</text:span></text:p>
            <draw:enhanced-geometry svg:viewBox="0 0 21600 21600" draw:type="rectangle" draw:enhanced-path="M 0 0 L 21600 0 21600 21600 0 21600 0 0 Z N"/>
          </draw:custom-shape>
          <draw:custom-shape draw:style-name="gr135" draw:text-style-name="P5" draw:layer="layout" svg:width="7.069cm" svg:height="2.716cm" svg:x="11.249cm" svg:y="14.217cm">
            <text:p text:style-name="P34"><text:span text:style-name="T37">HibernateTransaction</text:span></text:p>
            <text:p text:style-name="P34"><text:span text:style-name="T37">Manager or JTA</text:span></text:p>
            <draw:enhanced-geometry svg:viewBox="0 0 21600 21600" draw:type="rectangle" draw:enhanced-path="M 0 0 L 21600 0 21600 21600 0 21600 0 0 Z N"/>
          </draw:custom-shape>
          <draw:custom-shape draw:style-name="gr135" draw:text-style-name="P5" draw:layer="layout" svg:width="6.447cm" svg:height="2.716cm" svg:x="18.318cm" svg:y="14.217cm">
            <text:p text:style-name="P34"><text:span text:style-name="T37">TopLinkTransaction</text:span></text:p>
            <text:p text:style-name="P34"><text:span text:style-name="T37">Manager or JTA</text:span></text:p>
            <draw:enhanced-geometry svg:viewBox="0 0 21600 21600" draw:type="rectangle" draw:enhanced-path="M 0 0 L 21600 0 21600 21600 0 21600 0 0 Z N"/>
          </draw:custom-shape>
          <draw:line draw:style-name="gr136" draw:text-style-name="P17" draw:layer="layout" svg:x1="6.046cm" svg:y1="4.233cm" svg:x2="6.046cm" svg:y2="16.933cm">
            <text:p text:style-name="P6"/>
          </draw:line>
          <draw:line draw:style-name="gr136" draw:text-style-name="P17" draw:layer="layout" svg:x1="11.249cm" svg:y1="4.233cm" svg:x2="11.249cm" svg:y2="16.933cm">
            <text:p text:style-name="P6"/>
          </draw:line>
          <draw:line draw:style-name="gr136" draw:text-style-name="P17" draw:layer="layout" svg:x1="18.318cm" svg:y1="4.233cm" svg:x2="18.318cm" svg:y2="16.933cm">
            <text:p text:style-name="P6"/>
          </draw:line>
          <draw:line draw:style-name="gr136" draw:text-style-name="P17" draw:layer="layout" svg:x1="0.847cm" svg:y1="5.75cm" svg:x2="24.765cm" svg:y2="5.75cm">
            <text:p text:style-name="P6"/>
          </draw:line>
          <draw:line draw:style-name="gr136" draw:text-style-name="P17" draw:layer="layout" svg:x1="0.847cm" svg:y1="9.6cm" svg:x2="24.765cm" svg:y2="9.6cm">
            <text:p text:style-name="P6"/>
          </draw:line>
          <draw:line draw:style-name="gr136" draw:text-style-name="P17" draw:layer="layout" svg:x1="0.847cm" svg:y1="12.03cm" svg:x2="24.765cm" svg:y2="12.03cm">
            <text:p text:style-name="P6"/>
          </draw:line>
          <draw:line draw:style-name="gr136" draw:text-style-name="P17" draw:layer="layout" svg:x1="0.847cm" svg:y1="14.217cm" svg:x2="24.765cm" svg:y2="14.217cm">
            <text:p text:style-name="P6"/>
          </draw:line>
          <draw:line draw:style-name="gr137" draw:text-style-name="P17" draw:layer="layout" svg:x1="0.847cm" svg:y1="4.233cm" svg:x2="0.847cm" svg:y2="16.933cm">
            <text:p text:style-name="P6"/>
          </draw:line>
          <draw:line draw:style-name="gr137" draw:text-style-name="P17" draw:layer="layout" svg:x1="24.765cm" svg:y1="4.233cm" svg:x2="24.765cm" svg:y2="16.933cm">
            <text:p text:style-name="P6"/>
          </draw:line>
          <draw:line draw:style-name="gr137" draw:text-style-name="P17" draw:layer="layout" svg:x1="0.847cm" svg:y1="4.233cm" svg:x2="24.765cm" svg:y2="4.233cm">
            <text:p text:style-name="P6"/>
          </draw:line>
          <draw:line draw:style-name="gr137" draw:text-style-name="P17" draw:layer="layout" svg:x1="0.847cm" svg:y1="16.933cm" svg:x2="24.765cm" svg:y2="16.933cm">
            <text:p text:style-name="P6"/>
          </draw:line>
        </draw:g>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43"/>
          <draw:frame presentation:style-name="pr9" draw:text-style-name="P6" draw:layer="layout" svg:width="16.254cm" svg:height="12.001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2" draw:display-name="Dash 2" draw:style="rect" draw:dots1="1" draw:dots1-length="0.035cm" draw:distance="0.035cm"/>
    <draw:stroke-dash draw:name="Dash_20_3" draw:display-name="Dash 3" draw:style="rect" draw:dots2="1" draw:dots2-length="0.141cm" draw:distance="0.10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pitch="variable" fo:font-size="24pt" fo:font-style="normal" fo:text-shadow="none" style:text-underline-style="none" fo:font-weight="normal" style:font-family-asian="'AR PL ShanHeiSun Uni'"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76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7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76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7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draw:fill="none" draw:fill-color="#ffffff" draw:auto-grow-height="false" fo:min-height="1.333cm"/>
    </style:style>
    <style:style style:name="gr2" style:family="graphic" style:parent-style-name="standard">
      <style:graphic-properties draw:stroke="none" draw:fill="none" draw:fill-color="#ffffff" draw:textarea-vertical-align="bottom" draw:auto-grow-height="false" fo:min-height="1.333cm"/>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none" draw:fill="solid" draw:fill-color="#143015" draw:textarea-horizontal-align="left" draw:textarea-vertical-align="middle" draw:auto-grow-height="false" fo:padding-top="0.13cm" fo:padding-bottom="0.13cm" fo:padding-left="0.25cm" fo:padding-right="0.25cm" fo:wrap-option="wrap" draw:shadow="hidden" draw:shadow-color="#808080"/>
    </style:style>
    <style:style style:name="gr6"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list-style-name="L2">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no-wrap" draw:shadow="hidden"/>
    </style:style>
    <style:style style:name="pr2" style:family="presentation" style:parent-style-name="Default-backgroundobjects" style:list-style-name="L2">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no-wrap" draw:shadow="hidden"/>
    </style:style>
    <style:style style:name="pr3"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no-wrap" draw:shadow="hidden"/>
    </style:style>
    <style:style style:name="pr4"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no-wrap" draw:shadow="hidden"/>
    </style:style>
    <style:style style:name="pr5" style:family="presentation" style:parent-style-name="Title1-backgroundobjects" style:list-style-name="L2">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no-wrap" draw:shadow="hidden"/>
    </style:style>
    <style:style style:name="pr6" style:family="presentation" style:parent-style-name="Title1-backgroundobjects" style:list-style-name="L2">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no-wrap" draw:shadow="hidden"/>
    </style:style>
    <style:style style:name="pr7" style:family="presentation" style:parent-style-name="Title1-backgroundobjects" style:list-style-name="L2">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no-wrap" draw:shadow="hidden"/>
    </style:style>
    <style:style style:name="pr8" style:family="presentation" style:parent-style-name="Title1-backgroundobjects" style:list-style-name="L2">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no-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fo:margin-left="0cm" fo:margin-right="0cm" fo:line-height="100%" fo:text-align="end" text:enable-numbering="false" fo:text-indent="0cm"/>
    </style:style>
    <style:style style:name="P5" style:family="paragraph">
      <style:paragraph-properties style:writing-mode="lr-tb"/>
    </style:style>
    <style:style style:name="P6" style:family="paragraph">
      <style:paragraph-properties fo:text-align="center"/>
    </style:style>
    <style:style style:name="P7" style:family="paragraph">
      <style:paragraph-properties fo:margin-left="0cm" fo:margin-right="0cm" fo:line-height="100%" text:enable-numbering="false" fo:text-indent="0cm" style:punctuation-wrap="hanging" style:line-break="strict" style:writing-mode="lr-tb"/>
    </style:style>
    <style:style style:name="P8" style:family="paragraph">
      <style:paragraph-properties fo:margin-left="0cm" fo:margin-right="0cm" fo:line-height="100%" fo:text-align="end" text:enable-numbering="false" fo:text-indent="0cm" style:punctuation-wrap="hanging" style:line-break="strict" style:writing-mode="lr-tb"/>
    </style:style>
    <style:style style:name="P9" style:family="paragraph">
      <style:paragraph-properties fo:margin-left="0cm" fo:margin-right="0cm" fo:line-height="100%" text:enable-numbering="false" fo:text-indent="0cm"/>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12pt" fo:font-weight="bold" style:font-family-asian="'ＭＳ Ｐゴシック'" style:font-family-generic-asian="modern" style:font-pitch-asian="variable" style:font-size-asian="12pt" style:font-weight-asian="bold" style:font-family-complex="'ＭＳ Ｐゴシック'" style:font-family-generic-complex="modern" style:font-pitch-complex="variable" style:font-size-complex="12pt" style:font-weight-complex="bold"/>
    </style:style>
    <style:style style:name="T3" style:family="text">
      <style:text-properties fo:font-family="Arial" style:font-family-generic="swiss" style:font-pitch="variable" fo:font-size="13pt" fo:language="en" fo:country="US" style:font-size-asian="13pt" style:font-size-complex="13pt"/>
    </style:style>
    <style:style style:name="T4" style:family="text">
      <style:text-properties fo:color="#ffffff" fo:font-family="Verdana" style:font-family-generic="swiss" style:font-pitch="variable" fo:font-size="6pt" fo:language="en" fo:country="US" fo:font-weight="bold" style:font-family-asian="'ＭＳ Ｐゴシック'" style:font-family-generic-asian="modern" style:font-pitch-asian="variable" style:font-size-asian="6pt" style:font-weight-asian="bold" style:font-family-complex="'ＭＳ Ｐゴシック'" style:font-family-generic-complex="modern" style:font-pitch-complex="variable" style:font-size-complex="6pt" style:font-weight-complex="bold"/>
    </style:style>
    <text:list-style style:name="L1">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8.817cm" svg:height="1.332cm" svg:x="0cm" svg:y="0cm" presentation:class="header">
        <draw:text-box>
          <text:p text:style-name="P1"><text:span text:style-name="T1"><presentation:header/></text:span></text:p>
        </draw:text-box>
      </draw:frame>
      <draw:frame draw:style-name="gr1" draw:text-style-name="P2" draw:layer="backgroundobjects" svg:width="8.817cm" svg:height="1.332cm" svg:x="11.502cm" svg:y="0cm" presentation:class="date-time">
        <draw:text-box>
          <text:p text:style-name="P2"><text:span text:style-name="T1"><presentation:date-time/></text:span></text:p>
        </draw:text-box>
      </draw:frame>
      <draw:frame draw:style-name="gr2" draw:text-style-name="P1" draw:layer="backgroundobjects" svg:width="8.817cm" svg:height="1.332cm" svg:x="0cm" svg:y="25.337cm" presentation:class="footer">
        <draw:text-box>
          <text:p text:style-name="P1"><text:span text:style-name="T1"><presentation:footer/></text:span></text:p>
        </draw:text-box>
      </draw:frame>
      <draw:frame draw:style-name="gr2" draw:text-style-name="P2" draw:layer="backgroundobjects" svg:width="8.817cm" svg:height="1.332cm" svg:x="11.502cm" svg:y="25.337cm" presentation:class="page-number">
        <draw:text-box>
          <text:p text:style-name="P2"><text:span text:style-name="T1">Data Access - </text:span><text:span text:style-name="T1"><text:page-number>&lt;number&gt;</text:page-number></text:span></text:p>
        </draw:text-box>
      </draw:frame>
      <draw:page-thumbnail draw:layer="backgroundobjects" svg:width="11.201cm" svg:height="8.4cm" svg:x="4.559cm" svg:y="3.733cm" draw:page-number="1"/>
      <draw:page-thumbnail draw:layer="backgroundobjects" svg:width="11.201cm" svg:height="8.4cm" svg:x="4.559cm" svg:y="14.535cm"/>
    </style:handout-master>
    <style:master-page style:name="Default" style:page-layout-name="PM1" draw:style-name="dp1">
      <draw:frame draw:style-name="gr3" draw:text-style-name="P3" draw:layer="backgroundobjects" svg:width="25.4cm" svg:height="3.052cm" svg:x="0cm" svg:y="15.998cm">
        <draw:image xlink:href="Pictures/10000000000002580000007019806B54.jpg" xlink:type="simple" xlink:show="embed" xlink:actuate="onLoad">
          <text:p/>
        </draw:image>
      </draw:frame>
      <draw:frame presentation:style-name="Default-title" draw:layer="backgroundobjects" svg:width="17.476cm" svg:height="2.969cm" svg:x="0.957cm" svg:y="0.117cm" presentation:class="title" presentation:placeholder="true">
        <draw:text-box/>
      </draw:frame>
      <draw:frame presentation:style-name="Default-outline1" draw:layer="backgroundobjects" svg:width="21.855cm" svg:height="11.219cm" svg:x="1.745cm" svg:y="4.657cm" presentation:class="outline" presentation:placeholder="true">
        <draw:text-box/>
      </draw:frame>
      <draw:custom-shape draw:style-name="gr4" draw:text-style-name="P5" draw:layer="backgroundobjects" svg:width="5.292cm" svg:height="1.27cm" svg:x="19.566cm" svg:y="18.181cm">
        <text:p text:style-name="P4"><text:span text:style-name="T2"><text:page-number>&lt;number&gt;</text:page-number></text:span></text:p>
        <draw:enhanced-geometry svg:viewBox="0 0 21600 21600" draw:type="rectangle" draw:enhanced-path="M 0 0 L 21600 0 21600 21600 0 21600 0 0 Z N"/>
      </draw:custom-shape>
      <draw:custom-shape draw:style-name="gr5" draw:text-style-name="P5" draw:layer="backgroundobjects" svg:width="24.346cm" svg:height="0.119cm" svg:x="0.525cm" svg:y="3.335cm">
        <text:p/>
        <draw:enhanced-geometry svg:viewBox="0 0 21600 21600"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backgroundobjects" svg:width="5.979cm" svg:height="1.821cm" svg:x="18.994cm" svg:y="0.632cm">
        <draw:image xlink:href="Pictures/100000000000054C0000019DA8493AEF.jpg" xlink:type="simple" xlink:show="embed" xlink:actuate="onLoad">
          <text:p/>
        </draw:image>
      </draw:frame>
      <presentation:notes style:page-layout-name="PM0">
        <draw:rect draw:style-name="gr6" draw:text-style-name="P6" draw:layer="backgroundobjects" svg:width="20.32cm" svg:height="26.67cm" svg:x="0cm" svg:y="0cm">
          <text:p/>
        </draw:rect>
        <draw:frame presentation:style-name="pr1" draw:text-style-name="P7" draw:layer="backgroundobjects" svg:width="8.806cm" svg:height="1.333cm" svg:x="0cm" svg:y="0cm" presentation:class="header">
          <draw:text-box>
            <text:p text:style-name="P7"><text:span text:style-name="T3"><presentation:header/></text:span></text:p>
          </draw:text-box>
        </draw:frame>
        <draw:frame presentation:style-name="pr2" draw:text-style-name="P8" draw:layer="backgroundobjects" svg:width="8.807cm" svg:height="1.333cm" svg:x="11.508cm" svg:y="0cm" presentation:class="date-time">
          <draw:text-box>
            <text:p text:style-name="P8"><text:span text:style-name="T3"><presentation:date-time/></text:span></text:p>
          </draw:text-box>
        </draw:frame>
        <draw:page-thumbnail presentation:style-name="Default-title" draw:layer="backgroundobjects" svg:width="13.335cm" svg:height="10.002cm" svg:x="3.492cm" svg:y="2.001cm" presentation:class="page"/>
        <draw:frame presentation:style-name="Default-notes" draw:layer="backgroundobjects" svg:width="16.254cm" svg:height="12cm" svg:x="2.033cm" svg:y="12.668cm" presentation:class="notes" presentation:placeholder="true">
          <draw:text-box/>
        </draw:frame>
        <draw:frame presentation:style-name="pr3" draw:text-style-name="P7" draw:layer="backgroundobjects" svg:width="8.806cm" svg:height="1.333cm" svg:x="0cm" svg:y="25.333cm" presentation:class="footer">
          <draw:text-box>
            <text:p text:style-name="P7"><text:span text:style-name="T3"><presentation:footer/></text:span></text:p>
          </draw:text-box>
        </draw:frame>
        <draw:frame presentation:style-name="pr4" draw:text-style-name="P8" draw:layer="backgroundobjects" svg:width="8.807cm" svg:height="1.333cm" svg:x="11.508cm" svg:y="25.333cm" presentation:class="page-number">
          <draw:text-box>
            <text:p text:style-name="P8"><text:span text:style-name="T3"><text:page-number>&lt;number&gt;</text:page-number></text:span></text:p>
          </draw:text-box>
        </draw:frame>
      </presentation:notes>
    </style:master-page>
    <style:master-page style:name="Title1" style:page-layout-name="PM1" draw:style-name="dp1">
      <draw:frame draw:style-name="gr3" draw:text-style-name="P3" draw:layer="backgroundobjects" svg:width="25.4cm" svg:height="3.052cm" svg:x="0cm" svg:y="15.998cm">
        <draw:image xlink:href="Pictures/10000000000002580000007019806B54.jpg" xlink:type="simple" xlink:show="embed" xlink:actuate="onLoad">
          <text:p/>
        </draw:image>
      </draw:frame>
      <draw:frame presentation:style-name="Title1-title" draw:layer="backgroundobjects" svg:width="21.59cm" svg:height="3.176cm" svg:x="1.826cm" svg:y="5.767cm" presentation:class="title" presentation:placeholder="true">
        <draw:text-box/>
      </draw:frame>
      <draw:custom-shape draw:style-name="gr4" draw:text-style-name="P5" draw:layer="backgroundobjects" svg:width="18.49cm" svg:height="1.037cm" svg:x="0.635cm" svg:y="18.353cm">
        <text:p text:style-name="P9"><text:span text:style-name="T4">Copyright 2005-2008 SpringSource. <text:s/>Copying, publishing or distributing without express written permission is prohibited.</text:span></text:p>
        <draw:enhanced-geometry svg:viewBox="0 0 21600 21600" draw:type="rectangle" draw:enhanced-path="M 0 0 L 21600 0 21600 21600 0 21600 0 0 Z N"/>
      </draw:custom-shape>
      <draw:frame presentation:style-name="Title1-outline1" draw:layer="backgroundobjects" svg:width="22.859cm" svg:height="12.572cm" svg:x="1.27cm" svg:y="4.457cm" presentation:class="outline" presentation:placeholder="true">
        <draw:text-box/>
      </draw:frame>
      <draw:frame draw:style-name="gr3" draw:text-style-name="P3" draw:layer="backgroundobjects" svg:width="5.979cm" svg:height="1.821cm" svg:x="18.994cm" svg:y="0.632cm">
        <draw:image xlink:href="Pictures/100000000000054C0000019DA8493AEF.jpg" xlink:type="simple" xlink:show="embed" xlink:actuate="onLoad">
          <text:p/>
        </draw:image>
      </draw:frame>
      <presentation:notes style:page-layout-name="PM0">
        <draw:rect draw:style-name="gr6" draw:text-style-name="P6" draw:layer="backgroundobjects" svg:width="20.32cm" svg:height="26.67cm" svg:x="0cm" svg:y="0cm">
          <text:p/>
        </draw:rect>
        <draw:frame presentation:style-name="pr5" draw:text-style-name="P7" draw:layer="backgroundobjects" svg:width="8.806cm" svg:height="1.333cm" svg:x="0cm" svg:y="0cm" presentation:class="header">
          <draw:text-box>
            <text:p text:style-name="P7"><text:span text:style-name="T3"><presentation:header/></text:span></text:p>
          </draw:text-box>
        </draw:frame>
        <draw:frame presentation:style-name="pr6" draw:text-style-name="P8" draw:layer="backgroundobjects" svg:width="8.807cm" svg:height="1.333cm" svg:x="11.508cm" svg:y="0cm" presentation:class="date-time">
          <draw:text-box>
            <text:p text:style-name="P8"><text:span text:style-name="T3"><presentation:date-time/></text:span></text:p>
          </draw:text-box>
        </draw:frame>
        <draw:page-thumbnail presentation:style-name="Title1-title" draw:layer="backgroundobjects" svg:width="13.335cm" svg:height="10.002cm" svg:x="3.492cm" svg:y="2.001cm" presentation:class="page"/>
        <draw:frame presentation:style-name="Title1-notes" draw:layer="backgroundobjects" svg:width="16.254cm" svg:height="12cm" svg:x="2.033cm" svg:y="12.668cm" presentation:class="notes" presentation:placeholder="true">
          <draw:text-box/>
        </draw:frame>
        <draw:frame presentation:style-name="pr7" draw:text-style-name="P7" draw:layer="backgroundobjects" svg:width="8.806cm" svg:height="1.333cm" svg:x="0cm" svg:y="25.333cm" presentation:class="footer">
          <draw:text-box>
            <text:p text:style-name="P7"><text:span text:style-name="T3"><presentation:footer/></text:span></text:p>
          </draw:text-box>
        </draw:frame>
        <draw:frame presentation:style-name="pr8" draw:text-style-name="P8" draw:layer="backgroundobjects" svg:width="8.807cm" svg:height="1.333cm" svg:x="11.508cm" svg:y="25.333cm" presentation:class="page-number">
          <draw:text-box>
            <text:p text:style-name="P8"><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Unix OpenOffice.org_project/680m5$Build-9221</meta:generator>
    <dc:title>Module Name</dc:title>
    <meta:initial-creator>Mark Fisher</meta:initial-creator>
    <meta:creation-date>2006-09-22T09:51:11</meta:creation-date>
    <dc:creator>Matthew Adams</dc:creator>
    <dc:date>2008-06-04T08:36:50</dc:date>
    <meta:editing-cycles>476</meta:editing-cycles>
    <meta:editing-duration>PT3H33M22S</meta:editing-duration>
    <meta:user-defined meta:name="Info 1"/>
    <meta:user-defined meta:name="Info 2"/>
    <meta:user-defined meta:name="Info 3"/>
    <meta:user-defined meta:name="Info 4"/>
    <meta:document-statistic meta:object-count="661"/>
  </office:meta>
</office:document-meta>
</file>